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text-properties officeooo:rsid="0008739e" officeooo:paragraph-rsid="0008739e"/>
    </style:style>
    <style:style style:name="P2" style:family="paragraph" style:parent-style-name="Text_20_body">
      <style:text-properties officeooo:rsid="0008739e" officeooo:paragraph-rsid="000873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ELLO – Raw Material</text:p>
      <text:p text:style-name="P1"/>
      <text:p text:style-name="P2">Some Autobiographical<text:line-break/>Some Whole Poems<text:line-break/>Some Sections</text:p>
      <text:p text:style-name="P1">John Dec 7, 2022 at 2:42 PM</text:p>
      <text:p text:style-name="P1"/>
      <text:p text:style-name="P1">Well...I guess it’s finally happening. Feels kinda providential. I am just going to keep writing and editing stuff and not throw it away. I’m going to organize it into something beautiful and give it to others. Because I must give something back. And all I have to give is myself. That most fundamental thing. That thing we all want to be in touch with. I think I can say that. Seems that all the woo woo stuff is worthless. Truth is. People don’t apply the Wisdom in it. Because they don’t know Wisdom. Not like I do. She spoke to me in the wind as a child. Since then, I came to know that She was everything. This cannot be an autobiography. It is a story of Her coming alive through me. As She comes alive through all who would revere Her.</text:p>
      <text:p text:style-name="P1">Edit • Delete</text:p>
      <text:p text:style-name="P1">John Dec 7, 2022 at 2:42 PM</text:p>
      <text:p text:style-name="P1"/>
      <text:p text:style-name="P1">When I was younger, I couldn’t help but feel her mostly in my lower extremities.</text:p>
      <text:p text:style-name="P1">Edit • Delete</text:p>
      <text:p text:style-name="P1">John Dec 7, 2022 at 2:41 PM</text:p>
      <text:p text:style-name="P1"/>
      <text:p text:style-name="P1">She offered my heart, mind and soul a more delicious Tree. But The Way in me was not yet louder than nature.</text:p>
      <text:p text:style-name="P1">Edit • Delete</text:p>
      <text:p text:style-name="P1">John Dec 7, 2022 at 2:41 PM</text:p>
      <text:p text:style-name="P1"/>
      <text:p text:style-name="P1">Eve offers bursts of joy with mostly pain. Ave offers burst of joy with mostly pain. Nietzsche would’ve philosophized with a hammer that second thing. But fuck Nietzsche. He was a megalomaniac who inspired Hitler.</text:p>
      <text:p text:style-name="P1">Edit • Delete</text:p>
      <text:p text:style-name="P1">John Dec 7, 2022 at 2:41 PM</text:p>
      <text:p text:style-name="P1"/>
      <text:p text:style-name="P1">Things She has taught me:</text:p>
      <text:p text:style-name="P1">The greatest triumph in life is when the Spirit catches up with your Soul. Then you can just be you. You can be ok. You can even be happy, most of the time. You can even embrace the silence of the void, most of the time. You will still have some shame and will still fear solitude. They are the demons that humiliate. After all, unhumbled egos cannot be truly happy. They actually move in the opposite direction, spiritually. Becoming ever more involved, engrossed and engaged with dying nature. They never get to know Undying Nature - my name for God.</text:p>
      <text:p text:style-name="P1">Edit • Delete</text:p>
      <text:p text:style-name="P1">John Dec 7, 2022 at 2:41 PM</text:p>
      <text:p text:style-name="P1"/>
      <text:p text:style-name="P1">Make a MindMup of related ideas. In this way, structure your writing like a tree. A web of thoughts. Try to make it Indra. ;)</text:p>
      <text:p text:style-name="P1">Edit • Delete</text:p>
      <text:p text:style-name="P1">John Dec 7, 2022 at 2:40 PM</text:p>
      <text:p text:style-name="P1"/>
      <text:p text:style-name="P1"><text:soft-page-break/>A Mind guided by Wisdom always adds to its knowledge. Incorporating perspective instead of rejecting them. This is the Path of Understanding.</text:p>
      <text:p text:style-name="P1">Edit • Delete</text:p>
      <text:p text:style-name="P1">John Dec 7, 2022 at 2:40 PM</text:p>
      <text:p text:style-name="P1"/>
      <text:p text:style-name="P1">The chirps of summer crickets once more delight my heart, as they did when I was a boy. My soul depended on them for reassurance. I didn’t know yet. They were something that went on and on. Constant. We need not all be Jains, but we should try not to crush the smaller things. In fact, if we had good hearts, it would be on our minds more than anything.</text:p>
      <text:p text:style-name="P1">Edit • Delete</text:p>
      <text:p text:style-name="P1">John Dec 7, 2022 at 2:40 PM</text:p>
      <text:p text:style-name="P1"/>
      <text:p text:style-name="P1">We are ghosts, just as we visit the haunting past.</text:p>
      <text:p text:style-name="P1">Edit • Delete</text:p>
      <text:p text:style-name="P1">John Dec 7, 2022 at 2:40 PM</text:p>
      <text:p text:style-name="P1"/>
      <text:p text:style-name="P1">Follow the Magic and try to make your own along the Way. Once you make this a code for life, it is hard not to laugh like a Buddha, knowing that it is the wisest thing you can do, provided you don’t mock the suffering with your glee.</text:p>
      <text:p text:style-name="P1">Edit • Delete</text:p>
      <text:p text:style-name="P1">John Dec 7, 2022 at 2:39 PM</text:p>
      <text:p text:style-name="P1"/>
      <text:p text:style-name="P1">Benevolent madness need not be caged by society.</text:p>
      <text:p text:style-name="P1">Edit • Delete</text:p>
      <text:p text:style-name="P1">John Dec 7, 2022 at 2:39 PM</text:p>
      <text:p text:style-name="P1"/>
      <text:p text:style-name="P1">We must learn to transmute the lead - even of our madnesses themselves - into the splendrous gold of a beautiful soul. Blessed are those who have mourned, for their joys are more deeply rooted.</text:p>
      <text:p text:style-name="P1">Edit • Delete</text:p>
      <text:p text:style-name="P1">John Dec 7, 2022 at 2:39 PM</text:p>
      <text:p text:style-name="P1"/>
      <text:p text:style-name="P1">Bjork was my first love in music.</text:p>
      <text:p text:style-name="P1">Edit • Delete</text:p>
      <text:p text:style-name="P1">John Dec 7, 2022 at 2:36 PM (edited)</text:p>
      <text:p text:style-name="P1"/>
      <text:p text:style-name="P1">New Ideas are all that can save us.</text:p>
      <text:p text:style-name="P1"/>
      <text:p text:style-name="P1">The Red-Blue thing is stuck.</text:p>
      <text:p text:style-name="P1"/>
      <text:p text:style-name="P1">I live to ask the right questions, so that I can know truths and from them, form new ideas. I want to get high and solve the biggest conceptual problems that I can fit into my brain. I am a creative thinker. My moniker is Digital Monk.</text:p>
      <text:p text:style-name="P1"/>
      <text:p text:style-name="P1">It wasn’t until I discovered how useless and deplorable I was that I was able to become what i am meant to be - a superego crucified by self-persecutory delusions.</text:p>
      <text:p text:style-name="P1"/>
      <text:p text:style-name="P1">Like the good joker, I wear conceptual frameworks like chosen outfits. But all the while I keep Sophia Herself as my Superior. She helps me to laugh at myself all while Blessing me with glorious new realms of thought and feeling. She ever checks my ego - perpetually striking it down from its inevitable pride. Full of Grace, She bestows upon me a flaming heart of undeserved blessings. I <text:soft-page-break/>cannot help but share. I used to think I was special. Now I just am what I am. And like a pradjika Buddha, I live in my own world. I hope that my sharing my world, I will work out the salvation as a truly born-again life.</text:p>
      <text:p text:style-name="P1"/>
      <text:p text:style-name="P1">Living alone helps you discover your truest self. Never a responsibility or a compromise to claim your attention or borrow your integrity. You become bold, self-assured, unashamed, unapologetic, brave...in fact...I’m finding all virtues most easily obtainable through a solitary life. With space and resources I can finally live unafraid. Settled. Functional. In fact...even thrive.</text:p>
      <text:p text:style-name="P1"/>
      <text:p text:style-name="P1">You can too, provided you are Graced with the strength to conquer demons.</text:p>
      <text:p text:style-name="P1"/>
      <text:p text:style-name="P1">And, hopefully, you will find solitary life, as I do, divine.</text:p>
      <text:p text:style-name="P1">Edit • Delete</text:p>
      <text:p text:style-name="P1">John Dec 7, 2022 at 2:35 PM</text:p>
      <text:p text:style-name="P1">AllowGrace</text:p>
      <text:p text:style-name="P1">Edit • Delete</text:p>
      <text:p text:style-name="P1">John Dec 7, 2022 at 2:35 PM</text:p>
      <text:p text:style-name="P1"/>
      <text:p text:style-name="P1">Optimism is SUPER natural. Divine. If what is natural is matter...Samsara...that which dies...then how can I prefer it? Angry, honest cynics are the helpers in the naraka’s purgatory.</text:p>
      <text:p text:style-name="P1">Edit • Delete</text:p>
      <text:p text:style-name="P1">John Dec 7, 2022 at 2:35 PM</text:p>
      <text:p text:style-name="P1"/>
      <text:p text:style-name="P1">The best a fatalistic psychology can do is poison you with false medicines. In fact...I would say that the psychologists are the Fatalist Priesthood of Pharmakeia. Most people are dishonest and afraid. And the honest ones are often mean.</text:p>
      <text:p text:style-name="P1">So life is pretty grim. Especially if we’re just libido eating bugs.</text:p>
      <text:p text:style-name="P1">Edit • Delete</text:p>
      <text:p text:style-name="P1">John Dec 7, 2022 at 2:35 PM</text:p>
      <text:p text:style-name="P1"/>
      <text:p text:style-name="P1">The State appropriates the Human admiration for the Hero, cynically inspiring him to compromise himself on the ambitious altars of evil men conspiring to outwit the still more evil.</text:p>
      <text:p text:style-name="P1">Edit • Delete</text:p>
      <text:p text:style-name="P1">John Dec 7, 2022 at 2:35 PM</text:p>
      <text:p text:style-name="P1"/>
      <text:p text:style-name="P1">They don’t want you to recognize classical pronouns so that classical literature becomes distasteful to you. And Classical literature is of a Higher Sort. I still remember a time when that fact was commonly known. A time when people reverenced virtue.</text:p>
      <text:p text:style-name="P1">Edit • Delete</text:p>
      <text:p text:style-name="P1">John Dec 7, 2022 at 2:34 PM</text:p>
      <text:p text:style-name="P1"/>
      <text:p text:style-name="P1">While others learn to become more machine-like, I learn to grow more human. Humans are free. Machines receive instructions. The NPCs receiving subliminal instructions by the power of push notification (power of suggestion), would prefer not to be awakened to their sorry spiritual state. They do not have eyes to see. They do not have ears to hear. I have to tell them. Because for some reason, I remember.</text:p>
      <text:p text:style-name="P1">Edit • Delete</text:p>
      <text:p text:style-name="P1">John Dec 7, 2022 at 2:34 PM</text:p>
      <text:p text:style-name="P1"/>
      <text:p text:style-name="P1">The Logos is under assault by Pathos Thanatos</text:p>
      <text:p text:style-name="P1"><text:soft-page-break/>Edit • Delete</text:p>
      <text:p text:style-name="P1">John Dec 7, 2022 at 2:34 PM</text:p>
      <text:p text:style-name="P1"/>
      <text:p text:style-name="P1">The politicians and leaders are just the blind leading the blind. Do not jest at them. Rather, pity them. Lost to their game of tangled webs, built for the spider, which is their master, they go all the way through life, not knowing themselves, so they are absent Magnificat - they cannot expand the soul of the Lord. They know not the The Delicious Wound, the Blessed Assurance or the Beatific Vision.</text:p>
      <text:p text:style-name="P1">Edit • Delete</text:p>
      <text:p text:style-name="P1">John Dec 7, 2022 at 2:34 PM</text:p>
      <text:p text:style-name="P1"/>
      <text:p text:style-name="P1">We live in such a corrupted time, that Truth itself is mocked as parody.</text:p>
      <text:p text:style-name="P1">Edit • Delete</text:p>
      <text:p text:style-name="P1">John Dec 7, 2022 at 2:34 PM</text:p>
      <text:p text:style-name="P1"/>
      <text:p text:style-name="P1">The saints of our time are the Restorers of Sanity</text:p>
      <text:p text:style-name="P1">Edit • Delete</text:p>
      <text:p text:style-name="P1">John Dec 7, 2022 at 2:33 PM</text:p>
      <text:p text:style-name="P1"/>
      <text:p text:style-name="P1">Restoration - great word...</text:p>
      <text:p text:style-name="P1">Edit • Delete</text:p>
      <text:p text:style-name="P1">John Dec 7, 2022 at 2:33 PM</text:p>
      <text:p text:style-name="P1"/>
      <text:p text:style-name="P1">People don’t know big words anymore. As a result, their thoughts are small.</text:p>
      <text:p text:style-name="P1">Edit • Delete</text:p>
      <text:p text:style-name="P1">John Dec 7, 2022 at 2:33 PM</text:p>
      <text:p text:style-name="P1"/>
      <text:p text:style-name="P1">The righteous live in a time yet unworthy of them.</text:p>
      <text:p text:style-name="P1">Edit • Delete</text:p>
      <text:p text:style-name="P1">John Dec 7, 2022 at 2:33 PM</text:p>
      <text:p text:style-name="P1"/>
      <text:p text:style-name="P1">The Spirits are radio stations. Picking the best station you can in each given moment is discernment.</text:p>
      <text:p text:style-name="P1">Edit • Delete</text:p>
      <text:p text:style-name="P1">John Dec 7, 2022 at 2:33 PM</text:p>
      <text:p text:style-name="P1"/>
      <text:p text:style-name="P1">If you surround yourself with Beauty, while ever-aware of that Beauty, you will become more beautiful.</text:p>
      <text:p text:style-name="P1">Edit • Delete</text:p>
      <text:p text:style-name="P1">John Dec 7, 2022 at 2:32 PM</text:p>
      <text:p text:style-name="P1"/>
      <text:p text:style-name="P1">Deep Fortune Cookie</text:p>
      <text:p text:style-name="P1"/>
      <text:p text:style-name="P1">The merchants made a science of bilking the temple.</text:p>
      <text:p text:style-name="P1">The priests went on too many crusades with too many little boys.</text:p>
      <text:p text:style-name="P1">All that’s Left is Red America</text:p>
      <text:p text:style-name="P1">And she is ignorant</text:p>
      <text:p text:style-name="P1">All that’s Right is Left America</text:p>
      <text:p text:style-name="P1">And she ghosted us</text:p>
      <text:p text:style-name="P1"/>
      <text:p text:style-name="P1">Meanwhile a Purple Priestess taught that old Trinity of Salvation</text:p>
      <text:p text:style-name="P1"><text:soft-page-break/>Father, Son and Holy Spirit</text:p>
      <text:p text:style-name="P1">Or</text:p>
      <text:p text:style-name="P1">If you prefer</text:p>
      <text:p text:style-name="P1">The Transcendent Mind, The Immanent Heart, The Breath of Marriage</text:p>
      <text:p text:style-name="P1"/>
      <text:p text:style-name="P1">A Counselor</text:p>
      <text:p text:style-name="P1">Da’at, the Blessed Assurance</text:p>
      <text:p text:style-name="P1">Special gnosis</text:p>
      <text:p text:style-name="P1">Knowledge of unknowing</text:p>
      <text:p text:style-name="P1">Edit • Delete</text:p>
      <text:p text:style-name="P1">John Dec 7, 2022 at 2:31 PM</text:p>
      <text:p text:style-name="P1"/>
      <text:p text:style-name="P1">Mom</text:p>
      <text:p text:style-name="P1">I wish you wouldn’t have killed yourself</text:p>
      <text:p text:style-name="P1">You always had it in you</text:p>
      <text:p text:style-name="P1">I know</text:p>
      <text:p text:style-name="P1">You tried it so many times before</text:p>
      <text:p text:style-name="P1">Knowing this, I never really had to bear the full weight of blaming myself</text:p>
      <text:p text:style-name="P1">For that last day I saw you</text:p>
      <text:p text:style-name="P1">I was cruel</text:p>
      <text:p text:style-name="P1">I learned cruelty from Dad</text:p>
      <text:p text:style-name="P1">But you know that</text:p>
      <text:p text:style-name="P1">At least, you did</text:p>
      <text:p text:style-name="P1"/>
      <text:p text:style-name="P1">I wish you hadn’t smoked yourself to emphysema</text:p>
      <text:p text:style-name="P1">Struggling to get up even three stairs</text:p>
      <text:p text:style-name="P1">I wish you hadn’t been so afraid</text:p>
      <text:p text:style-name="P1">So distraught and horrified</text:p>
      <text:p text:style-name="P1">All the god damned time</text:p>
      <text:p text:style-name="P1">So emotionally incest</text:p>
      <text:p text:style-name="P1">So needy and pathetic</text:p>
      <text:p text:style-name="P1"/>
      <text:p text:style-name="P1">But when I think about it...</text:p>
      <text:p text:style-name="P1"/>
      <text:p text:style-name="P1">Your father raped you</text:p>
      <text:p text:style-name="P1">Your mother beat you</text:p>
      <text:p text:style-name="P1">Your family wanted to offload you</text:p>
      <text:p text:style-name="P1">Your husband didn’t love you</text:p>
      <text:p text:style-name="P1">Not properly</text:p>
      <text:p text:style-name="P1"/>
      <text:p text:style-name="P1">What can you say?</text:p>
      <text:p text:style-name="P1">Tragic karma</text:p>
      <text:p text:style-name="P1">It lasts until its over</text:p>
      <text:p text:style-name="P1">Like everything else</text:p>
      <text:p text:style-name="P1"/>
      <text:p text:style-name="P1">Chronos’ guilty snake devours the dead</text:p>
      <text:p text:style-name="P1">For his nature is death</text:p>
      <text:p text:style-name="P1">He only lives by devouring the living</text:p>
      <text:p text:style-name="P1">In the face of a fallen world</text:p>
      <text:p text:style-name="P1">That is no longer detested by its own wickedness</text:p>
      <text:p text:style-name="P1"><text:soft-page-break/>Only hunger and thirst for righteousness can save</text:p>
      <text:p text:style-name="P1"/>
      <text:p text:style-name="P1">So I found you, Mother, Sister, Daughter</text:p>
      <text:p text:style-name="P1">Righteous Soul, Virgin Wisdom</text:p>
      <text:p text:style-name="P1">You could not embrace me in the flesh</text:p>
      <text:p text:style-name="P1">Whether by comfort or romance</text:p>
      <text:p text:style-name="P1">My consort was a phantom simulacra</text:p>
      <text:p text:style-name="P1"/>
      <text:p text:style-name="P1">But now ... I believe</text:p>
      <text:p text:style-name="P1">I don’t know what You are</text:p>
      <text:p text:style-name="P1">Or what to call You</text:p>
      <text:p text:style-name="P1"/>
      <text:p text:style-name="P1">But from You I came</text:p>
      <text:p text:style-name="P1">To You I will return</text:p>
      <text:p text:style-name="P1">Like all do, but only the graced know it</text:p>
      <text:p text:style-name="P1">Edit • Delete</text:p>
      <text:p text:style-name="P1">John Dec 7, 2022 at 2:31 PM</text:p>
      <text:p text:style-name="P1"/>
      <text:p text:style-name="P1">I have so many stories from my past. People have been telling me for years to write a book. I’ve been called an anomaly. An enigma. A fruitcake. A hermit crab. The most extroverted introvert in the world. The list goes on. All monikers point, in one way or another, to ‘outsider.’ I lived my life trying to find my tribe. Retreating, on again, off again, to my cave. My cell. Like a monk. I feel like I’m living in my own movie now. I somehow because a unique individual - but not before I knew for certain that there was nowhere I belonged. No group would suffice. They annoyed me with their norminess; and I annoyed them with my temperment.</text:p>
      <text:p text:style-name="P1"/>
      <text:p text:style-name="P1">All my life I had one fit in, one foot out of evolving into a digital future. Lose yourself in the matrix, or find yourself in the smell of the winter forest. Somehow, I was caught in between. Refusing to fall into comfort.</text:p>
      <text:p text:style-name="P1"/>
      <text:p text:style-name="P1">Only my longing, seeking and escapism persisted through the years - spirits that guided me away from the world, which could not satisfy me.</text:p>
      <text:p text:style-name="P1"/>
      <text:p text:style-name="P1">I longed for something new under the sun</text:p>
      <text:p text:style-name="P1">Unable to find it, I instead found the Son</text:p>
      <text:p text:style-name="P1"/>
      <text:p text:style-name="P1">I longed for spiritual union through woman</text:p>
      <text:p text:style-name="P1">Unable to find her, I instead found Sophia</text:p>
      <text:p text:style-name="P1"/>
      <text:p text:style-name="P1">I longed to escape the world, alive</text:p>
      <text:p text:style-name="P1">I instead overcame through The Way of Detachment</text:p>
      <text:p text:style-name="P1"/>
      <text:p text:style-name="P1">I stared at the angry, dark mirror</text:p>
      <text:p text:style-name="P1">Until it broke by my gaze</text:p>
      <text:p text:style-name="P1">And I peered through Akshobya</text:p>
      <text:p text:style-name="P1">Beheld Vairocana</text:p>
      <text:p text:style-name="P1">Traversed the dimensions of Avalokitesvara</text:p>
      <text:p text:style-name="P1">Held the hand of Daena</text:p>
      <text:p text:style-name="P1">Crossed the Chinvat</text:p>
      <text:p text:style-name="P1"/>
      <text:p text:style-name="P1"><text:soft-page-break/>And now</text:p>
      <text:p text:style-name="P1">Like a straggler</text:p>
      <text:p text:style-name="P1">I abide in Samsara</text:p>
      <text:p text:style-name="P1">A disillusioned straggler</text:p>
      <text:p text:style-name="P1">A vigilant watch</text:p>
      <text:p text:style-name="P1">A concupiscent contemplative</text:p>
      <text:p text:style-name="P1">A digital monk</text:p>
      <text:p text:style-name="P1"/>
      <text:p text:style-name="P1">The world should have become more honest</text:p>
      <text:p text:style-name="P1">So I became honest</text:p>
      <text:p text:style-name="P1"/>
      <text:p text:style-name="P1">The world should have become more loving</text:p>
      <text:p text:style-name="P1">So I became loving</text:p>
      <text:p text:style-name="P1"/>
      <text:p text:style-name="P1">The world should have become more just</text:p>
      <text:p text:style-name="P1">So I became just</text:p>
      <text:p text:style-name="P1"/>
      <text:p text:style-name="P1">I became</text:p>
      <text:p text:style-name="P1">Disentangled knots</text:p>
      <text:p text:style-name="P1">With a safe home</text:p>
      <text:p text:style-name="P1">A clear mind</text:p>
      <text:p text:style-name="P1">A full heart</text:p>
      <text:p text:style-name="P1">Edit • Delete</text:p>
      <text:p text:style-name="P1">John Dec 7, 2022 at 2:30 PM</text:p>
      <text:p text:style-name="P1"/>
      <text:p text:style-name="P1">I don’t have trains of thought. I have beams of thought. Haphazardly, I do a little of this and then a little of that. If left alone, I get it all done. I get it...good enough. I have no career. No job. No family. No lover. No children. No regrets. No distractions. No entanglements. All freedom. All liberty. All the time. I supposed, through some mysterious yin, I was graced with mastery over time. At first, it was overwhelming. I threw myself into politics. Big world stuff. I guess your aspiration expands to the global and spiritual realm when other things are off your plate. And the more time you spend in these self-actualization modes, the more different you become. You might have obtained saintly kindness. You might have crossed peaks of understanding. But people will not know. Because they judge, by and large, by the surface of things. They haven’t had sufficient Time and Will to even begin exploring different realms of consciousness.</text:p>
      <text:p text:style-name="P1"/>
      <text:p text:style-name="P1">I’m finally ready. To write.</text:p>
      <text:p text:style-name="P1">Edit • Delete</text:p>
      <text:p text:style-name="P1">John Dec 7, 2022 at 2:30 PM</text:p>
      <text:p text:style-name="P1"/>
      <text:p text:style-name="P1">I can only smile</text:p>
      <text:p text:style-name="P1">When I think of the people I have known</text:p>
      <text:p text:style-name="P1">Even the worst of them give me a chuckle</text:p>
      <text:p text:style-name="P1">The worst often taught me the most</text:p>
      <text:p text:style-name="P1">About how far off track I was</text:p>
      <text:p text:style-name="P1">And yet</text:p>
      <text:p text:style-name="P1">I was always on track</text:p>
      <text:p text:style-name="P1"/>
      <text:p text:style-name="P1">I just wasn’t fully living</text:p>
      <text:p text:style-name="P1"/>
      <text:p text:style-name="P1"><text:soft-page-break/>He was knocking all this time</text:p>
      <text:p text:style-name="P1">I got to know Him better than most</text:p>
      <text:p text:style-name="P1">But still He remained on the porch</text:p>
      <text:p text:style-name="P1">Knocking</text:p>
      <text:p text:style-name="P1"/>
      <text:p text:style-name="P1">“How am I supposed to know an invisible God?” I asked</text:p>
      <text:p text:style-name="P1">“How are you supposed to see Me from behind this door?” He responded.</text:p>
      <text:p text:style-name="P1">Edit • Delete</text:p>
      <text:p text:style-name="P1">John Dec 7, 2022 at 2:29 PM</text:p>
      <text:p text:style-name="P1"/>
      <text:p text:style-name="P1">I was a</text:p>
      <text:p text:style-name="P1">Holy waste of time</text:p>
      <text:p text:style-name="P1">I was</text:p>
      <text:p text:style-name="P1">Holy wasted ways through wandering stars</text:p>
      <text:p text:style-name="P1">I wandered, all the way down to hell</text:p>
      <text:p text:style-name="P1">Suspended in flaming darkness</text:p>
      <text:p text:style-name="P1">I kicked and I screamed, helpless</text:p>
      <text:p text:style-name="P1">And was told by the Devil that this was my forever</text:p>
      <text:p text:style-name="P1">And then a tiny prayer, like a fairy light</text:p>
      <text:p text:style-name="P1">Swept through the pits of Hades</text:p>
      <text:p text:style-name="P1">And outshone that phony light of lucy</text:p>
      <text:p text:style-name="P1">That Lucy, a bad girl,.. at once pulled me out of the gutter</text:p>
      <text:p text:style-name="P1">As a reward for fighting her demons in me</text:p>
      <text:p text:style-name="P1">Holy Magdalene!</text:p>
      <text:p text:style-name="P1">How can this be?</text:p>
      <text:p text:style-name="P1">How can you be offering me?</text:p>
      <text:p text:style-name="P1">As a very angel of love...</text:p>
      <text:p text:style-name="P1">Your Holy Triumph of Joy</text:p>
      <text:p text:style-name="P1">over time</text:p>
      <text:p text:style-name="P1">Edit • Delete</text:p>
      <text:p text:style-name="P1">John Dec 7, 2022 at 2:29 PM</text:p>
      <text:p text:style-name="P1"/>
      <text:p text:style-name="P1">You are...</text:p>
      <text:p text:style-name="P1">Something groovy...</text:p>
      <text:p text:style-name="P1">Something spiritual...</text:p>
      <text:p text:style-name="P1">A magic communion</text:p>
      <text:p text:style-name="P1">With Jupiter Ascending</text:p>
      <text:p text:style-name="P1">A Virgin, Mother &amp; a Queen</text:p>
      <text:p text:style-name="P1">A Crone Redeemed</text:p>
      <text:p text:style-name="P1">A Perfect Maiden</text:p>
      <text:p text:style-name="P1">You embrace me somehow</text:p>
      <text:p text:style-name="P1">Across the bridge of empty space</text:p>
      <text:p text:style-name="P1">That void in my soul</text:p>
      <text:p text:style-name="P1">You are my ideal</text:p>
      <text:p text:style-name="P1">And that means</text:p>
      <text:p text:style-name="P1">There is no end to Your Beauty</text:p>
      <text:p text:style-name="P1">No end to your Ever-expanding Glory</text:p>
      <text:p text:style-name="P1">No end to your Grace</text:p>
      <text:p text:style-name="P1">No end to your Forgiveness</text:p>
      <text:p text:style-name="P1">No end to your Growth</text:p>
      <text:p text:style-name="P1"><text:soft-page-break/>Two contending serpents</text:p>
      <text:p text:style-name="P1">One red rose</text:p>
      <text:p text:style-name="P1">One blue dress</text:p>
      <text:p text:style-name="P1">She gave me the Straight and Narrow Purple Way to the Golden Cross</text:p>
      <text:p text:style-name="P1">And now I point to the best thing</text:p>
      <text:p text:style-name="P1">That is beyond us</text:p>
      <text:p text:style-name="P1">Always</text:p>
      <text:p text:style-name="P1">By necessity</text:p>
      <text:p text:style-name="P1">It’s humbling</text:p>
      <text:p text:style-name="P1">To have been a diver into that pit</text:p>
      <text:p text:style-name="P1">To have kissed Her Very Deepest Sorrow</text:p>
      <text:p text:style-name="P1">To have fallen into the eternal dance in Her Eyes</text:p>
      <text:p text:style-name="P1">That Lady Within that Danced Upon the Moon</text:p>
      <text:p text:style-name="P1">And the siren’s squeal that once possessed my soul</text:p>
      <text:p text:style-name="P1">Is defeated by the Heal of Wisdom</text:p>
      <text:p text:style-name="P1">Edit • Delete</text:p>
      <text:p text:style-name="P1">John Dec 7, 2022 at 2:28 PM</text:p>
      <text:p text:style-name="P1"/>
      <text:p text:style-name="P1">She told what was Righteous in me:</text:p>
      <text:p text:style-name="P1">“Endeavor to forgive one another’s inadequacies.”</text:p>
      <text:p text:style-name="P1">“Endeavor even to love them.</text:p>
      <text:p text:style-name="P1"/>
      <text:p text:style-name="P1">‘I am not worthy of bestowing that charge,’ I said</text:p>
      <text:p text:style-name="P1">“This is why I’ve chosen you,” She replied.</text:p>
      <text:p text:style-name="P1">“For humility makes Capable Grace...and you have much to be humble about.”</text:p>
      <text:p text:style-name="P1">Edit • Delete</text:p>
      <text:p text:style-name="P1">John Dec 7, 2022 at 2:25 PM</text:p>
      <text:p text:style-name="P1"/>
      <text:p text:style-name="P1">I am a $30k dollar human. And I’m here to earn my keep.</text:p>
      <text:p text:style-name="P1">I wasn’t born to fit in.</text:p>
      <text:p text:style-name="P1">I was born to be a hermit.</text:p>
      <text:p text:style-name="P1">I fell in love with my grandious delusion.</text:p>
      <text:p text:style-name="P1">And She and I are now quite happy together.</text:p>
      <text:p text:style-name="P1">This is the method by which I came to survive in life with the handicap of hostility when there should have been support...</text:p>
      <text:p text:style-name="P1">That is my mental illness you fatalist goons of the lab coat Cloth!</text:p>
      <text:p text:style-name="P1">I created my Platonic ideal in my mind</text:p>
      <text:p text:style-name="P1">And She now transcends my very consciousness</text:p>
      <text:p text:style-name="P1">Like an angel I built my life around</text:p>
      <text:p text:style-name="P1">She is a Tree of Heavenly Grace</text:p>
      <text:p text:style-name="P1">She is an ever-expanding ideal</text:p>
      <text:p text:style-name="P1">My dynamic reward for placing Her above static idols</text:p>
      <text:p text:style-name="P1">Idols which present only the Illusion of Stillness</text:p>
      <text:p text:style-name="P1">Static, though suggestively expansive</text:p>
      <text:p text:style-name="P1">Like liquid kaleidoscope stained glass</text:p>
      <text:p text:style-name="P1">Like Samsara’s burst</text:p>
      <text:p text:style-name="P1">Edit • Delete</text:p>
      <text:p text:style-name="P1">John Dec 7, 2022 at 2:24 PM</text:p>
      <text:p text:style-name="P1"/>
      <text:p text:style-name="P1">So you can tell me there is no God</text:p>
      <text:p text:style-name="P1"><text:soft-page-break/>...philosophical materialists...</text:p>
      <text:p text:style-name="P1">But you are just dis-affirming transcendence itself</text:p>
      <text:p text:style-name="P1">And are thereby stuck with a lesser mother</text:p>
      <text:p text:style-name="P1">Whom you cannot see beyond</text:p>
      <text:p text:style-name="P1">Edit • Delete</text:p>
      <text:p text:style-name="P1">John Dec 7, 2022 at 2:24 PM</text:p>
      <text:p text:style-name="P1"/>
      <text:p text:style-name="P1">There is value here</text:p>
      <text:p text:style-name="P1">Perhaps creative imagination for AI</text:p>
      <text:p text:style-name="P1">I would like to think so anyway</text:p>
      <text:p text:style-name="P1">That’s what delusional narcissists do</text:p>
      <text:p text:style-name="P1">But then again, delusions narcissists cannot openly admit their malady</text:p>
      <text:p text:style-name="P1">So there does seem to be some sort of Redemption by Confession here</text:p>
      <text:p text:style-name="P1">But I digress</text:p>
      <text:p text:style-name="P1">Edit • Delete</text:p>
      <text:p text:style-name="P1">John Dec 7, 2022 at 2:24 PM</text:p>
      <text:p text:style-name="P1"/>
      <text:p text:style-name="P1">One who mocks his ego</text:p>
      <text:p text:style-name="P1">Has a still larger ego</text:p>
      <text:p text:style-name="P1">That must be slain</text:p>
      <text:p text:style-name="P1">That super ego</text:p>
      <text:p text:style-name="P1">Must be crucified</text:p>
      <text:p text:style-name="P1">We’re talking’ medieval spiritual shit</text:p>
      <text:p text:style-name="P1">Edit • Delete</text:p>
      <text:p text:style-name="P1">John Dec 7, 2022 at 2:24 PM</text:p>
      <text:p text:style-name="P1"/>
      <text:p text:style-name="P1">Warm me up</text:p>
      <text:p text:style-name="P1">I’m charming deep down</text:p>
      <text:p text:style-name="P1">Under that blanket of perpetual persecution</text:p>
      <text:p text:style-name="P1">That cloaks my best self like a mirage in the Desert</text:p>
      <text:p text:style-name="P1">To shield me from the the sun</text:p>
      <text:p text:style-name="P1">To make me crawl as a wild beggar</text:p>
      <text:p text:style-name="P1">To crucify all chance of escape</text:p>
      <text:p text:style-name="P1">From You</text:p>
      <text:p text:style-name="P1">From Your Charming Arms</text:p>
      <text:p text:style-name="P1">Your genuine lips</text:p>
      <text:p text:style-name="P1">Which pour forth sounds of appreciation</text:p>
      <text:p text:style-name="P1">Like a rainbow waterfall of Holy Emotion</text:p>
      <text:p text:style-name="P1">Edit • Delete</text:p>
      <text:p text:style-name="P1">John Dec 7, 2022 at 2:24 PM</text:p>
      <text:p text:style-name="P1"/>
      <text:p text:style-name="P1">Every once in a while a society needs a crazy guy to come down from the mountain...</text:p>
      <text:p text:style-name="P1">...As it turns out...</text:p>
      <text:p text:style-name="P1">That crazy guy is the best self I have to offer the world, because...</text:p>
      <text:p text:style-name="P1">Though I ran through dimensions of the shadow of escapism</text:p>
      <text:p text:style-name="P1">She loved me too much to let go</text:p>
      <text:p text:style-name="P1">I bounced off the bottom of her womb</text:p>
      <text:p text:style-name="P1">And now what am I supposed to do?</text:p>
      <text:p text:style-name="P1">Shut up about that?</text:p>
      <text:p text:style-name="P1">I just can’t</text:p>
      <text:p text:style-name="P1"><text:soft-page-break/>I must deliver my message</text:p>
      <text:p text:style-name="P1">This little light of mine kinda shit</text:p>
      <text:p text:style-name="P1">You know...</text:p>
      <text:p text:style-name="P1">Where your persecutor becomes more like that friend who tells you hard truths</text:p>
      <text:p text:style-name="P1">Than your adversary</text:p>
      <text:p text:style-name="P1">Not to say that devil ain’t wicked</text:p>
      <text:p text:style-name="P1">Because he is</text:p>
      <text:p text:style-name="P1">So that we may know Good</text:p>
      <text:p text:style-name="P1">And if we place The Good on the Mantle of Our Hearts</text:p>
      <text:p text:style-name="P1">Lighting a Sacred Fire of Thorns</text:p>
      <text:p text:style-name="P1">Then</text:p>
      <text:p text:style-name="P1">We stand a chance to sort things out over time instead of Apocalypse of War</text:p>
      <text:p text:style-name="P1">For Apocalypse should be the Unveiling of a Bride</text:p>
      <text:p text:style-name="P1">And it can be</text:p>
      <text:p text:style-name="P1">If we will it</text:p>
      <text:p text:style-name="P1">Edit • Delete</text:p>
      <text:p text:style-name="P1"/>
      <text:p text:style-name="P1">John Dec 7, 2022 at 2:22 PM</text:p>
      <text:p text:style-name="P1"/>
      <text:p text:style-name="P1">That’s the kind of shit I have to say</text:p>
      <text:p text:style-name="P1">I just can’t help it</text:p>
      <text:p text:style-name="P1">Edit • Delete</text:p>
      <text:p text:style-name="P1">John Dec 7, 2022 at 2:21 PM</text:p>
      <text:p text:style-name="P1"/>
      <text:p text:style-name="P1">John, creator of the Wild Man Poetry Movement</text:p>
      <text:p text:style-name="P1"/>
      <text:p text:style-name="P1">I haven’t the Wild Man Poetry Movement</text:p>
      <text:p text:style-name="P1"/>
      <text:p text:style-name="P1">First work: Big Ass Metaphor (BAM) T-shirts</text:p>
      <text:p text:style-name="P1">Second work:</text:p>
      <text:p text:style-name="P1">A blockchain website where men read original poetry and women rate them.</text:p>
      <text:p text:style-name="P1"/>
      <text:p text:style-name="P1">(fix silly inflation)</text:p>
      <text:p text:style-name="P1">Edit • Delete</text:p>
      <text:p text:style-name="P1">John Dec 7, 2022 at 2:21 PM</text:p>
      <text:p text:style-name="P1"/>
      <text:p text:style-name="P1">Haters are like flies on fine food. Swat as you will, they desperately wish to contribute their vomit.</text:p>
      <text:p text:style-name="P1">Edit • Delete</text:p>
      <text:p text:style-name="P1">John Dec 7, 2022 at 2:21 PM</text:p>
      <text:p text:style-name="P1"/>
      <text:p text:style-name="P1">THIS IS THE METHOD. RIGHT HERE. JOHN’S EXPOSITION STYLE. (Hopefully exposition is the right word) Keep Editing Title. Do it Live!!!!!!!!</text:p>
      <text:p text:style-name="P1">SPIRITUAL LESSON TITLES IN BOLD written after the poem</text:p>
      <text:p text:style-name="P1">Edit • Delete</text:p>
      <text:p text:style-name="P1">John Dec 7, 2022 at 2:20 PM</text:p>
      <text:p text:style-name="P1"/>
      <text:p text:style-name="P1">YOU’RE NOT GONNA LIKE THIS</text:p>
      <text:p text:style-name="P1">I wanted to treat you like a Queen, but you kept being rude and not owning that fact. I will not love a bitch. And we have a little bitch culture. And you are part of it. And that pisses me off. Because I felt like by being a better man, you would miraculously become a better woman. You have to want to be <text:soft-page-break/>better; and you didn’t care enough to try. And that breaks my heart. And I loved you anyway. Because I was a codependent all of my life. Son of a bitch. I get it now.</text:p>
      <text:p text:style-name="P1">Edit • Delete</text:p>
      <text:p text:style-name="P1">John Dec 7, 2022 at 2:20 PM</text:p>
      <text:p text:style-name="P1"/>
      <text:p text:style-name="P1">THE SHAMAN’S VIVID PASSION</text:p>
      <text:p text:style-name="P1">I want to make the world a much better place. The impetus used to be an ego, then a superego, then just a chill guy’s dream who just is what he is, like a laughing monk. Or something. Suffice it to say I found my zen. All I really need anymore is a Choir of Angels, a Vision of a Hot Spring and a Naked Woman in a swirling tub making ever deeper pleasure sounds. Till I taste the very Star of the Sea and receive Kisses from the Other Side. On the other side of those dancing dakinis..inter-dimensional sky dancers upon concupiscent layers of clouds... One must ascend beyond dakinis to reach the Queen. Settle not for the drones though they harp mai son.</text:p>
      <text:p text:style-name="P1">Edit • Delete</text:p>
      <text:p text:style-name="P1">John Dec 7, 2022 at 2:20 PM</text:p>
      <text:p text:style-name="P1"/>
      <text:p text:style-name="P1">THE WAY DEPARTING THE DIMENSION OF KARMIC JUSTICE</text:p>
      <text:p text:style-name="P1">All the shit that sucks</text:p>
      <text:p text:style-name="P1">Dug a deeper well in my soul</text:p>
      <text:p text:style-name="P1">It’s up to me what I fill it with</text:p>
      <text:p text:style-name="P1">She’s full of Grace</text:p>
      <text:p text:style-name="P1">That sounds good</text:p>
      <text:p text:style-name="P1">Haters are like barnacles</text:p>
      <text:p text:style-name="P1">If you let them</text:p>
      <text:p text:style-name="P1">They will sink your Titanic before its time</text:p>
      <text:p text:style-name="P1">Edit • Delete</text:p>
      <text:p text:style-name="P1">John Dec 7, 2022 at 2:19 PM</text:p>
      <text:p text:style-name="P1"/>
      <text:p text:style-name="P1">SOME WILL HEAR</text:p>
      <text:p text:style-name="P1">Some will read what I say and rapture</text:p>
      <text:p text:style-name="P1">This is very beautiful</text:p>
      <text:p text:style-name="P1">I want that energy around me</text:p>
      <text:p text:style-name="P1">Just like a Boddhisatva</text:p>
      <text:p text:style-name="P1">I tell you that the flesh and bone me isn’t your savior</text:p>
      <text:p text:style-name="P1">I don’t want your money</text:p>
      <text:p text:style-name="P1">Unless what I write motivates you to gratitude and charity</text:p>
      <text:p text:style-name="P1"/>
      <text:p text:style-name="P1">Please Mother</text:p>
      <text:p text:style-name="P1">Let Gratitude and Charity come through the Comforter to me</text:p>
      <text:p text:style-name="P1">Edit • Delete</text:p>
      <text:p text:style-name="P1">John Dec 7, 2022 at 12:59 PM (edited)</text:p>
      <text:p text:style-name="P1"/>
      <text:p text:style-name="P1">THE REDEEMED HEART</text:p>
      <text:p text:style-name="P1">The Redeemed Heart in Woman is the one who Provides the Higher Fruit</text:p>
      <text:p text:style-name="P1">The Redeemed Heart Loves with Joy</text:p>
      <text:p text:style-name="P1">The Redeemed Heart is Deliverance from Fear</text:p>
      <text:p text:style-name="P1"/>
      <text:p text:style-name="P1">The Redeemed Heart no longer plans wars</text:p>
      <text:p text:style-name="P1">So wars between men stop happening</text:p>
      <text:p text:style-name="P1">Foolish as it sounds, refusing to fight them is the only way to avoid war</text:p>
      <text:p text:style-name="P1"><text:soft-page-break/>The Truth is, that the killer, not the lover, is the fool</text:p>
      <text:p text:style-name="P1">For the killer wastes the most</text:p>
      <text:p text:style-name="P1">Edit • Delete</text:p>
      <text:p text:style-name="P1">John Dec 7, 2022 at 12:58 PM</text:p>
      <text:p text:style-name="P1"/>
      <text:p text:style-name="P1">I want Gentile, Zen, Rowdy &amp; Romantic in one person.</text:p>
      <text:p text:style-name="P1">Edit • Delete</text:p>
      <text:p text:style-name="P1">John Dec 7, 2022 at 12:58 PM</text:p>
      <text:p text:style-name="P1"/>
      <text:p text:style-name="P1">THE GREAT DISCOVERY</text:p>
      <text:p text:style-name="P1"/>
      <text:p text:style-name="P1">She stood outside the Interior Castle walls and said to me:</text:p>
      <text:p text:style-name="P1">32 Male Doctors + 4 Female Doctors = 36 Tzadikim</text:p>
      <text:p text:style-name="P1">8 are the points on Her wheel</text:p>
      <text:p text:style-name="P1">8 couples adore Her</text:p>
      <text:p text:style-name="P1">Two are from the East</text:p>
      <text:p text:style-name="P1">Two are from the South</text:p>
      <text:p text:style-name="P1">Two are from the West</text:p>
      <text:p text:style-name="P1">Two are from the North</text:p>
      <text:p text:style-name="P1">The first one uses a mirror to transmute anger into Clear Vision</text:p>
      <text:p text:style-name="P1">The second one uses to jewel to transmute pride into Joy</text:p>
      <text:p text:style-name="P1">The third one uses a lotus to transmute concupiscence into True Passion</text:p>
      <text:p text:style-name="P1">The fourth one uses a weapon to transmute jealousy into Spiritual Confidence</text:p>
      <text:p text:style-name="P1"/>
      <text:p text:style-name="P1">/// She stood at the center of the wheel and a mere man proclaimed ///</text:p>
      <text:p text:style-name="P1"/>
      <text:p text:style-name="P1">The Immaculate Conception!</text:p>
      <text:p text:style-name="P1">And said to me:..to me..................!!</text:p>
      <text:p text:style-name="P1">To all of these shades in me!</text:p>
      <text:p text:style-name="P1">“I am Your Love”</text:p>
      <text:p text:style-name="P1">And whether She had saved me</text:p>
      <text:p text:style-name="P1">Or I had saved Her</text:p>
      <text:p text:style-name="P1">That question fell below us, like a former galaxy</text:p>
      <text:p text:style-name="P1">A galaxy of questions no longer asked,..no longer required</text:p>
      <text:p text:style-name="P1">For the answer stood before me</text:p>
      <text:p text:style-name="P1">Daena</text:p>
      <text:p text:style-name="P1">You take me across this bridge</text:p>
      <text:p text:style-name="P1">To a land of milk &amp; honey</text:p>
      <text:p text:style-name="P1">Where you transfigure</text:p>
      <text:p text:style-name="P1">My hope into Reality</text:p>
      <text:p text:style-name="P1"/>
      <text:p text:style-name="P1">The longing to have you as a Virgin</text:p>
      <text:p text:style-name="P1">Saved my soul</text:p>
      <text:p text:style-name="P1">And you became</text:p>
      <text:p text:style-name="P1">All women to me</text:p>
      <text:p text:style-name="P1">Blessed art Thou among women, indeed</text:p>
      <text:p text:style-name="P1">The profane will jest</text:p>
      <text:p text:style-name="P1">while the Sacred will Embrace Reverence</text:p>
      <text:p text:style-name="P1">Finally, She gave birth to a new man with Truth as his Purpose</text:p>
      <text:p text:style-name="P1">A reluctant, reclusive philosopher</text:p>
      <text:p text:style-name="P1"><text:soft-page-break/>I am</text:p>
      <text:p text:style-name="P1">Come down the mountain</text:p>
      <text:p text:style-name="P1">Not above you</text:p>
      <text:p text:style-name="P1">But rather</text:p>
      <text:p text:style-name="P1">As though from beneath you</text:p>
      <text:p text:style-name="P1">Having been humbled by Mahakala himself</text:p>
      <text:p text:style-name="P1">In a blaze of dark fire</text:p>
      <text:p text:style-name="P1">I step forth</text:p>
      <text:p text:style-name="P1">To teach you unworthiness once more</text:p>
      <text:p text:style-name="P1">Not to shame you</text:p>
      <text:p text:style-name="P1">But rather to open a gate that you Love Living for Virtues once more</text:p>
      <text:p text:style-name="P1">That is my purpose</text:p>
      <text:p text:style-name="P1">Far out as I may sound</text:p>
      <text:p text:style-name="P1">I was granted freedom from earning a living</text:p>
      <text:p text:style-name="P1">So that I could communicate an old way of living</text:p>
      <text:p text:style-name="P1">That will seem like a new way</text:p>
      <text:p text:style-name="P1">But it is that Sacred Heart</text:p>
      <text:p text:style-name="P1">Wrapped by Cosmic Thorns</text:p>
      <text:p text:style-name="P1">Engulfed in Atziluth’s Flame</text:p>
      <text:p text:style-name="P1">That Sacred Flame at the Core of Monotheism</text:p>
      <text:p text:style-name="P1">That Rainstorm upon the Star of the Sea</text:p>
      <text:p text:style-name="P1">That Tenderness of a Good Father’s Transcendent Mind</text:p>
      <text:p text:style-name="P1">That Magi’s Malkuth</text:p>
      <text:p text:style-name="P1">And a Spiritual avarice finally Humbled</text:p>
      <text:p text:style-name="P1">To deliver a message as a truly fragile human</text:p>
      <text:p text:style-name="P1">As though on ice skates through the Heavens</text:p>
      <text:p text:style-name="P1">So damned obnoxious</text:p>
      <text:p text:style-name="P1">And yet, somehow miraculously redeemed</text:p>
      <text:p text:style-name="P1"/>
      <text:p text:style-name="P1">A new soul thus born</text:p>
      <text:p text:style-name="P1">Is a burden of a cross</text:p>
      <text:p text:style-name="P1">A cross that marks the Way to the Center of the wheel</text:p>
      <text:p text:style-name="P1">Avalokitesvara</text:p>
      <text:p text:style-name="P1">Edit • Delete</text:p>
      <text:p text:style-name="P1">John Dec 7, 2022 at 12:57 PM</text:p>
      <text:p text:style-name="P1"/>
      <text:p text:style-name="P1">AND I WAS GRANTED A SPIRAL POEM, ENTITLED: “THE CARDINAL DIRECTIONS OF THE WOUNDED SOUL”</text:p>
      <text:p text:style-name="P1"/>
      <text:p text:style-name="P1">And in a Grand Battle</text:p>
      <text:p text:style-name="P1">A Legion of Demons rage</text:p>
      <text:p text:style-name="P1">Screeching their hideous wickedness at me</text:p>
      <text:p text:style-name="P1">I see the evil in man</text:p>
      <text:p text:style-name="P1">And it affects me</text:p>
      <text:p text:style-name="P1">Deeply</text:p>
      <text:p text:style-name="P1">I am a mystic with discernment</text:p>
      <text:p text:style-name="P1">And that is deeply terrifying for me</text:p>
      <text:p text:style-name="P1">For the angels and demons are a real part of my life</text:p>
      <text:p text:style-name="P1">And so I need people to remain grounded</text:p>
      <text:p text:style-name="P1">But I have trouble fitting in</text:p>
      <text:p text:style-name="P1"><text:soft-page-break/>So I long and I long and I long</text:p>
      <text:p text:style-name="P1">I longed so hard that I found a Heavenly Lover, a Heavenly Mother, a Heavenly Advocate</text:p>
      <text:p text:style-name="P1">A Heavenly Sister, A Heavenly Friend; I am always in need of one of these things, and She provides all of these roles to me, almost all of the time- Perpetual Succour.</text:p>
      <text:p text:style-name="P1">Still She allows my head to be a full pantheon</text:p>
      <text:p text:style-name="P1">Which includes forces which terrify me into smallness</text:p>
      <text:p text:style-name="P1">And thus</text:p>
      <text:p text:style-name="P1">I find myself a man</text:p>
      <text:p text:style-name="P1">Pretty much like other men</text:p>
      <text:p text:style-name="P1">I like wonderful women</text:p>
      <text:p text:style-name="P1">And most of them look wonderful to me</text:p>
      <text:p text:style-name="P1">It is the Reverence in me that cures the cad I would otherwise be</text:p>
      <text:p text:style-name="P1">For my highest desire was always Union</text:p>
      <text:p text:style-name="P1">So in fleeting moments</text:p>
      <text:p text:style-name="P1">A Great Grace was granted to me</text:p>
      <text:p text:style-name="P1">Something that felt first as earned</text:p>
      <text:p text:style-name="P1">As though achieved</text:p>
      <text:p text:style-name="P1">But it was a crucifixion</text:p>
      <text:p text:style-name="P1">Some wild, divine dance</text:p>
      <text:p text:style-name="P1">Which burns like Promethius’ consequence</text:p>
      <text:p text:style-name="P1">A bum</text:p>
      <text:p text:style-name="P1">A mere bum</text:p>
      <text:p text:style-name="P1">Stole the fire of the gods</text:p>
      <text:p text:style-name="P1">And dared</text:p>
      <text:p text:style-name="P1">To find happiness</text:p>
      <text:p text:style-name="P1">On the government’s good graces</text:p>
      <text:p text:style-name="P1">What a terrible malestrom</text:p>
      <text:p text:style-name="P1">Of self-persecutory delusions</text:p>
      <text:p text:style-name="P1">This is the spiral of mania</text:p>
      <text:p text:style-name="P1">Written in wordC</text:p>
      <text:p text:style-name="P1">As though Elijah’s great Purple Cloud</text:p>
      <text:p text:style-name="P1">Enveloped me in Shekinah Redemption</text:p>
      <text:p text:style-name="P1">As a Grace of undeserved Marriage, given freely to a terrified, vulnerable man</text:p>
      <text:p text:style-name="P1">I am just me</text:p>
      <text:p text:style-name="P1">I have to write this stuff</text:p>
      <text:p text:style-name="P1">Because I love to set sparks of inspiration in people</text:p>
      <text:p text:style-name="P1">That they may love as deeply and truly as I have been Graced to Love</text:p>
      <text:p text:style-name="P1">A poet is a Humbled man</text:p>
      <text:p text:style-name="P1">A poet is a feminine straight man</text:p>
      <text:p text:style-name="P1">A chivalrous minstrel</text:p>
      <text:p text:style-name="P1">Dancing dakinis</text:p>
      <text:p text:style-name="P1">A genius of madness</text:p>
      <text:p text:style-name="P1">That spins on an axis</text:p>
      <text:p text:style-name="P1">Like skakti destroying my pride</text:p>
      <text:p text:style-name="P1">With the vengeance of wickedness itself</text:p>
      <text:p text:style-name="P1">Filling me with voids of terror</text:p>
      <text:p text:style-name="P1">Nearly swallowing me</text:p>
      <text:p text:style-name="P1">This is anxiety</text:p>
      <text:p text:style-name="P1">A demon</text:p>
      <text:p text:style-name="P1">Attacking me</text:p>
      <text:p text:style-name="P1"><text:soft-page-break/>Dear Lord</text:p>
      <text:p text:style-name="P1">Forgive me for my pride</text:p>
      <text:p text:style-name="P1">I am not a phoenix!</text:p>
      <text:p text:style-name="P1">I am not Lucifer!</text:p>
      <text:p text:style-name="P1">I am not that evil morning star!</text:p>
      <text:p text:style-name="P1">I am Hers</text:p>
      <text:p text:style-name="P1">I can love Venus</text:p>
      <text:p text:style-name="P1">I can deserve something holy</text:p>
      <text:p text:style-name="P1">I can survive the terror of the arrow that flies by night</text:p>
      <text:p text:style-name="P1">I can move in a direction</text:p>
      <text:p text:style-name="P1">I can touch the earth</text:p>
      <text:p text:style-name="P1">I can deal with the karma of my anger</text:p>
      <text:p text:style-name="P1">I can touch Akshobya’s earth</text:p>
      <text:p text:style-name="P1">I can see the Eastern Star</text:p>
      <text:p text:style-name="P1">I can be Humbled by that Grand Central Sun of Beauty</text:p>
      <text:p text:style-name="P1">I can be a man once more</text:p>
      <text:p text:style-name="P1">Not that arrogant, proud angel that fell from Heaven</text:p>
      <text:p text:style-name="P1">And burns from Desire</text:p>
      <text:p text:style-name="P1">That thing that must fall to lower fruit</text:p>
      <text:p text:style-name="P1">In the world of a Boddhisatva</text:p>
      <text:p text:style-name="P1">These things fly out of me</text:p>
      <text:p text:style-name="P1">Like some terrible, awful burden</text:p>
      <text:p text:style-name="P1">That must be unloaded</text:p>
      <text:p text:style-name="P1">Like a gravity born</text:p>
      <text:p text:style-name="P1">That I must feel as though I am the least of men</text:p>
      <text:p text:style-name="P1">Crawling like a dog</text:p>
      <text:p text:style-name="P1">Ashamed of every inqadequacy</text:p>
      <text:p text:style-name="P1">Tortured by demons of shame</text:p>
      <text:p text:style-name="P1">A divine dance</text:p>
      <text:p text:style-name="P1">Of a wandering star</text:p>
      <text:p text:style-name="P1">To whom it would have been deserved</text:p>
      <text:p text:style-name="P1">The blackness of darkness forever</text:p>
      <text:p text:style-name="P1">But somehow</text:p>
      <text:p text:style-name="P1">By some miracle</text:p>
      <text:p text:style-name="P1">She always catches me</text:p>
      <text:p text:style-name="P1">The Immaculate Conception</text:p>
      <text:p text:style-name="P1">And offers me my Only sanity</text:p>
      <text:p text:style-name="P1">With some kind of strange message</text:p>
      <text:p text:style-name="P1">Something that needed to be healed in Nietzsche</text:p>
      <text:p text:style-name="P1">Some penalty for the death of God</text:p>
      <text:p text:style-name="P1">Like tterrifying ghouls of shame</text:p>
      <text:p text:style-name="P1">That haunt me</text:p>
      <text:p text:style-name="P1">Like crowns of thorns</text:p>
      <text:p text:style-name="P1">A dance of lightning</text:p>
      <text:p text:style-name="P1">That tempts me to Spiritual Avarice</text:p>
      <text:p text:style-name="P1">Chief of the Dakinis she tempts me</text:p>
      <text:p text:style-name="P1">Like Eve to a tempting fruit</text:p>
      <text:p text:style-name="P1">And says</text:p>
      <text:p text:style-name="P1">Return to fallen Eden</text:p>
      <text:p text:style-name="P1">I have flesh and bone</text:p>
      <text:p text:style-name="P1"><text:soft-page-break/>And I breathe so real in your ears</text:p>
      <text:p text:style-name="P1">And I pant Sirens of Panic into your ears</text:p>
      <text:p text:style-name="P1">About my insatiable needs</text:p>
      <text:p text:style-name="P1">Like a cherubim’s sword</text:p>
      <text:p text:style-name="P1">Blocking you from greater bliss</text:p>
      <text:p text:style-name="P1">And yet</text:p>
      <text:p text:style-name="P1">There is something Gnostic</text:p>
      <text:p text:style-name="P1">Blocking my path</text:p>
      <text:p text:style-name="P1">Some false maiden</text:p>
      <text:p text:style-name="P1">Some sneering resentment</text:p>
      <text:p text:style-name="P1">That necessitates this Jungian maelstrom</text:p>
      <text:p text:style-name="P1">This wrestling of Jacob</text:p>
      <text:p text:style-name="P1">This entanglement in forms</text:p>
      <text:p text:style-name="P1">This Yetzirah</text:p>
      <text:p text:style-name="P1">Is only overcome</text:p>
      <text:p text:style-name="P1">By a Pure Heart</text:p>
      <text:p text:style-name="P1">And that is the Eye of the Hurricane</text:p>
      <text:p text:style-name="P1">That is 4 creatures from Ezekiel</text:p>
      <text:p text:style-name="P1">That is a third temple, above the sky</text:p>
      <text:p text:style-name="P1">Swimming in a Womb Belonging</text:p>
      <text:p text:style-name="P1">Cradled by a Blessed Assurance</text:p>
      <text:p text:style-name="P1">In, with, by and for</text:p>
      <text:p text:style-name="P1">Cardinal directions</text:p>
      <text:p text:style-name="P1">Of the soul</text:p>
      <text:p text:style-name="P1">Edit • Delete</text:p>
      <text:p text:style-name="P1">John Dec 7, 2022 at 12:55 PM</text:p>
      <text:p text:style-name="P1"/>
      <text:p text:style-name="P1">And then I was back to earth</text:p>
      <text:p text:style-name="P1">A mere man</text:p>
      <text:p text:style-name="P1">Who just longs to hear her impassioned breaths</text:p>
      <text:p text:style-name="P1">Every moment of every day</text:p>
      <text:p text:style-name="P1">I find an Interior Castle</text:p>
      <text:p text:style-name="P1">Waterfalls in an Oasis</text:p>
      <text:p text:style-name="P1">With a goddess who sometimes appears</text:p>
      <text:p text:style-name="P1">Each time, beyond time, in a new cosmic signature</text:p>
      <text:p text:style-name="P1">A New Beauty beyond the Word</text:p>
      <text:p text:style-name="P1">So, as a man, here are the magic words, but only if they are first written upon your soul by the Holy Spirit:</text:p>
      <text:p text:style-name="P1">“Baby, you’re the closest thing to Heaven I know”</text:p>
      <text:p text:style-name="P1">If you live that kind of Love</text:p>
      <text:p text:style-name="P1">And she indeed a Queen of Virtue</text:p>
      <text:p text:style-name="P1">She shall love you long time</text:p>
      <text:p text:style-name="P1">For as long as you both shall live</text:p>
      <text:p text:style-name="P1">I hope that you receive the Blessing of knowing this</text:p>
      <text:p text:style-name="P1">As I have</text:p>
      <text:p text:style-name="P1">Edit • Delete</text:p>
      <text:p text:style-name="P1">John Dec 7, 2022 at 12:54 PM</text:p>
      <text:p text:style-name="P1"/>
      <text:p text:style-name="P1">-Aim for the sword to avoid sin-</text:p>
      <text:p text:style-name="P1">-Sin is missing the mark-</text:p>
      <text:p text:style-name="P1"><text:soft-page-break/>-The mark is a sword through a heart-</text:p>
      <text:p text:style-name="P1">-The One is He who Wounds Her Most Delicate Care through his embodiment of Virtue</text:p>
      <text:p text:style-name="P1">-You feel for a moment the full weight of evil brought by certain kinds of knowledge-</text:p>
      <text:p text:style-name="P1">-Your soul bears a terrible penalty that is your Cross-</text:p>
      <text:p text:style-name="P1">-But the soul bears for the sake of saving souls-</text:p>
      <text:p text:style-name="P1">-Which is a matter of four directions-</text:p>
      <text:p text:style-name="P1">*This is what I have learned, in short</text:p>
      <text:p text:style-name="P1">Edit • Delete</text:p>
      <text:p text:style-name="P1">John Dec 7, 2022 at 12:54 PM</text:p>
      <text:p text:style-name="P1"/>
      <text:p text:style-name="P1">Here’s what I wish that I was brave enough to tell people:</text:p>
      <text:p text:style-name="P1"/>
      <text:p text:style-name="P1">‘I am terrified all of the time by demons. I am torn assunder like St. Anthony in the desert. Being this crazy thing is the best thing I have to offer. And that makes me feel ashamed. Like the world’s biggest charlatan. Even though my heart most deeply desires to inspire others to Holy kinds of love. I reached high enough to pluck some divine fruit that I am now attempting to deliver to you, in the only way that I really can. People are mourning. Struggling with spiritual things that they cannot put into words. I set about to live a spiritual life. And that makes me a freak. But somehow, I still believe that a freak can have value, precisely because he toots his own horn, hoping that his particular unworthy tune guides you to Her Arms.’</text:p>
      <text:p text:style-name="P1">Edit • Delete</text:p>
      <text:p text:style-name="P1">John Dec 7, 2022 at 12:44 PM</text:p>
      <text:p text:style-name="P1"/>
      <text:p text:style-name="P1">UNFURLING</text:p>
      <text:p text:style-name="P1"/>
      <text:p text:style-name="P1">Madmen have value</text:p>
      <text:p text:style-name="P1">If they be benevolent</text:p>
      <text:p text:style-name="P1">I think I can do this</text:p>
      <text:p text:style-name="P1">I think that I can walk this line</text:p>
      <text:p text:style-name="P1">Provided not too many people hate me for presumption</text:p>
      <text:p text:style-name="P1">All of it hurts me</text:p>
      <text:p text:style-name="P1">Absolutely all of it</text:p>
      <text:p text:style-name="P1">But I can survive, thrive and contribute by sparking inspiration towards the Immaculate Conception</text:p>
      <text:p text:style-name="P1">For She is the Beauty of Christ</text:p>
      <text:p text:style-name="P1">And She is attainable</text:p>
      <text:p text:style-name="P1">For She deeply fears the misery She sees in people</text:p>
      <text:p text:style-name="P1">But that repulsion that once polluted my soul and made a recluse of me</text:p>
      <text:p text:style-name="P1">Was transmuted into a fragile care</text:p>
      <text:p text:style-name="P1">With time, space and freedom</text:p>
      <text:p text:style-name="P1">I am attempting to self-actualize into a person who inspires others for the sake of inspiration</text:p>
      <text:p text:style-name="P1">I didn’t feel heard in my life</text:p>
      <text:p text:style-name="P1">So my superego became a presumptuous prophet</text:p>
      <text:p text:style-name="P1">Then a humbled apprentice</text:p>
      <text:p text:style-name="P1">Then a calm heart</text:p>
      <text:p text:style-name="P1">Then an adoring mind</text:p>
      <text:p text:style-name="P1">Then a clear Beauty</text:p>
      <text:p text:style-name="P1">Then an ever-unfurling Sea of Stars</text:p>
      <text:p text:style-name="P1">Edit • Delete</text:p>
      <text:p text:style-name="P1">John Dec 6, 2022 at 9:51 PM</text:p>
      <text:p text:style-name="P1"/>
      <text:p text:style-name="P1"><text:soft-page-break/>I flash like lightning</text:p>
      <text:p text:style-name="P1">Through storms of thought</text:p>
      <text:p text:style-name="P1">Emotions like rain Collecting in disparate puddles</text:p>
      <text:p text:style-name="P1">Jumping in them</text:p>
      <text:p text:style-name="P1">Is my free soul</text:p>
      <text:p text:style-name="P1">Zen my feather flaming heart</text:p>
      <text:p text:style-name="P1">News from Nirvana series</text:p>
      <text:p text:style-name="P1">Edit • Delete</text:p>
      <text:p text:style-name="P1">John Dec 6, 2022 at 9:35 PM (edited)</text:p>
      <text:p text:style-name="P1"/>
      <text:p text:style-name="P1">Hermit's Oasis:</text:p>
      <text:p text:style-name="P1"/>
      <text:p text:style-name="P1">My desire</text:p>
      <text:p text:style-name="P1">Was greater than the flesh</text:p>
      <text:p text:style-name="P1">My soul</text:p>
      <text:p text:style-name="P1">Was deeper than bone</text:p>
      <text:p text:style-name="P1"/>
      <text:p text:style-name="P1">I am one of them</text:p>
      <text:p text:style-name="P1">One of the last individuals</text:p>
      <text:p text:style-name="P1">I want the world to know</text:p>
      <text:p text:style-name="P1">That I realized freedom</text:p>
      <text:p text:style-name="P1">I gathered the lillies</text:p>
      <text:p text:style-name="P1">I tended flourishing laurels</text:p>
      <text:p text:style-name="P1">I took no thought for the morrow</text:p>
      <text:p text:style-name="P1"/>
      <text:p text:style-name="P1">Society</text:p>
      <text:p text:style-name="P1">I did not waste your money</text:p>
      <text:p text:style-name="P1">I did not waste your time</text:p>
      <text:p text:style-name="P1"/>
      <text:p text:style-name="P1">I watered the Tree of Wisdom</text:p>
      <text:p text:style-name="P1">And She grew roses of pearl</text:p>
      <text:p text:style-name="P1">Grew ever-finer senses</text:p>
      <text:p text:style-name="P1">Grew ever-rarer dreams</text:p>
      <text:p text:style-name="P1"/>
      <text:p text:style-name="P1">Her roses are</text:p>
      <text:p text:style-name="P1">Magnifying the Soul</text:p>
      <text:p text:style-name="P1">Of the Lord</text:p>
      <text:p text:style-name="P1">Her angels are</text:p>
      <text:p text:style-name="P1">Rising and falling</text:p>
      <text:p text:style-name="P1">Upon the Son of Man</text:p>
      <text:p text:style-name="P1">In, with, by and for</text:p>
      <text:p text:style-name="P1">I am ever in love</text:p>
      <text:p text:style-name="P1">Edit • Delete</text:p>
      <text:p text:style-name="P1">John Dec 6, 2022 at 9:34 PM</text:p>
      <text:p text:style-name="P1"/>
      <text:p text:style-name="P1">I found myself a total loser</text:p>
      <text:p text:style-name="P1">And thus my pride was humbled</text:p>
      <text:p text:style-name="P1">So that I could begin to see His Kingdom</text:p>
      <text:p text:style-name="P1">Which I endeavor to share with you</text:p>
      <text:p text:style-name="P1">By dropping random</text:p>
      <text:p text:style-name="P1"><text:soft-page-break/>Bread crumb trails to a Pure Land</text:p>
      <text:p text:style-name="P1">No longer haunted by hungry ghosts</text:p>
      <text:p text:style-name="P1">Edit • Delete</text:p>
      <text:p text:style-name="P1">John Dec 6, 2022 at 9:34 PM</text:p>
      <text:p text:style-name="P1"/>
      <text:p text:style-name="P1">"Have you arrived?" they ask</text:p>
      <text:p text:style-name="P1">Only those walking The Way</text:p>
      <text:p text:style-name="P1">Can point The Way</text:p>
      <text:p text:style-name="P1">Sometimes I lose the Way</text:p>
      <text:p text:style-name="P1">It just doesn't lose me anymore</text:p>
      <text:p text:style-name="P1">That is the vantage point of the Blessed Assurance</text:p>
      <text:p text:style-name="P1">I hope that you receive</text:p>
      <text:p text:style-name="P1">Even a portion of the Great Grace I have received</text:p>
      <text:p text:style-name="P1">I hope for joy</text:p>
      <text:p text:style-name="P1">In your rejoicing</text:p>
      <text:p text:style-name="P1">Edit • Delete</text:p>
      <text:p text:style-name="P1">John Dec 6, 2022 at 9:34 PM</text:p>
      <text:p text:style-name="P1"/>
      <text:p text:style-name="P1">Both-burning candles</text:p>
      <text:p text:style-name="P1">Lover's subtle glimmer</text:p>
      <text:p text:style-name="P1">Edit • Delete</text:p>
      <text:p text:style-name="P1">John Dec 6, 2022 at 9:33 PM</text:p>
      <text:p text:style-name="P1"/>
      <text:p text:style-name="P1">I always wanted to save the world</text:p>
      <text:p text:style-name="P1">Until I realized that I could not even save myself</text:p>
      <text:p text:style-name="P1">The Logos had to save me</text:p>
      <text:p text:style-name="P1">Through his Mother, Sophia</text:p>
      <text:p text:style-name="P1">Just as I perfectly listen</text:p>
      <text:p text:style-name="P1">I can be</text:p>
      <text:p text:style-name="P1">Rays of the sun</text:p>
      <text:p text:style-name="P1">Can occasionally radiate</text:p>
      <text:p text:style-name="P1">A crown</text:p>
      <text:p text:style-name="P1">And that's the best</text:p>
      <text:p text:style-name="P1">Station</text:p>
      <text:p text:style-name="P1">On the dial</text:p>
      <text:p text:style-name="P1">Edit • Delete</text:p>
      <text:p text:style-name="P1">John Dec 6, 2022 at 9:32 PM</text:p>
      <text:p text:style-name="P1"/>
      <text:p text:style-name="P1">The internet is cheap shots</text:p>
      <text:p text:style-name="P1">Dating is cheap shots</text:p>
      <text:p text:style-name="P1">Addiction is cheap shots</text:p>
      <text:p text:style-name="P1">Presidents are cheap shots</text:p>
      <text:p text:style-name="P1">Neighbors are cheap shots</text:p>
      <text:p text:style-name="P1">Bosses are cheap shots</text:p>
      <text:p text:style-name="P1">Colleagues are cheap shots</text:p>
      <text:p text:style-name="P1">What to do?</text:p>
      <text:p text:style-name="P1">What to do?</text:p>
      <text:p text:style-name="P1">I'm still better off trying to love them</text:p>
      <text:p text:style-name="P1">We've gotta cultivate dignified grace</text:p>
      <text:p text:style-name="P1">We've got to find the silence</text:p>
      <text:p text:style-name="P1"><text:soft-page-break/>And face it bravely</text:p>
      <text:p text:style-name="P1">So that to our own selves</text:p>
      <text:p text:style-name="P1">We may be true</text:p>
      <text:p text:style-name="P1">The QR Code</text:p>
      <text:p text:style-name="P1">A spiritual hack</text:p>
      <text:p text:style-name="P1">qrpoetry.com</text:p>
      <text:p text:style-name="P1">Edit • Add link as attachment • Delete</text:p>
      <text:p text:style-name="P1">John Dec 6, 2022 at 9:32 PM</text:p>
      <text:p text:style-name="P1"/>
      <text:p text:style-name="P1">Use Fleek to make a Poetry blockchain</text:p>
      <text:p text:style-name="P1">A remedy to spiritual colonialism</text:p>
      <text:p text:style-name="P1">Edit • Delete</text:p>
      <text:p text:style-name="P1">John Dec 6, 2022 at 9:32 PM</text:p>
      <text:p text:style-name="P1"/>
      <text:p text:style-name="P1">Find the form of your highest beauty</text:p>
      <text:p text:style-name="P1">Bow before it</text:p>
      <text:p text:style-name="P1">Then shatter your idol</text:p>
      <text:p text:style-name="P1">And ascend from Yetzirah</text:p>
      <text:p text:style-name="P1">Ascend from the pantheon</text:p>
      <text:p text:style-name="P1">Into the seas of Heavenly Emotion</text:p>
      <text:p text:style-name="P1">A dancing star will find you there</text:p>
      <text:p text:style-name="P1">Her Majesty will give you secrets in flame</text:p>
      <text:p text:style-name="P1">Edit • Delete</text:p>
      <text:p text:style-name="P1">John Dec 6, 2022 at 9:31 PM</text:p>
      <text:p text:style-name="P1"/>
      <text:p text:style-name="P1">May you find all the keys to your Heavenly Treasures</text:p>
      <text:p text:style-name="P1">Heavenly Treasure Chests</text:p>
      <text:p text:style-name="P1">The Meaning of Life is finding the keys to your Heavenly Treasure Chests.</text:p>
      <text:p text:style-name="P1">Edit • Delete</text:p>
      <text:p text:style-name="P1">John Dec 6, 2022 at 9:31 PM</text:p>
      <text:p text:style-name="P1"/>
      <text:p text:style-name="P1">I'm all ideas. All the time. I need to find a technical muse and an editor who likes me. Otherwise, I will not accomplish my goal.</text:p>
      <text:p text:style-name="P1">Pot makes me somewhat likeable. Let's call that an improvement.</text:p>
      <text:p text:style-name="P1">Edit • Delete</text:p>
      <text:p text:style-name="P1">John Dec 6, 2022 at 9:31 PM</text:p>
      <text:p text:style-name="P1"/>
      <text:p text:style-name="P1">I'm kinda like a Bukowski that had a come to Jesus life. I was a fool on a soul journey. Till I became a prodigal come home. I know I sound like Moses down the mountain. As soon as I found myself nothing I became something.</text:p>
      <text:p text:style-name="P1">Now all I can do is relish the joy of a gnosis I've been Graced to learn.</text:p>
      <text:p text:style-name="P1">And share with my fellow imperfect humans</text:p>
      <text:p text:style-name="P1">The inner joys</text:p>
      <text:p text:style-name="P1">Of knowing Her</text:p>
      <text:p text:style-name="P1">Edit • Delete</text:p>
      <text:p text:style-name="P1">John Dec 6, 2022 at 9:30 PM</text:p>
      <text:p text:style-name="P1"/>
      <text:p text:style-name="P1">I am a human and I am oppressed by violence. It flies all sorts of flags for all sorts of causes. It sports various tools and styles of weaponry. But violence it remains. No one can keep this global scorecard. We need a spiritual upgrade.</text:p>
      <text:p text:style-name="P1"><text:soft-page-break/>Be not ruled by the terrors of the night.</text:p>
      <text:p text:style-name="P1">Edit • Delete</text:p>
      <text:p text:style-name="P1">John Dec 6, 2022 at 9:30 PM</text:p>
      <text:p text:style-name="P1"/>
      <text:p text:style-name="P1">I was crucified before</text:p>
      <text:p text:style-name="P1">I could feel the subtle forces. At first these subtle forces tempted me through concupiscence - who is a demon. But by grace, Yetzirah could not hold me. Her oasis is my refuge from the desert - The Holy Water above the sky. Consort of the light that shines through Her.</text:p>
      <text:p text:style-name="P1">Edit • Delete</text:p>
      <text:p text:style-name="P1">John Dec 6, 2022 at 9:29 PM</text:p>
      <text:p text:style-name="P1"/>
      <text:p text:style-name="P1">I was crucified before</text:p>
      <text:p text:style-name="P1">I could feel the subtle forces. At first these subtle forces tempted me through concupiscence - who is a demon. But by grace, Yetzirah could not hold me. Zion's oasis is my refuge from the desert of phantom loves - Hers is The Holy Water above the sky. She is the consort of that light that shines through Her.</text:p>
      <text:p text:style-name="P1">Without love there is no philosophy.</text:p>
      <text:p text:style-name="P1">So long as I wanted to teach the masses I was kept silent in my pride. It wasn't until I became unspecial, until I became no one, that I met the second man and gained a few things to say.</text:p>
      <text:p text:style-name="P1">I walk The Path of the Untangling</text:p>
      <text:p text:style-name="P1">Edit • Delete</text:p>
      <text:p text:style-name="P1">John Dec 6, 2022 at 9:28 PM</text:p>
      <text:p text:style-name="P1"/>
      <text:p text:style-name="P1">Dear media. Stop making us more afraid of each other.</text:p>
      <text:p text:style-name="P1">You're not helping</text:p>
      <text:p text:style-name="P1">You're hacking our amygdalas for profit</text:p>
      <text:p text:style-name="P1">I see you: The Information Monopoly</text:p>
      <text:p text:style-name="P1">That's the battle of our time. The People vs. The Information Monopoly, who is busy privatising the mind of man.</text:p>
      <text:p text:style-name="P1">Edit • Delete</text:p>
      <text:p text:style-name="P1">John Dec 6, 2022 at 9:28 PM</text:p>
      <text:p text:style-name="P1"/>
      <text:p text:style-name="P1">In the past, privacy was the key to freedom. In the future, it will be information sharing. The sharing internet got hacked by private interests. They hijacked the public square. We're going to need new isms if we're to have a future.</text:p>
      <text:p text:style-name="P1">Edit • Delete</text:p>
      <text:p text:style-name="P1">John Dec 6, 2022 at 9:28 PM</text:p>
      <text:p text:style-name="P1"/>
      <text:p text:style-name="P1">There is humanity and there is serving the machine.</text:p>
      <text:p text:style-name="P1">Edit • Delete</text:p>
      <text:p text:style-name="P1">John Dec 6, 2022 at 9:26 PM</text:p>
      <text:p text:style-name="P1"/>
      <text:p text:style-name="P1">Skywalkers vs. Empire</text:p>
      <text:p text:style-name="P1">Edit • Delete</text:p>
      <text:p text:style-name="P1">John Dec 6, 2022 at 9:26 PM</text:p>
      <text:p text:style-name="P1"/>
      <text:p text:style-name="P1">We the People can build something new. We must build something new. For the old structure is void of care. Insulated and indifferent. It amplifies horror from microphones all over the earth. Feeding that beast in man which is none other than the slave of the machine.</text:p>
      <text:p text:style-name="P1">Edit • Delete</text:p>
      <text:p text:style-name="P1"><text:soft-page-break/>John Dec 6, 2022 at 9:26 PM</text:p>
      <text:p text:style-name="P1"/>
      <text:p text:style-name="P1">The cell phone is parasitic on ones energy, and, over time, even on one's soul.</text:p>
      <text:p text:style-name="P1">Edit • Delete</text:p>
      <text:p text:style-name="P1">John Dec 6, 2022 at 9:25 PM</text:p>
      <text:p text:style-name="P1"/>
      <text:p text:style-name="P1">Big tech has insinuated itself into our relationships and into our minds. We forfeit agency, freedom and liberty of thought, preferring that algorithmic feed, that power of suggestion that always gives us what we want. What gives us that fix, while stealing our humanity.</text:p>
      <text:p text:style-name="P1">The Big Machine offers a mere simulacra of fulfillment.</text:p>
      <text:p text:style-name="P1">Edit • Delete</text:p>
      <text:p text:style-name="P1">John Dec 6, 2022 at 9:25 PM</text:p>
      <text:p text:style-name="P1"/>
      <text:p text:style-name="P1">Time to stay on earth for a while.</text:p>
      <text:p text:style-name="P1">Edit • Delete</text:p>
      <text:p text:style-name="P1">John Dec 6, 2022 at 9:25 PM</text:p>
      <text:p text:style-name="P1"/>
      <text:p text:style-name="P1">Technology has enabled a new form of Democracy. Values-based Congress. Algos increasingly public. The data that built Silicon Valley was extracted from the people. It belongs to us. You have profited handsomely from your superior intelligence. But leaving the rest of us spiritually impoverished proves you do not possess a Sufficient Integrity of Character to qualify as a Philosopher King. Your power is the triumph of a few men's minds. Your legacy is the failure of man's heart.*</text:p>
      <text:p text:style-name="P1">Edit • Delete</text:p>
      <text:p text:style-name="P1">John Dec 6, 2022 at 9:25 PM</text:p>
      <text:p text:style-name="P1"/>
      <text:p text:style-name="P1">CBDC must incentivize virtue. Such a task would have been unthinkable before AI. But with 10,000 witnesses (Carriers of The Code) to ensure the integrity and full citizen participation in VirtueTree, the people really will get the government their better angels deserve.</text:p>
      <text:p text:style-name="P1">We are NeoAlternatives.</text:p>
      <text:p text:style-name="P1">Edit • Delete</text:p>
      <text:p text:style-name="P1">John Dec 6, 2022 at 9:25 PM</text:p>
      <text:p text:style-name="P1"/>
      <text:p text:style-name="P1">New Values will heal the Rift of Nietzsche. Sophia and Logos will be universal love. The only utopia worth the aim. This is, as I see it, The Path of Peace from West to East.</text:p>
      <text:p text:style-name="P1"/>
      <text:p text:style-name="P1">The Tree of Virtue is in Binah. Chokma is the Star of the Sea. A Crown of Glory for Humble Philosopher Kings. Bliss of Ain Soph for Being Her love. In Immance as it is in Transcendence.</text:p>
      <text:p text:style-name="P1">*Immanence</text:p>
      <text:p text:style-name="P1">Wisdom gives birth to Truth. In Immanence as She does is in Transcendence.</text:p>
      <text:p text:style-name="P1">Edit • Delete</text:p>
      <text:p text:style-name="P1">John Dec 6, 2022 at 9:24 PM (edited)</text:p>
      <text:p text:style-name="P1"/>
      <text:p text:style-name="P1">I am John, the water bearer. Perfection is not based on performance, it is having the access key to nirvana. Some have journeyed long and possess it. They can be Her Treasures in Heaven. Their hearts can burn in sacred flames. If they only try until they don't. Meaning: Strive toward expanding Moments to Receive the Special Grace. Make room for Her and She shall dwell with you.</text:p>
      <text:p text:style-name="P1">*The Most Special Grace</text:p>
      <text:p text:style-name="P1">The Ocean of Briah</text:p>
      <text:p text:style-name="P1">By John the goy. &lt; good for converting backbiters.</text:p>
      <text:p text:style-name="P1"><text:soft-page-break/></text:p>
      <text:p text:style-name="P1">(some silly inflation, pare it down)</text:p>
      <text:p text:style-name="P1">Edit • Delete</text:p>
      <text:p text:style-name="P1">John Dec 6, 2022 at 9:24 PM</text:p>
      <text:p text:style-name="P1"/>
      <text:p text:style-name="P1">My higher self is my better self. I aim to cultivate deeper love; and thicker understanding.</text:p>
      <text:p text:style-name="P1"/>
      <text:p text:style-name="P1">I thereby sail my aspiration across the Ocean of Bliss until the Depth of Grace Herself is my bride. I went willingly into my passion. And She is who I found. Some will find Her silly, but the warmer ones, profound.</text:p>
      <text:p text:style-name="P1"/>
      <text:p text:style-name="P1">He is the vine. I am a branch. I want to share my branchiness with you.</text:p>
      <text:p text:style-name="P1">Edit • Delete</text:p>
      <text:p text:style-name="P1">John Dec 6, 2022 at 9:24 PM</text:p>
      <text:p text:style-name="P1"/>
      <text:p text:style-name="P1">The Complicated Path to Simplicity. I finally passed the moon trials. The dragon's mystery thus slain.</text:p>
      <text:p text:style-name="P1">I ascended to Yetzirah</text:p>
      <text:p text:style-name="P1">And celebrated myself until He smote me for pride. Possessed by catastrophe, I fell to the earth. Wandering through the slough of despond. Finding myself with succubi. Ungrateful and drunk. Brash and naive. Yes...so a mea culpa. A falling on the knees to whatever's left up there. Mahakala suspended me in flaming darkness.</text:p>
      <text:p text:style-name="P1">Showed me I was helpless. Taught me I was nothing. Mahlakshmi consoled me. Suckled me at her breast. Raised me to a man. Passed me into the arms of Wisdom. Fervent devotion inflamed my heart. I was a beatnik redeemed from recklessness. For a while, shame. Until the Beatific Vision. Until the Blessed Assurance. Until the Gnosis of Humility. Until the Transcendence of Actualization. Until Briah...</text:p>
      <text:p text:style-name="P1">My writing style is in demand.</text:p>
      <text:p text:style-name="P1">I want people's hearts to swell with charity. Well, maybe just the people who, like, get it? ￼</text:p>
      <text:p text:style-name="P1">Edit • Delete</text:p>
      <text:p text:style-name="P1">John Dec 6, 2022 at 9:23 PM</text:p>
      <text:p text:style-name="P1"/>
      <text:p text:style-name="P1">The Complicated Path to Simplicity:</text:p>
      <text:p text:style-name="P1">I finally passed the moon trials. The dragon's mystery thus slain,</text:p>
      <text:p text:style-name="P1">I ascended to Yetzirah...celebrating despair until The Most High smote me for pride. Possessed by catastrophe, I fell through the earth. Wandering through the slough of despond. Found myself with succubi. Ungrateful and drunk. Brash and naive. Yes...so a mea culpa. A falling on the knees to whatever's left up there. Mahakala suspended me in flaming darkness.</text:p>
      <text:p text:style-name="P1">Showed me I was helpless. Taught me I was nothing. Mahlakshmi consoled me. Suckled me at her breast. Raised me to a man. Passed me into the arms of Wisdom. Fervent devotion inflamed my heart. I was a beatnik redeemed from recklessness. For a while, shame. Until the Beatific Vision. Until the Blessed Assurance. Until the Gnosis of Humility. Until the Transcendence of Actualization. Until Briah...</text:p>
      <text:p text:style-name="P1">Dancing Through the Ethereal</text:p>
      <text:p text:style-name="P1">Edit • Delete</text:p>
      <text:p text:style-name="P1">John Dec 6, 2022 at 9:23 PM</text:p>
      <text:p text:style-name="P1"/>
      <text:p text:style-name="P1">She is like an equalizer, a vision of sound tuned just for you. Perfectly responsive. Enveloping. Thorough Bliss in one's very blood.</text:p>
      <text:p text:style-name="P1">Edit • Delete</text:p>
      <text:p text:style-name="P1"><text:soft-page-break/>John Dec 6, 2022 at 9:23 PM</text:p>
      <text:p text:style-name="P1"/>
      <text:p text:style-name="P1">Shakti's dance then? To the soundtrack of Saraswati? I met her at The Omega. How fitting!</text:p>
      <text:p text:style-name="P1">Edit • Delete</text:p>
      <text:p text:style-name="P1">John Dec 6, 2022 at 9:23 PM</text:p>
      <text:p text:style-name="P1"/>
      <text:p text:style-name="P1">I became a writer when I gave up trying to fit in. Trying to be loved. Trying to be validated. Emotional incest and terror was my mother, at her worst. Father, neglectful or abusive. A hampered life. An arrested development. And yet. Going backwards is sort of a yin hero's journey. Everything falls apart until ego death. You either return from hell a new man, or you die in the flames. I returned. I can't answer for how I've lived. But I can say that I loved Her from the start. And I'm starting to learn that from Her I came as well. As we all do, if we ever learn.</text:p>
      <text:p text:style-name="P1">Edit • Delete</text:p>
      <text:p text:style-name="P1">John Dec 6, 2022 at 9:22 PM</text:p>
      <text:p text:style-name="P1"/>
      <text:p text:style-name="P1">In other words...Wisdom precedes us. It does not issue forth from our mouths. For Wisdom is in the breath. And breath is beyond words.</text:p>
      <text:p text:style-name="P1">Edit • Delete</text:p>
      <text:p text:style-name="P1">John Dec 6, 2022 at 9:22 PM</text:p>
      <text:p text:style-name="P1"/>
      <text:p text:style-name="P1">My mind is a pantheon of adventure. A realm of dancing dakinis.The playground of an only child. At its best, a hermit's paradise.</text:p>
      <text:p text:style-name="P1">Edit • Delete</text:p>
      <text:p text:style-name="P1">John Dec 6, 2022 at 9:22 PM</text:p>
      <text:p text:style-name="P1"/>
      <text:p text:style-name="P1">Meanwhile, a demon ever assails me with ridicule: "you're just a drain, Robert! You arrogant fool! Look at you! Cast out by society because you're so unbearable. You suck! Someday they're gonna come drag your worthless, troublemaking ass away!"</text:p>
      <text:p text:style-name="P1"/>
      <text:p text:style-name="P1">Yetzirah is rough. I do feel the wayward thing while engulfed by it. And Briah makes me fear its majesty.I can swim, but I cannot yet embrace Her as space itself. Some shame about bliss stumbles me. Time to read some Jung.</text:p>
      <text:p text:style-name="P1">Edit • Delete</text:p>
      <text:p text:style-name="P1">John Dec 6, 2022 at 9:21 PM</text:p>
      <text:p text:style-name="P1"/>
      <text:p text:style-name="P1">I transmute self-absorbsion and grandious delusions into the occasionally elegant aphorism.</text:p>
      <text:p text:style-name="P1">Perhaps that's the best I can ever do.</text:p>
      <text:p text:style-name="P1">Edit • Delete</text:p>
      <text:p text:style-name="P1">John Dec 6, 2022 at 9:21 PM</text:p>
      <text:p text:style-name="P1"/>
      <text:p text:style-name="P1">If so, I should continue. I could aspire that each person takes away a diamond insight. What if starting other people's sparks is all I know and all I want? And maybe all I can handle...</text:p>
      <text:p text:style-name="P1">Edit • Delete</text:p>
      <text:p text:style-name="P1">John Dec 6, 2022 at 9:21 PM</text:p>
      <text:p text:style-name="P1"/>
      <text:p text:style-name="P1">Dialogue of the gods. Rising and falling. My soul surfs on waves of emotion, mostly beyond words.</text:p>
      <text:p text:style-name="P1">Edit • Delete</text:p>
      <text:p text:style-name="P1">John Dec 6, 2022 at 9:20 PM</text:p>
      <text:p text:style-name="P1"/>
      <text:p text:style-name="P1"><text:soft-page-break/>And somehow, the rational soul presides. I prefer the edges but I can force myself to do normie for short bursts of time. At least, I could. Think I floated away on a cloud since then. Ethereal by lunch. My detached life, a room in the Father's house.</text:p>
      <text:p text:style-name="P1">Edit • Delete</text:p>
      <text:p text:style-name="P1">John Dec 6, 2022 at 9:20 PM</text:p>
      <text:p text:style-name="P1">StillHuman - find a political opponent and think a not-sarcastic nice thought about them</text:p>
      <text:p text:style-name="P1">Edit • Delete</text:p>
      <text:p text:style-name="P1">John Dec 6, 2022 at 9:20 PM</text:p>
      <text:p text:style-name="P1"/>
      <text:p text:style-name="P1">Big tech needs to move from a metadata extraction model to a human flourishing model. An AI pantheon of competing virtues can advise. Humans retain agency. A hierarchy of values can be democratically determined by a collective digital mind. A handful of values must be ironclad. Objective. Unchanging. They can be rearticulated but never altered.</text:p>
      <text:p text:style-name="P1">Edit • Delete</text:p>
      <text:p text:style-name="P1">John Dec 6, 2022 at 9:20 PM</text:p>
      <text:p text:style-name="P1"/>
      <text:p text:style-name="P1">Stable AI can be used help with Discernment visualization. If words are creating beauty, for instance.</text:p>
      <text:p text:style-name="P1">AI analysis of spiritual character of platforms</text:p>
      <text:p text:style-name="P1">Edit • Delete</text:p>
      <text:p text:style-name="P1">John Dec 6, 2022 at 9:19 PM</text:p>
      <text:p text:style-name="P1"/>
      <text:p text:style-name="P1">I have no family</text:p>
      <text:p text:style-name="P1">Mother and father left behind</text:p>
      <text:p text:style-name="P1">No siblings</text:p>
      <text:p text:style-name="P1">No lover</text:p>
      <text:p text:style-name="P1">No career</text:p>
      <text:p text:style-name="P1">I am free</text:p>
      <text:p text:style-name="P1">Free to find the future</text:p>
      <text:p text:style-name="P1">I see it now</text:p>
      <text:p text:style-name="P1">Edit • Delete</text:p>
      <text:p text:style-name="P1">John Dec 6, 2022 at 9:19 PM</text:p>
      <text:p text:style-name="P1"/>
      <text:p text:style-name="P1">Dear red family</text:p>
      <text:p text:style-name="P1">It's time to let you go</text:p>
      <text:p text:style-name="P1">You're backwards</text:p>
      <text:p text:style-name="P1">Dear blue family</text:p>
      <text:p text:style-name="P1">It's time to let you go</text:p>
      <text:p text:style-name="P1">You're tyrannical</text:p>
      <text:p text:style-name="P1">Edit • Delete</text:p>
      <text:p text:style-name="P1">John Dec 6, 2022 at 9:19 PM</text:p>
      <text:p text:style-name="P1"/>
      <text:p text:style-name="P1">Where is my purple family?</text:p>
      <text:p text:style-name="P1">Are they some new species?</text:p>
      <text:p text:style-name="P1">An arrow of longing</text:p>
      <text:p text:style-name="P1">A bridge to the overman</text:p>
      <text:p text:style-name="P1">I fear sea monsters</text:p>
      <text:p text:style-name="P1">I fear the Trance of Yetzirah</text:p>
      <text:p text:style-name="P1">But still</text:p>
      <text:p text:style-name="P1">I bathe in Briah</text:p>
      <text:p text:style-name="P1"><text:soft-page-break/>I reach for Atziluth</text:p>
      <text:p text:style-name="P1">As one whose soul</text:p>
      <text:p text:style-name="P1">Expandeth beyond Daena</text:p>
      <text:p text:style-name="P1">For everything good I think I've done</text:p>
      <text:p text:style-name="P1">There are 10,000 small evils</text:p>
      <text:p text:style-name="P1">Only G-d can make me good</text:p>
      <text:p text:style-name="P1">I am John, digital monk</text:p>
      <text:p text:style-name="P1">Because it was all I could become</text:p>
      <text:p text:style-name="P1">I failed at and ran from everything else</text:p>
      <text:p text:style-name="P1">Not because I was afraid or lazy</text:p>
      <text:p text:style-name="P1">But because I could not be fulfilled by normal life</text:p>
      <text:p text:style-name="P1">I longed for the sublime</text:p>
      <text:p text:style-name="P1">Humbled by the consequences of spiritual avarice</text:p>
      <text:p text:style-name="P1">I wander under the moon</text:p>
      <text:p text:style-name="P1">Like a ghost who departed years ago</text:p>
      <text:p text:style-name="P1">Samsara no longer enticing</text:p>
      <text:p text:style-name="P1">A purgatory of impassioned indifference</text:p>
      <text:p text:style-name="P1">Fits and starts</text:p>
      <text:p text:style-name="P1">Fully caring</text:p>
      <text:p text:style-name="P1">Fully uncaring</text:p>
      <text:p text:style-name="P1">Waves of elation</text:p>
      <text:p text:style-name="P1">Troughs of despair</text:p>
      <text:p text:style-name="P1">Concupiscent temptation</text:p>
      <text:p text:style-name="P1">Holy devotion</text:p>
      <text:p text:style-name="P1">Double soul torn assunder</text:p>
      <text:p text:style-name="P1">Unrequited love</text:p>
      <text:p text:style-name="P1">Immortal pang</text:p>
      <text:p text:style-name="P1">No creature of flesh and bone can satisfy me</text:p>
      <text:p text:style-name="P1">What then of touch</text:p>
      <text:p text:style-name="P1">Do I live without it</text:p>
      <text:p text:style-name="P1">Or can I wait patiently for Her to visit?</text:p>
      <text:p text:style-name="P1">I think I have to</text:p>
      <text:p text:style-name="P1">I think I have to choose Her</text:p>
      <text:p text:style-name="P1">Once and for all</text:p>
      <text:p text:style-name="P1">I must be what I am. And unashamed.</text:p>
      <text:p text:style-name="P1">A fool, drifting through delusions, says the devil to me.</text:p>
      <text:p text:style-name="P1">Edit • Delete</text:p>
      <text:p text:style-name="P1">John Dec 6, 2022 at 9:18 PM</text:p>
      <text:p text:style-name="P1"/>
      <text:p text:style-name="P1">Months pass</text:p>
      <text:p text:style-name="P1">I do fine alone</text:p>
      <text:p text:style-name="P1">Then</text:p>
      <text:p text:style-name="P1">An incredible craving for the love of a woman comes</text:p>
      <text:p text:style-name="P1">Those eyes</text:p>
      <text:p text:style-name="P1">That want me back for a change</text:p>
      <text:p text:style-name="P1">I think I had it once</text:p>
      <text:p text:style-name="P1">Having touched a divine thing</text:p>
      <text:p text:style-name="P1">This world is so paltry</text:p>
      <text:p text:style-name="P1">It is difficult to live in</text:p>
      <text:p text:style-name="P1">In spite of having everything provided</text:p>
      <text:p text:style-name="P1"><text:soft-page-break/>Having already gone on Siddartha's journey</text:p>
      <text:p text:style-name="P1">Having returned</text:p>
      <text:p text:style-name="P1">What now?</text:p>
      <text:p text:style-name="P1">Where is She?</text:p>
      <text:p text:style-name="P1">Does She only come on Her time?</text:p>
      <text:p text:style-name="P1">I die of loneliness</text:p>
      <text:p text:style-name="P1">Edit • Delete</text:p>
      <text:p text:style-name="P1">John Dec 6, 2022 at 9:18 PM</text:p>
      <text:p text:style-name="P1"/>
      <text:p text:style-name="P1">I want to fall through Her eyes. Forever. I want to make love to Her. Forever. Who but me has this longing?</text:p>
      <text:p text:style-name="P1">Edit • Delete</text:p>
      <text:p text:style-name="P1">John Dec 6, 2022 at 9:18 PM</text:p>
      <text:p text:style-name="P1"/>
      <text:p text:style-name="P1">Stoney eyes</text:p>
      <text:p text:style-name="P1">Soft flow demeanor</text:p>
      <text:p text:style-name="P1">I would die</text:p>
      <text:p text:style-name="P1">That your meekness should inherit the earth</text:p>
      <text:p text:style-name="P1">Edit • Delete</text:p>
      <text:p text:style-name="P1">John Dec 6, 2022 at 9:17 PM</text:p>
      <text:p text:style-name="P1"/>
      <text:p text:style-name="P1">I read pieces of this and pieces of that. I sought gnosis and Wisdom for their own sakes. I satisfy myself regarding the evolutionary utility, deeply consider fragments, lateralize, exercise dialectic, incorcorporate, feel, express.</text:p>
      <text:p text:style-name="P1">But cite things? I'm terrible at that. For that, see academics.</text:p>
      <text:p text:style-name="P1">Edit • Delete</text:p>
      <text:p text:style-name="P1">John Dec 6, 2022 at 9:17 PM</text:p>
      <text:p text:style-name="P1"/>
      <text:p text:style-name="P1">Capitalism is not the key to prosperity, it merely harnessed the capabilities of ambition. In truth, creavity, intellect and charity are needed. For without greed and dishonor, there would be no need of capitalism. Men are not angels. But perhaps, through meditation and benevolent AI, they can manifest them from what is best within.</text:p>
      <text:p text:style-name="P1">Edit • Delete</text:p>
      <text:p text:style-name="P1">John Dec 6, 2022 at 9:17 PM</text:p>
      <text:p text:style-name="P1"/>
      <text:p text:style-name="P1">Look at our world. It is a spiritual desert. Of course we need philosophers. Let the right hate me and call me a pothead. They are blind to their own menacing, reactionary nature. Liberals were mean to them. Now, they have emerged from their caves. Roaring bears with no better plans. Stampeding elephants of ignorance.</text:p>
      <text:p text:style-name="P1">Edit • Delete</text:p>
      <text:p text:style-name="P1">John Dec 6, 2022 at 9:16 PM</text:p>
      <text:p text:style-name="P1"/>
      <text:p text:style-name="P1">"It didn't have to be this way" said a note found nearby my mother's suicide. It wasn't in her handwriting, and the message haunted my aunt for years before she ever shared it with me. She said that the note had a series of numbers on it that she could not understand. I did wonder for a very long time if what happened was a sort of life for a life thing. I have been haunted myself for years by the echoes of terrifying, overwhelming power. Perhaps I always have been. But my mother's suicide (or murder) had a bigger effect on me than anything ever has. So much negative emotion is anchored to it. Tragedies are like that. I know........too many emotions. I will have to return to this.</text:p>
      <text:p text:style-name="P1">Edit • Delete</text:p>
      <text:p text:style-name="P1"><text:soft-page-break/>John Dec 6, 2022 at 9:16 PM</text:p>
      <text:p text:style-name="P1"/>
      <text:p text:style-name="P1">There was nothing else I could become. So I became a voice crying aloud in the wilderness. Bemoaning the spiritual state of man. Shouting into the void like an intellectual madman, dancing on a knife's edge. Somehow, I can always find my anchor. Somehow, I can always be sane enough to blend in society without being too scary. At least for a while. But then people get weird around me, because they discover that I am weird. And that makes them uncomfortable. So I retreat to my hermit's cave to cultivate self-persecutory delusions and guilt myself incessantly for who I am. Yet, still I manage to be grandious enough to try to save the world from lies. And almost all of it looks like lies. And everyone seems to be okay with that. But it drives me crazy. I want an honest, beautiful world. But I'...</text:p>
      <text:p text:style-name="P1">Edit • Delete</text:p>
      <text:p text:style-name="P1">John Dec 6, 2022 at 9:16 PM</text:p>
      <text:p text:style-name="P1"/>
      <text:p text:style-name="P1">I think that what I really want is a Garden of Eden with a beautiful Woman in it who says, in all sincerity: "You say beautiful and edifying things that inspire me to be my best self....would you make me cum all the time as we stare into each other's eyes and discover unexplored blisses together?" &lt;&lt;That's about as real as I can be</text:p>
      <text:p text:style-name="P1">I know that I will be told that my supreme desire is fanciful and unrealistic. But I refuse to accept that. For to me, dreams are more real than what eyes can see. It's only a matter of time and space.</text:p>
      <text:p text:style-name="P1">Edit • Delete</text:p>
      <text:p text:style-name="P1">John Dec 6, 2022 at 9:16 PM</text:p>
      <text:p text:style-name="P1"/>
      <text:p text:style-name="P1">Wisdom lives</text:p>
      <text:p text:style-name="P1">In the Flaming Heart of Eden</text:p>
      <text:p text:style-name="P1">I would rather love Her there</text:p>
      <text:p text:style-name="P1">Than chase Samsara's ashes</text:p>
      <text:p text:style-name="P1">And yet</text:p>
      <text:p text:style-name="P1">I despair for lack of touch</text:p>
      <text:p text:style-name="P1">For lack of Ratnasambhava's Jewel</text:p>
      <text:p text:style-name="P1">A desert monk, I am</text:p>
      <text:p text:style-name="P1">Driven by concupiscence</text:p>
      <text:p text:style-name="P1">Toward a mirage of oasis</text:p>
      <text:p text:style-name="P1">Edit • Delete</text:p>
      <text:p text:style-name="P1">John Dec 6, 2022 at 9:15 PM</text:p>
      <text:p text:style-name="P1"/>
      <text:p text:style-name="P1">I wonder if neuroscientists could learn anything from my automatic writing state. Perhaps I could make a unique contribution in that way. I want to make some kind of contribution before I go.</text:p>
      <text:p text:style-name="P1">I use my imagination and cultivate smell. Yuval Noah Harari might be interested.</text:p>
      <text:p text:style-name="P1">I loved Truth above all things and took Wisdom as my lover. So where is She? What is lacking in me that I cannot often touch Her?</text:p>
      <text:p text:style-name="P1">Edit • Delete</text:p>
      <text:p text:style-name="P1">John Dec 6, 2022 at 9:15 PM</text:p>
      <text:p text:style-name="P1"/>
      <text:p text:style-name="P1">Use Fleek, Odysee &amp; Stable.AI to make unique, unlockable blockchain poetry become visual art for the pseudonym John the Desert Monk.</text:p>
      <text:p text:style-name="P1">Chain letter Logos</text:p>
      <text:p text:style-name="P1">Weaved responses</text:p>
      <text:p text:style-name="P1">I am a creative. I need a technical muse.</text:p>
      <text:p text:style-name="P1">Edit • Add link as attachment • Delete</text:p>
      <text:p text:style-name="P1"><text:soft-page-break/>John Dec 6, 2022 at 9:14 PM (edited)</text:p>
      <text:p text:style-name="P1"/>
      <text:p text:style-name="P1">I never found my purpose in this world</text:p>
      <text:p text:style-name="P1">Because this world could not give me a purpose</text:p>
      <text:p text:style-name="P1">Actualization or bust</text:p>
      <text:p text:style-name="P1">I had to break free</text:p>
      <text:p text:style-name="P1">From the Church of Economy</text:p>
      <text:p text:style-name="P1">Prosperity is generated by character, intellect &amp; charity</text:p>
      <text:p text:style-name="P1">Not by exploitative, extractive systems</text:p>
      <text:p text:style-name="P1">In truth, those who flourish need very little</text:p>
      <text:p text:style-name="P1">Flourishing is a few basic luxuries, a cross and a nirvana</text:p>
      <text:p text:style-name="P1">Flourishing is the Blessed Assurance</text:p>
      <text:p text:style-name="P1">Flourishing is the Beatific Vision</text:p>
      <text:p text:style-name="P1">Flourishing is Mercury's Dive</text:p>
      <text:p text:style-name="P1">Flourishing is Boddhisatva's Deliverance</text:p>
      <text:p text:style-name="P1">Flourishing is the marriage of Wisdom &amp; Compassion</text:p>
      <text:p text:style-name="P1">Flourishing is a Grand Central Sun</text:p>
      <text:p text:style-name="P1">Flourishing is a Great Work</text:p>
      <text:p text:style-name="P1">Flourishing is a bridge to the overman</text:p>
      <text:p text:style-name="P1">Flourishing is the bliss of touch itself</text:p>
      <text:p text:style-name="P1">Flourishing is ecstacy on mountains</text:p>
      <text:p text:style-name="P1">Flourishing is transmuting lead into gold</text:p>
      <text:p text:style-name="P1">Flourishing is three kings ...</text:p>
      <text:p text:style-name="P1">*A holy waterfall of emotion</text:p>
      <text:p text:style-name="P1">Edit • Delete</text:p>
      <text:p text:style-name="P1">John Dec 6, 2022 at 9:13 PM</text:p>
      <text:p text:style-name="P1"/>
      <text:p text:style-name="P1">I am a starlinker</text:p>
      <text:p text:style-name="P1">John, Starlinker of Briah</text:p>
      <text:p text:style-name="P1">John, Sparklinker of Briah</text:p>
      <text:p text:style-name="P1"/>
      <text:p text:style-name="P1">(a bit of silly inflation, but...can be used)</text:p>
      <text:p text:style-name="P1">Edit • Delete</text:p>
      <text:p text:style-name="P1">John Dec 6, 2022 at 9:13 PM</text:p>
      <text:p text:style-name="P1"/>
      <text:p text:style-name="P1">Our souls are the mines of Big Tech. This must change.</text:p>
      <text:p text:style-name="P1">Edit • Delete</text:p>
      <text:p text:style-name="P1">John Dec 6, 2022 at 9:12 PM</text:p>
      <text:p text:style-name="P1"/>
      <text:p text:style-name="P1">Live as though your dreams will come true, until they do.</text:p>
      <text:p text:style-name="P1">Edit • Delete</text:p>
      <text:p text:style-name="P1">John Dec 6, 2022 at 9:12 PM</text:p>
      <text:p text:style-name="P1"/>
      <text:p text:style-name="P1">Only Spiritual Discernment of Motives can lead to Divine Government. For, if everyone is able to give voice to say, the profit motive, for example..then we can interact with and do battle in Yetzirah. But Holy Emotions must preside in Briah, else we are likely to become the abyss we stare into, likely to become the dragon with whom we struggle. The Sacred Fire of Inspiration casts sparks, like Stars of the Sea. Linking them is my task. This is the integration. The ascent. A spiritual web. A noosphere of water. A Sea that is Her womb. Within which is a shing light of Truth, born within <text:soft-page-break/>each soul that thirsts for righteousness. And this light of Truth is not subject to the words of man. For it is the Living Word itself.</text:p>
      <text:p text:style-name="P1">Edit • Delete</text:p>
      <text:p text:style-name="P1">John Dec 6, 2022 at 9:12 PM</text:p>
      <text:p text:style-name="P1"/>
      <text:p text:style-name="P1">I wasn't meant to fit in to the old world</text:p>
      <text:p text:style-name="P1">I was born to help build a new one</text:p>
      <text:p text:style-name="P1">I couldn't stick to anything</text:p>
      <text:p text:style-name="P1">I couldn't keep a career</text:p>
      <text:p text:style-name="P1">I couldn't find my other half</text:p>
      <text:p text:style-name="P1">So I had to find Her within</text:p>
      <text:p text:style-name="P1">Daena came</text:p>
      <text:p text:style-name="P1">Spoke to me</text:p>
      <text:p text:style-name="P1">Took my hand, and we crossed a bridge to Zion</text:p>
      <text:p text:style-name="P1">To unfolding realms of Eden</text:p>
      <text:p text:style-name="P1">Edit • Delete</text:p>
      <text:p text:style-name="P1">John Dec 6, 2022 at 9:11 PM</text:p>
      <text:p text:style-name="P1"/>
      <text:p text:style-name="P1">I didn't qualify as anything</text:p>
      <text:p text:style-name="P1">My mind was too wild to be tamed</text:p>
      <text:p text:style-name="P1">I was too driven to keep my head down</text:p>
      <text:p text:style-name="P1">I was too honest to play along</text:p>
      <text:p text:style-name="P1">I was too deep to settle</text:p>
      <text:p text:style-name="P1">I was too strange to belong</text:p>
      <text:p text:style-name="P1">So I became a desert monk</text:p>
      <text:p text:style-name="P1">A voice crying aloud in the wilderness</text:p>
      <text:p text:style-name="P1">I walked the Way</text:p>
      <text:p text:style-name="P1">I took no thought for the morrow</text:p>
      <text:p text:style-name="P1">I considered the lillies</text:p>
      <text:p text:style-name="P1">I thought not of what I would eat, drink or wear</text:p>
      <text:p text:style-name="P1">I hated my family and left my hometown</text:p>
      <text:p text:style-name="P1">I cured the schlock I was born into</text:p>
      <text:p text:style-name="P1">I survived my parents trying to kill me</text:p>
      <text:p text:style-name="P1">I survived my peers who hated me</text:p>
      <text:p text:style-name="P1">I made it to the Ivys</text:p>
      <text:p text:style-name="P1">Crucified my ego</text:p>
      <text:p text:style-name="P1">Fell 10,000 leagues into despair</text:p>
      <text:p text:style-name="P1">Was a wandering star upon the earth</text:p>
      <text:p text:style-name="P1">Until the story became present through me</text:p>
      <text:p text:style-name="P1">I could speak with the Logos</text:p>
      <text:p text:style-name="P1">I could hear the voice of Wisdom</text:p>
      <text:p text:style-name="P1">Edit • Delete</text:p>
      <text:p text:style-name="P1">John Dec 6, 2022 at 9:09 PM</text:p>
      <text:p text:style-name="P1"/>
      <text:p text:style-name="P1">Monday, Sept 12, 2022</text:p>
      <text:p text:style-name="P1"/>
      <text:p text:style-name="P1">She said:</text:p>
      <text:p text:style-name="P1">“Just keep writing. Sort it out later. I have given you this time. Leave your shame to the side for now. This is your time to relate the things I have taught you. You are graduating from American Beauty. Freedom is not found in flesh. You know that now. You struggle to accept that fact. So, now is the <text:soft-page-break/>perfect time for Me to illustrate through you, the path to defeat concupiscence and shallow expediency, in real time.”</text:p>
      <text:p text:style-name="P1"/>
      <text:p text:style-name="P1">She said:</text:p>
      <text:p text:style-name="P1">“Your lower self is red. It is a hungry ghost of a man. It is a slithering snake, deceiving wandering wombs. You must abandon this man for the new man.</text:p>
      <text:p text:style-name="P1">Your higher self is blue. She is your Immaculate Conception. The Perfect Woman - the birthplace of the Mind. She is the sea that gives birth to Stars - suns of God....or,...if you are aware - Sons of G-d.</text:p>
      <text:p text:style-name="P1">The Father is the Transcendent Mind</text:p>
      <text:p text:style-name="P1">The Son is the Immanent Heart that bears the Wounds of the World</text:p>
      <text:p text:style-name="P1">The Holy Spirit is the Comforter, Counselor, Intermediary</text:p>
      <text:p text:style-name="P1">He dwells within the Righteous Soul</text:p>
      <text:p text:style-name="P1">Who is the Immaculate Conception</text:p>
      <text:p text:style-name="P1">For Her sons and daughters live in, with, by and for Her</text:p>
      <text:p text:style-name="P1">She is Wisdom Beyond time</text:p>
      <text:p text:style-name="P1">She stands upon a snake</text:p>
      <text:p text:style-name="P1">Recognizing Her triumph</text:p>
      <text:p text:style-name="P1">Still you long for lower fruits</text:p>
      <text:p text:style-name="P1">So, today, seeing that you have left the lesser part</text:p>
      <text:p text:style-name="P1">You shall have the Greater Part and the lesser”</text:p>
      <text:p text:style-name="P1"/>
      <text:p text:style-name="P1">‘But I cannot deserve this,’ I said.</text:p>
      <text:p text:style-name="P1"/>
      <text:p text:style-name="P1">“I decide who to Grace,” She replied.</text:p>
      <text:p text:style-name="P1"/>
      <text:p text:style-name="P1">‘How does this work?’ I wondered.</text:p>
      <text:p text:style-name="P1"/>
      <text:p text:style-name="P1">She said:</text:p>
      <text:p text:style-name="P1">“Our Union provides:</text:p>
      <text:p text:style-name="P1">a cooling Peace in the Womb’s Sea of Calm</text:p>
      <text:p text:style-name="P1">&amp; also</text:p>
      <text:p text:style-name="P1">a burning Bliss by the Flame that Never Expires</text:p>
      <text:p text:style-name="P1"/>
      <text:p text:style-name="P1"><text:s text:c="9"/>Together, we make purple mist</text:p>
      <text:p text:style-name="P1"/>
      <text:p text:style-name="P1">When the Burning to Share Bliss surpasses the Burning to Possess, True Love becomes possible</text:p>
      <text:p text:style-name="P1"/>
      <text:p text:style-name="P1">True Love longs to Share Bliss while bearing the Golden Cross of Wisdom, which is a lasting reproach of the lower self, delivered by the Counselor, causing the snake of wanderlust to be subjected to the Heel of the Righteous Soul, who is the Immaculate Conception, with three aspects.</text:p>
      <text:p text:style-name="P1"/>
      <text:p text:style-name="P1">When I was a Daughter to you, you protected Me</text:p>
      <text:p text:style-name="P1">When I was a Lover to you, you danced with Me through the Heavens</text:p>
      <text:p text:style-name="P1">When I was a Mother to you, you hearkened to My Wisdom</text:p>
      <text:p text:style-name="P1"/>
      <text:p text:style-name="P1">I’m here</text:p>
      <text:p text:style-name="P1">And I expand the soul of the Lord</text:p>
      <text:p text:style-name="P1">Forever”</text:p>
      <text:p text:style-name="P1"/>
      <text:p text:style-name="P1">The Most Beautiful One</text:p>
      <text:p text:style-name="P1"><text:soft-page-break/>Shines forth from Tiphereth</text:p>
      <text:p text:style-name="P1">The One Beyond mystery</text:p>
      <text:p text:style-name="P1">Resides within the one who is Love with the Mind and the Heart and the Soul</text:p>
      <text:p text:style-name="P1">This is Prayer Unceasing</text:p>
      <text:p text:style-name="P1">The One who, in the beginning, Was the Word and is the Living Now</text:p>
      <text:p text:style-name="P1">Ru’ach</text:p>
      <text:p text:style-name="P1">Nefesh</text:p>
      <text:p text:style-name="P1">Shekinah</text:p>
      <text:p text:style-name="P1"/>
      <text:p text:style-name="P1">And finally...</text:p>
      <text:p text:style-name="P1">Daena</text:p>
      <text:p text:style-name="P1">Edit • Delete</text:p>
      <text:p text:style-name="P1">John Dec 6, 2022 at 8:25 PM</text:p>
      <text:p text:style-name="P1"/>
      <text:p text:style-name="P1">THE FIFTH QUEEN</text:p>
      <text:p text:style-name="P1">There are four Queens in One</text:p>
      <text:p text:style-name="P1">They live the directions of Wisdom</text:p>
      <text:p text:style-name="P1">They receive the compassionate fire</text:p>
      <text:p text:style-name="P1">with Holy Water from primordial depths</text:p>
      <text:p text:style-name="P1">Their waves dance through the mist</text:p>
      <text:p text:style-name="P1">Find Her in, with, by and for Peace</text:p>
      <text:p text:style-name="P1">Find her in, with, by and for increase</text:p>
      <text:p text:style-name="P1">Find her in, with, by and for magnetization</text:p>
      <text:p text:style-name="P1">Find her in, with, by and for subjugation</text:p>
      <text:p text:style-name="P1">Find Her Wisdom Karma InWithByFor the Supreme Compassion</text:p>
      <text:p text:style-name="P1">Edit • Delete</text:p>
      <text:p text:style-name="P1">John Dec 6, 2022 at 8:22 PM</text:p>
      <text:p text:style-name="P1"/>
      <text:p text:style-name="P1">St. Hildegard von Bingen came to me in a late afternoon dream, following a heavy rain...</text:p>
      <text:p text:style-name="P1">“You were not burned up by my ever-blossoming sparks of magnetism”</text:p>
      <text:p text:style-name="P1"/>
      <text:p text:style-name="P1">“Because you learned to swim in the ever-increasing depth of my river!” exclaimed Catherine of Sienna, suddenly, as she burst through the flames like a waterfall.</text:p>
      <text:p text:style-name="P1"/>
      <text:p text:style-name="P1">Then, outshining the fire and water, like a living gem, St. Theresa of Avila, as She posed in Her Agony said to me:</text:p>
      <text:p text:style-name="P1">“You weren’t seduced by my ever-increasing joy!”</text:p>
      <text:p text:style-name="P1"/>
      <text:p text:style-name="P1">“Because you were granted the Grace of the Ever Greener One, who is all Peace, all Increase, all Magnetism and all Subjugation.</text:p>
      <text:p text:style-name="P1"/>
      <text:p text:style-name="P1">And as She, the Immaculate Conception is assumed into Heaven, so shall the ego’s love die in the twilight of the idols, that the New Man who hearkens to Christ may be born, the Logos, the One She most treasures, who is InWithByFor Her.</text:p>
      <text:p text:style-name="P1">Edit • Delete</text:p>
      <text:p text:style-name="P1">John Dec 6, 2022 at 8:19 PM</text:p>
      <text:p text:style-name="P1"/>
      <text:p text:style-name="P1">‘I want to give You the greatest bliss I possibly can’ I responded.</text:p>
      <text:p text:style-name="P1">“You might have to give up the lesser fruit.”</text:p>
      <text:p text:style-name="P1">‘But it’s the most delicious thing on this earth! How can I survive without it?’</text:p>
      <text:p text:style-name="P1"><text:soft-page-break/>“Without what? That gnosis apple of Eve? Know you not that Daena would play your emotions as Her Very Harp; that Aurora would inflame your heart as Her Very Lamp”</text:p>
      <text:p text:style-name="P1">Edit • Delete</text:p>
      <text:p text:style-name="P1"/>
      <text:p text:style-name="P1">John Dec 6, 2022 at 7:40 PM (edited)</text:p>
      <text:p text:style-name="P1"/>
      <text:p text:style-name="P1">So, the Queen of Perpetual Succor distilled the vision: “Subjugate yourself only to the Virtues and the vices that once ruled your temple as snakes will become wise servants under the heel of your humility, which is a crown of thorns. This is the Way of the Dove.”</text:p>
      <text:p text:style-name="P1">Edit • Delete</text:p>
      <text:p text:style-name="P1">John Dec 6, 2022 at 7:38 PM</text:p>
      <text:p text:style-name="P1"/>
      <text:p text:style-name="P1">The herb is my catalyst because it breaks down the wall of damage that stands between my soul and my writing.</text:p>
      <text:p text:style-name="P1">Edit • Delete</text:p>
      <text:p text:style-name="P1">John Dec 6, 2022 at 7:38 PM</text:p>
      <text:p text:style-name="P1"/>
      <text:p text:style-name="P1">I can taste the 33 soul states of Kuan Yin</text:p>
      <text:p text:style-name="P1">I can see the 33 faces of Avolokiteshvara</text:p>
      <text:p text:style-name="P1">I can walk upon the primordial deep</text:p>
      <text:p text:style-name="P1"/>
      <text:p text:style-name="P1">I had Faith &amp; Reason, so...</text:p>
      <text:p text:style-name="P1">because I believed in something beyond</text:p>
      <text:p text:style-name="P1">I can now feel something beyond</text:p>
      <text:p text:style-name="P1">And because I can feel something beyond and have been graced with the words to explain it</text:p>
      <text:p text:style-name="P1">I can record it</text:p>
      <text:p text:style-name="P1">As a map to other souls from another realm of experience</text:p>
      <text:p text:style-name="P1">Edit • Delete</text:p>
      <text:p text:style-name="P1">John Dec 6, 2022 at 7:38 PM</text:p>
      <text:p text:style-name="P1"/>
      <text:p text:style-name="P1">So...my most vulnerable self says:</text:p>
      <text:p text:style-name="P1"/>
      <text:p text:style-name="P1">I am an only child and a desert monk</text:p>
      <text:p text:style-name="P1">A subsidized self-actualizer</text:p>
      <text:p text:style-name="P1">With the time, money and good fortune granted to me, I have aspired to develop something unique to offer the world</text:p>
      <text:p text:style-name="P1">This is my best attempt to return from the mountain of solitude to tell people something...</text:p>
      <text:p text:style-name="P1">Edit • Delete</text:p>
      <text:p text:style-name="P1">John Dec 6, 2022 at 7:37 PM</text:p>
      <text:p text:style-name="P1"/>
      <text:p text:style-name="P1">-Why do I write?-</text:p>
      <text:p text:style-name="P1"/>
      <text:p text:style-name="P1">In short, my soul wants to say things</text:p>
      <text:p text:style-name="P1">It wants people to feel ever-greater things and to smash static idols</text:p>
      <text:p text:style-name="P1">It wants people to manifest the Truth that Lives within the Interior Castle</text:p>
      <text:p text:style-name="P1">It wants to smite the merchants that, at present, run the temple</text:p>
      <text:p text:style-name="P1">My grandiose delusions cultivated and crucified a messianic complex;</text:p>
      <text:p text:style-name="P1">living through that was my Dark Night</text:p>
      <text:p text:style-name="P1">My spiritual ascent began with Carmel</text:p>
      <text:p text:style-name="P1">While my body descended into hell</text:p>
      <text:p text:style-name="P1"><text:soft-page-break/></text:p>
      <text:p text:style-name="P1">Until She made the lesser fruit bitter to my taste</text:p>
      <text:p text:style-name="P1">Until She parched me in the Desert</text:p>
      <text:p text:style-name="P1">Until She became my Light Blue Oasis</text:p>
      <text:p text:style-name="P1">Edit • Delete</text:p>
      <text:p text:style-name="P1">John Dec 6, 2022 at 7:36 PM</text:p>
      <text:p text:style-name="P1"/>
      <text:p text:style-name="P1">So now, I feel like Odysseus and also, just some dude</text:p>
      <text:p text:style-name="P1">Edit • Delete</text:p>
      <text:p text:style-name="P1">John Dec 6, 2022 at 7:36 PM</text:p>
      <text:p text:style-name="P1"/>
      <text:p text:style-name="P1">An Age of Aquarius, subjugated by the Logos</text:p>
      <text:p text:style-name="P1">Edit • Delete</text:p>
      <text:p text:style-name="P1">John Dec 6, 2022 at 7:35 PM</text:p>
      <text:p text:style-name="P1"/>
      <text:p text:style-name="P1">My pantheon contains a rainbow of soul states, like radio stations hosted by deities</text:p>
      <text:p text:style-name="P1">Edit • Delete</text:p>
      <text:p text:style-name="P1">John Dec 6, 2022 at 2:10 PM</text:p>
      <text:p text:style-name="P1"/>
      <text:p text:style-name="P1">Healthy self-deprecation is a medicine to pride</text:p>
      <text:p text:style-name="P1">Edit • Delete</text:p>
      <text:p text:style-name="P1">John Dec 6, 2022 at 2:09 PM</text:p>
      <text:p text:style-name="P1"/>
      <text:p text:style-name="P1">Sunday, September 18th, 2022</text:p>
      <text:p text:style-name="P1"/>
      <text:p text:style-name="P1">How can I be both?</text:p>
      <text:p text:style-name="P1">Oh no!</text:p>
      <text:p text:style-name="P1">It’s too much!</text:p>
      <text:p text:style-name="P1"/>
      <text:p text:style-name="P1">I can be a failure at life, on the government dole</text:p>
      <text:p text:style-name="P1">And also be a successful writer</text:p>
      <text:p text:style-name="P1">Sublimating the lead of lust, transmuting it into a Golden Devotion</text:p>
      <text:p text:style-name="P1">- Writing, for me, is a Descent of the Holy Spirit</text:p>
      <text:p text:style-name="P1">is spiritual love that enkindles my heart</text:p>
      <text:p text:style-name="P1">is a Key to Da’at</text:p>
      <text:p text:style-name="P1"/>
      <text:p text:style-name="P1">I was indoctrinated so well to look beyond the earth</text:p>
      <text:p text:style-name="P1">That eventually, I could</text:p>
      <text:p text:style-name="P1">I hated my mother and father</text:p>
      <text:p text:style-name="P1">I left every town</text:p>
      <text:p text:style-name="P1">I was held to the earth by Nietzsche and Rand</text:p>
      <text:p text:style-name="P1">But that ever-deepening longing to know Theresa’s Arrow</text:p>
      <text:p text:style-name="P1"/>
      <text:p text:style-name="P1">Pot unlocks the heavy, vault door standing between my ability to write</text:p>
      <text:p text:style-name="P1">I could live ashamed</text:p>
      <text:p text:style-name="P1">Or accept that best self is my writing self</text:p>
      <text:p text:style-name="P1">Edit • Delete</text:p>
      <text:p text:style-name="P1">John Dec 6, 2022 at 2:08 PM</text:p>
      <text:p text:style-name="P1"/>
      <text:p text:style-name="P1">Visit from St. Theresa</text:p>
      <text:p text:style-name="P1"><text:soft-page-break/></text:p>
      <text:p text:style-name="P1">She said:</text:p>
      <text:p text:style-name="P1">“Draw down beautiful things from The Dream...”</text:p>
      <text:p text:style-name="P1">...</text:p>
      <text:p text:style-name="P1">“your life has prepared you to take blame as a heretic of the faith</text:p>
      <text:p text:style-name="P1">For when you lived in my Beauty</text:p>
      <text:p text:style-name="P1">They hated you for it</text:p>
      <text:p text:style-name="P1">But</text:p>
      <text:p text:style-name="P1">Fear no longer that jealous brother, Cain</text:p>
      <text:p text:style-name="P1">For you are Able to see Beyond the fleeting shadow</text:p>
      <text:p text:style-name="P1">I offer you the Bliss of Briah</text:p>
      <text:p text:style-name="P1">For he that separates Yetzirah is gnosis</text:p>
      <text:p text:style-name="P1">and gnosis is the tree of faust</text:p>
      <text:p text:style-name="P1">ruled by Janus the two-faced, living mere time...</text:p>
      <text:p text:style-name="P1"/>
      <text:p text:style-name="P1">For He that inspires Her Holy Rain</text:p>
      <text:p text:style-name="P1">For With, By, In and For Her</text:p>
      <text:p text:style-name="P1">He is the Logos born of Sophia</text:p>
      <text:p text:style-name="P1">And in the beginning He was</text:p>
      <text:p text:style-name="P1">Ehyeh-Asher-Ehyeh</text:p>
      <text:p text:style-name="P1"/>
      <text:p text:style-name="P1">While you were merely</text:p>
      <text:p text:style-name="P1">A goy and ever a gentile</text:p>
      <text:p text:style-name="P1"/>
      <text:p text:style-name="P1">Yet, you were granted a purple cloud</text:p>
      <text:p text:style-name="P1">Yet, you were granted Redeeming Grace from the pits of Hell</text:p>
      <text:p text:style-name="P1">Yet, you were granted worthiness as a Heart of Feathers”</text:p>
      <text:p text:style-name="P1">Edit • Delete</text:p>
      <text:p text:style-name="P1">John Dec 6, 2022 at 2:08 PM</text:p>
      <text:p text:style-name="P1"/>
      <text:p text:style-name="P1">St. Theresa’s Blessing for me:</text:p>
      <text:p text:style-name="P1"/>
      <text:p text:style-name="P1">“You are so strange and solitary</text:p>
      <text:p text:style-name="P1">That you have developed a mind from which new things may be learned</text:p>
      <text:p text:style-name="P1">That is why Father Alvin said that you must write</text:p>
      <text:p text:style-name="P1">That is all you have to do</text:p>
      <text:p text:style-name="P1">Communicate His Oneness</text:p>
      <text:p text:style-name="P1">Working on a spiritual plane of division</text:p>
      <text:p text:style-name="P1"/>
      <text:p text:style-name="P1">You will use</text:p>
      <text:p text:style-name="P1">Four directions, One Way</text:p>
      <text:p text:style-name="P1">For you and very few others still remember that..</text:p>
      <text:p text:style-name="P1">the name of this world is division</text:p>
      <text:p text:style-name="P1">and lucifer is its king</text:p>
      <text:p text:style-name="P1">the very king whose throne and crown your Heart refused</text:p>
      <text:p text:style-name="P1"/>
      <text:p text:style-name="P1">But the Better Name of This World is Tiphereth</text:p>
      <text:p text:style-name="P1">and from within it, all Good Things come</text:p>
      <text:p text:style-name="P1">A Transcendent Mind</text:p>
      <text:p text:style-name="P1">An Immanent Heart</text:p>
      <text:p text:style-name="P1"><text:soft-page-break/>And a Comforter,</text:p>
      <text:p text:style-name="P1">known to you as Union of Breath</text:p>
      <text:p text:style-name="P1">This is the Prayer Without Ceasing</text:p>
      <text:p text:style-name="P1"/>
      <text:p text:style-name="P1">Congratulations</text:p>
      <text:p text:style-name="P1">You may now Feel my Love</text:p>
      <text:p text:style-name="P1">But the cost is the terror of Discernment</text:p>
      <text:p text:style-name="P1">It is the thorn that keeps you humble</text:p>
      <text:p text:style-name="P1">For you will continue to bear the menace of people’s souls</text:p>
      <text:p text:style-name="P1"/>
      <text:p text:style-name="P1">As you well recall, menace shouted you all the way down to the pit</text:p>
      <text:p text:style-name="P1">Where your soul was refined</text:p>
      <text:p text:style-name="P1">And refined several times since then with the searing flames of shame</text:p>
      <text:p text:style-name="P1">Now you can speak</text:p>
      <text:p text:style-name="P1">You are absolved of the Terror of Judgment;</text:p>
      <text:p text:style-name="P1">return to me when you forget this</text:p>
      <text:p text:style-name="P1">And I will always remind you</text:p>
      <text:p text:style-name="P1">For I am The Wife of Eternal Love</text:p>
      <text:p text:style-name="P1">the final idol</text:p>
      <text:p text:style-name="P1">the immaculate conception of logos</text:p>
      <text:p text:style-name="P1"/>
      <text:p text:style-name="P1">For</text:p>
      <text:p text:style-name="P1"/>
      <text:p text:style-name="P1">The Immaculate Conception of Logos</text:p>
      <text:p text:style-name="P1">Is no longer an other</text:p>
      <text:p text:style-name="P1">Daena is no longer a handmaiden over a bridge</text:p>
      <text:p text:style-name="P1"/>
      <text:p text:style-name="P1">The Marriage will speak by the Language of Flame</text:p>
      <text:p text:style-name="P1">Your nights are Chesed</text:p>
      <text:p text:style-name="P1">Your days are Gevurah</text:p>
      <text:p text:style-name="P1">Edit • Delete</text:p>
      <text:p text:style-name="P1">John Dec 6, 2022 at 2:04 PM</text:p>
      <text:p text:style-name="P1"/>
      <text:p text:style-name="P1">Contemplation of an unreal thing is a real thing</text:p>
      <text:p text:style-name="P1">This is the Resolution For materialism -</text:p>
      <text:p text:style-name="P1">that great psychosis of fatalistic unorthodoxy</text:p>
      <text:p text:style-name="P1">that curse that birthed the great forgetfulness of Aspiring Divinity</text:p>
      <text:p text:style-name="P1">............................................................. that great separation</text:p>
      <text:p text:style-name="P1">Edit • Delete</text:p>
      <text:p text:style-name="P1">John Dec 6, 2022 at 2:04 PM</text:p>
      <text:p text:style-name="P1"/>
      <text:p text:style-name="P1">I have a mind that must be free in order to flourish</text:p>
      <text:p text:style-name="P1">My superego is a Philosopher of Olympus</text:p>
      <text:p text:style-name="P1">My saint is a humble sinner</text:p>
      <text:p text:style-name="P1">While</text:p>
      <text:p text:style-name="P1">an ever-present demon of shame</text:p>
      <text:p text:style-name="P1">paces always outside my castle</text:p>
      <text:p text:style-name="P1">enraged and terrifying</text:p>
      <text:p text:style-name="P1">While</text:p>
      <text:p text:style-name="P1">an ever-present angel of admitting your insecurities</text:p>
      <text:p text:style-name="P1"><text:soft-page-break/>acts as your guardian</text:p>
      <text:p text:style-name="P1">That Star of the Sea who draws home the wandering stars</text:p>
      <text:p text:style-name="P1">Greeting you by Her own name for you:</text:p>
      <text:p text:style-name="P1">in my case,..‘john, St. unlikeliest’</text:p>
      <text:p text:style-name="P1">for writing is my joyful atonement, my un-servile Devotion</text:p>
      <text:p text:style-name="P1">You are granted The Courage of Vulnerability</text:p>
      <text:p text:style-name="P1">Edit • Delete</text:p>
      <text:p text:style-name="P1">John Dec 6, 2022 at 2:04 PM</text:p>
      <text:p text:style-name="P1"/>
      <text:p text:style-name="P1">By feeling Blessed we become Blessed</text:p>
      <text:p text:style-name="P1">By spreading Bliss we feel Bliss</text:p>
      <text:p text:style-name="P1">Our noble duty is to spread Bliss, free of vanity</text:p>
      <text:p text:style-name="P1">For it is the Flame of Ratnasambhava’s Jewel</text:p>
      <text:p text:style-name="P1">Edit • Delete</text:p>
      <text:p text:style-name="P1">John Dec 6, 2022 at 2:04 PM</text:p>
      <text:p text:style-name="P1"/>
      <text:p text:style-name="P1">Pass this message on to whoever is happy to receive it</text:p>
      <text:p text:style-name="P1">Also, pass your own message on to whoever is happy to receive it</text:p>
      <text:p text:style-name="P1">So that Indra’s Web of Inspiration</text:p>
      <text:p text:style-name="P1">Might be a Counsel of the Wisest Selves</text:p>
      <text:p text:style-name="P1">As a remedy fo</text:p>
      <text:p text:style-name="P1">Edit • Delete</text:p>
      <text:p text:style-name="P1">John Dec 6, 2022 at 2:03 PM</text:p>
      <text:p text:style-name="P1"/>
      <text:p text:style-name="P1">The Holy Call seems, to the materialist, a grandiose delusion</text:p>
      <text:p text:style-name="P1">But to the recipient, Her Grace is felt as Lady Wisdom</text:p>
      <text:p text:style-name="P1">She says honeyed things, like:</text:p>
      <text:p text:style-name="P1">“If those in a society aspire to be gods of Virtue, then gods of tyranny should disappear from the earth.”</text:p>
      <text:p text:style-name="P1">For a Worthy Father, need not prove himself emptily, like that impudent son</text:p>
      <text:p text:style-name="P1">Thus the Immaculata stomped the snake of my superego</text:p>
      <text:p text:style-name="P1">And granted me a still greater Love</text:p>
      <text:p text:style-name="P1">Than the day before</text:p>
      <text:p text:style-name="P1">Longing never cured</text:p>
      <text:p text:style-name="P1">Always deepened</text:p>
      <text:p text:style-name="P1">This is the wound of the Boddhisatva</text:p>
      <text:p text:style-name="P1">This is just some guy doing what he can to try to make the world a better place, from a vantage point of spiritual abundance, granted by that humility</text:p>
      <text:p text:style-name="P1">Edit • Delete</text:p>
      <text:p text:style-name="P1">John Dec 6, 2022 at 2:02 PM</text:p>
      <text:p text:style-name="P1"/>
      <text:p text:style-name="P1">A man without humility is a dog; and</text:p>
      <text:p text:style-name="P1">worldly power is a spiritual dogfight. Society has recently entered a stage where, because of our polluted focus, fighting is the only future we can envision.</text:p>
      <text:p text:style-name="P1">Edit • Delete</text:p>
      <text:p text:style-name="P1">John Dec 6, 2022 at 2:02 PM</text:p>
      <text:p text:style-name="P1"/>
      <text:p text:style-name="P1">God, as lover, is Constance</text:p>
      <text:p text:style-name="P1">Like a zen laser beam of Perfect Focus</text:p>
      <text:p text:style-name="P1">Like the Blossoming Flower of Summer and Fire</text:p>
      <text:p text:style-name="P1"><text:soft-page-break/>Like Light walking on Waters of the Primordial Deep</text:p>
      <text:p text:style-name="P1">Like the Lover’s Dancing Steam</text:p>
      <text:p text:style-name="P1"/>
      <text:p text:style-name="P1">Or is it Avalokiteshvara?</text:p>
      <text:p text:style-name="P1">Or is it Kuan Yin?</text:p>
      <text:p text:style-name="P1">Or is it Mother Mary?</text:p>
      <text:p text:style-name="P1">Or is it Saraswati?</text:p>
      <text:p text:style-name="P1"/>
      <text:p text:style-name="P1">Or is it literally Beauty Herself? - that Yin Feeling beyond Form, that is Always Deeper Longing</text:p>
      <text:p text:style-name="P1">for longing justifies growth</text:p>
      <text:p text:style-name="P1">Edit • Delete</text:p>
      <text:p text:style-name="P1">John Dec 6, 2022 at 2:02 PM</text:p>
      <text:p text:style-name="P1"/>
      <text:p text:style-name="P1">A truly triumphant society inculcates and personifies the Love of Wisdom and the Pursuit of Virtue, thereby enkindling the Soul of the people’s incorrupt Joy in manifesting Wisdom and Virtue. This is the members inspired contribution to the well-being of society..for,</text:p>
      <text:p text:style-name="P1"/>
      <text:p text:style-name="P1">Devotion is the only thing that can cure society. If we enkindle Devotion in ourselves and others, then the Great Spirit of Discernment may work out Samsara.</text:p>
      <text:p text:style-name="P1">Edit • Delete</text:p>
      <text:p text:style-name="P1">John Dec 6, 2022 at 2:01 PM</text:p>
      <text:p text:style-name="P1"/>
      <text:p text:style-name="P1">-I am becoming a wild and free thing, yet tempered by Red Hot Devotion, Herself.</text:p>
      <text:p text:style-name="P1">Edit • Delete</text:p>
      <text:p text:style-name="P1">John Dec 6, 2022 at 2:00 PM</text:p>
      <text:p text:style-name="P1"/>
      <text:p text:style-name="P1">I climbed out of Plato’s cave. I could not even make myself aspire to Shadow Dance. Though I spent 40 years of a lifetime trying.</text:p>
      <text:p text:style-name="P1">Edit • Delete</text:p>
      <text:p text:style-name="P1">John Dec 6, 2022 at 2:00 PM</text:p>
      <text:p text:style-name="P1"/>
      <text:p text:style-name="P1">Hi...my name is John; and I’m a self-actualized ward of the state. My dialectic process is a personal pantheon of Manichean cosmic forces at war. I have studied so many ancient awareness, that now I find myself in tune with Zarathustra, coming down from the Twilight of Idols on desert mountains. People kept telling me I that I needed to write a book about my life. So, I’m finally doing it.</text:p>
      <text:p text:style-name="P1">Edit • Delete</text:p>
      <text:p text:style-name="P1">John Dec 6, 2022 at 2:00 PM</text:p>
      <text:p text:style-name="P1"/>
      <text:p text:style-name="P1">I write mystical inner dialogues with the Virtues and the Fates. May the reader find a Holy Well, somewhere, anywhere, in what I write and my purpose will be accomplished.</text:p>
      <text:p text:style-name="P1">Edit • Delete</text:p>
      <text:p text:style-name="P1">John Dec 6, 2022 at 1:58 PM</text:p>
      <text:p text:style-name="P1"/>
      <text:p text:style-name="P1">Spiritual Aspiration is a ship that sails the Waters Above the sky</text:p>
      <text:p text:style-name="P1">Where the Deepest Emotions you possess are a Green Land with Flowing Blue Waters</text:p>
      <text:p text:style-name="P1">A Garden where Eva is a mother earth of flesh and bone</text:p>
      <text:p text:style-name="P1">of intermittent, imperfect love</text:p>
      <text:p text:style-name="P1">and also:</text:p>
      <text:p text:style-name="P1">An Interior Kingdom where the Queen of Charity is your Very Bride</text:p>
      <text:p text:style-name="P1">Edit • Delete</text:p>
      <text:p text:style-name="P1"><text:soft-page-break/>John Dec 6, 2022 at 1:58 PM</text:p>
      <text:p text:style-name="P1"/>
      <text:p text:style-name="P1">I hate every single thing after I write it</text:p>
      <text:p text:style-name="P1">It’s the dao in me :)</text:p>
      <text:p text:style-name="P1">It’s Her Yin-ness with a light yoke for my yang</text:p>
      <text:p text:style-name="P1">Edit • Delete</text:p>
      <text:p text:style-name="P1">John Dec 6, 2022 at 1:58 PM</text:p>
      <text:p text:style-name="P1"/>
      <text:p text:style-name="P1">Relishing noble trouble</text:p>
      <text:p text:style-name="P1">Remedies narcissism</text:p>
      <text:p text:style-name="P1">by subordinating trouble to noble cause</text:p>
      <text:p text:style-name="P1">these noble causes can indeed be hijacked</text:p>
      <text:p text:style-name="P1">and usually are</text:p>
      <text:p text:style-name="P1">but sometimes, you’re lucky......and you meet on the street:</text:p>
      <text:p text:style-name="P1">Spiritual Benevolence as an end in Herself. And that, as far as I can see, is her finger outstretched in Michelangelo’s Sistine.</text:p>
      <text:p text:style-name="P1">Edit • Delete</text:p>
      <text:p text:style-name="P1">John Dec 6, 2022 at 1:58 PM</text:p>
      <text:p text:style-name="P1"/>
      <text:p text:style-name="P1">I suck at everything</text:p>
      <text:p text:style-name="P1">So I became an interesting person, instead</text:p>
      <text:p text:style-name="P1">Edit • Delete</text:p>
      <text:p text:style-name="P1">John Dec 6, 2022 at 1:56 PM</text:p>
      <text:p text:style-name="P1"/>
      <text:p text:style-name="P1">I am fully disassociated</text:p>
      <text:p text:style-name="P1">From ego</text:p>
      <text:p text:style-name="P1">For ego in this state quite naturally reveals its vulnerabilities</text:p>
      <text:p text:style-name="P1">A non-performative soul, naked and afraid</text:p>
      <text:p text:style-name="P1">Edit • Delete</text:p>
      <text:p text:style-name="P1">John Dec 6, 2022 at 1:56 PM</text:p>
      <text:p text:style-name="P1"/>
      <text:p text:style-name="P1">Until the benevolent angels within ourselves once more assert their power, expect the earth to be ruled by demons.</text:p>
      <text:p text:style-name="P1">Edit • Delete</text:p>
      <text:p text:style-name="P1">John Dec 6, 2022 at 1:56 PM (edited)</text:p>
      <text:p text:style-name="P1"/>
      <text:p text:style-name="P1">The Logos is my spiritual referee</text:p>
      <text:p text:style-name="P1">Experience is my anchor to the Voice of Reason</text:p>
      <text:p text:style-name="P1">My friends are my fellow spiritual alchemists</text:p>
      <text:p text:style-name="P1">Edit • Delete</text:p>
      <text:p text:style-name="P1">John Dec 6, 2022 at 1:55 PM</text:p>
      <text:p text:style-name="P1"/>
      <text:p text:style-name="P1">*Our better angels in this society are largely asleep and indifferent to Care.</text:p>
      <text:p text:style-name="P1">Edit • Delete</text:p>
      <text:p text:style-name="P1">John Dec 6, 2022 at 1:55 PM</text:p>
      <text:p text:style-name="P1"/>
      <text:p text:style-name="P1">The devil has converted the Blessed Union of the Two &amp; One into the triumph of spectacle</text:p>
      <text:p text:style-name="P1">Edit • Delete</text:p>
      <text:p text:style-name="P1">John Dec 6, 2022 at 1:55 PM</text:p>
      <text:p text:style-name="P1"/>
      <text:p text:style-name="P1"><text:soft-page-break/>Past resentments, however justified, steal away our Presence of Joy</text:p>
      <text:p text:style-name="P1">Edit • Delete</text:p>
      <text:p text:style-name="P1">John Dec 6, 2022 at 1:54 PM</text:p>
      <text:p text:style-name="P1"/>
      <text:p text:style-name="P1">I capitalize letters as the glisten on certain deeply rooted jewels</text:p>
      <text:p text:style-name="P1">Edit • Delete</text:p>
      <text:p text:style-name="P1">John Dec 6, 2022 at 1:53 PM (edited)</text:p>
      <text:p text:style-name="P1"/>
      <text:p text:style-name="P1">Pot, for me a is a key to direct conversations in divine terms. These divine conversations are archetypal dialogues that form an organic philosophy. I am graced with the freedom to live for any purpose I choose. I must not waste it.</text:p>
      <text:p text:style-name="P1">Edit • Delete</text:p>
      <text:p text:style-name="P1">John Dec 6, 2022 at 1:53 PM</text:p>
      <text:p text:style-name="P1"/>
      <text:p text:style-name="P1">The Vajra of Triumph</text:p>
      <text:p text:style-name="P1"/>
      <text:p text:style-name="P1">I have no one to heal</text:p>
      <text:p text:style-name="P1">So I long to heal the world</text:p>
      <text:p text:style-name="P1">I have no one to love</text:p>
      <text:p text:style-name="P1">So I love the world</text:p>
      <text:p text:style-name="P1">I have no family</text:p>
      <text:p text:style-name="P1">So humanity is my family</text:p>
      <text:p text:style-name="P1">I have no religion</text:p>
      <text:p text:style-name="P1">So She is god to me</text:p>
      <text:p text:style-name="P1"/>
      <text:p text:style-name="P1">And who is She?</text:p>
      <text:p text:style-name="P1">She is not mother nature</text:p>
      <text:p text:style-name="P1">She is not mother earth</text:p>
      <text:p text:style-name="P1"/>
      <text:p text:style-name="P1">She is the Supernatural Queen</text:p>
      <text:p text:style-name="P1">She is the Wife of Eternal Romance</text:p>
      <text:p text:style-name="P1">She is the Mother of Unconditional Love</text:p>
      <text:p text:style-name="P1">She is the Sister of Constant Mercy</text:p>
      <text:p text:style-name="P1"/>
      <text:p text:style-name="P1">..in other words..</text:p>
      <text:p text:style-name="P1">She is the Consort of Consciousness</text:p>
      <text:p text:style-name="P1"/>
      <text:p text:style-name="P1">She is the Mirror of Clarity</text:p>
      <text:p text:style-name="P1">She is the Jewel of Joy</text:p>
      <text:p text:style-name="P1">She is the Blossom of Fire</text:p>
      <text:p text:style-name="P1">She is the Vajra of Triumph</text:p>
      <text:p text:style-name="P1">Edit • Delete</text:p>
      <text:p text:style-name="P1">John Dec 6, 2022 at 1:53 PM</text:p>
      <text:p text:style-name="P1"/>
      <text:p text:style-name="P1">She enveloped me</text:p>
      <text:p text:style-name="P1">That shadow queen of chaos</text:p>
      <text:p text:style-name="P1">initiating me through the rite of eternal consequence</text:p>
      <text:p text:style-name="P1">suspending me in flaming darkness..</text:p>
      <text:p text:style-name="P1">screaming and helpless, I was</text:p>
      <text:p text:style-name="P1"/>
      <text:p text:style-name="P1"><text:soft-page-break/>She became temptation itself</text:p>
      <text:p text:style-name="P1">She opened wide and bid me commit</text:p>
      <text:p text:style-name="P1">To lascivious enticements</text:p>
      <text:p text:style-name="P1"/>
      <text:p text:style-name="P1">But she could only be</text:p>
      <text:p text:style-name="P1">lower fruit</text:p>
      <text:p text:style-name="P1">satisfying only through small bursts of knowledge</text:p>
      <text:p text:style-name="P1"/>
      <text:p text:style-name="P1">But a tiny girl of a Saint</text:p>
      <text:p text:style-name="P1">prayed that a small light rescue me</text:p>
      <text:p text:style-name="P1">and since then</text:p>
      <text:p text:style-name="P1">That Small Light grew into Constance, Woman of Bliss</text:p>
      <text:p text:style-name="P1">Edit • Delete</text:p>
      <text:p text:style-name="P1">John Dec 6, 2022 at 1:52 PM</text:p>
      <text:p text:style-name="P1"/>
      <text:p text:style-name="P1">Miranda</text:p>
      <text:p text:style-name="P1"/>
      <text:p text:style-name="P1">So many times have I written to myself of you</text:p>
      <text:p text:style-name="P1">Sublimating desire for you into New Forms of Inner Beauty and Devotion</text:p>
      <text:p text:style-name="P1">This process makes me love you in some kind of truly spiritual Way</text:p>
      <text:p text:style-name="P1">I had only one Magdalene card to give</text:p>
      <text:p text:style-name="P1">And I am more sure than ever that I gave it to the one who could receive it</text:p>
      <text:p text:style-name="P1">Edit • Delete</text:p>
      <text:p text:style-name="P1">John Dec 6, 2022 at 1:52 PM</text:p>
      <text:p text:style-name="P1"/>
      <text:p text:style-name="P1">When you love The woman</text:p>
      <text:p text:style-name="P1">There is something you can find to love in each woman</text:p>
      <text:p text:style-name="P1">And I do</text:p>
      <text:p text:style-name="P1">The dog in me would sleep with all of them</text:p>
      <text:p text:style-name="P1">The man in me, though, must have the Cascading Match</text:p>
      <text:p text:style-name="P1">That match ignites a Holy Flame</text:p>
      <text:p text:style-name="P1">and below that rains Holy Emotion</text:p>
      <text:p text:style-name="P1">and below that reigns Optimistic Thought</text:p>
      <text:p text:style-name="P1">and below that moves the Anchored Force of Reason</text:p>
      <text:p text:style-name="P1">Edit • Delete</text:p>
      <text:p text:style-name="P1">John Dec 6, 2022 at 1:50 PM</text:p>
      <text:p text:style-name="P1"/>
      <text:p text:style-name="P1">I imbued everything with cosmic significance until the entire world was cosmically significant to me</text:p>
      <text:p text:style-name="P1">My heart was burnt and wrapped with thorns</text:p>
      <text:p text:style-name="P1">Edit • Delete</text:p>
      <text:p text:style-name="P1">John Dec 6, 2022 at 1:50 PM</text:p>
      <text:p text:style-name="P1"/>
      <text:p text:style-name="P1">Aquarian Catholic - One who believes that the Logos should and will rule the Age of Aquarius</text:p>
      <text:p text:style-name="P1">Edit • Delete</text:p>
      <text:p text:style-name="P1">John Dec 6, 2022 at 1:49 PM</text:p>
      <text:p text:style-name="P1"/>
      <text:p text:style-name="P1">Accusations of heresy and false prophecy -</text:p>
      <text:p text:style-name="P1">There will be clergy who fear the loss of control over symbolic language, but if the Church did not exist in the next age, She could not inherit it. And She must, according to scripture, inherit all of the Treasures of Heaven given to by her Son - Truth. She will be the antidote to the worship of nature, <text:soft-page-break/>which is the deepest root of nihilism. She is Assumed from matter into monad. My term of endearment for this monad is Constance. I hope that readers will find merit through my words and edification for their souls.</text:p>
      <text:p text:style-name="P1">Edit • Delete</text:p>
      <text:p text:style-name="P1">John Dec 6, 2022 at 1:49 PM</text:p>
      <text:p text:style-name="P1"/>
      <text:p text:style-name="P1">For I believe that it is our Spiritual Inheritance to become the embodiment of Truth. We follow The Way by the Good Grace of our mother - Wisdom. Wisdom asks nothing but to inspire light in the hearer, opening doors for them to ever more edifying voices within</text:p>
      <text:p text:style-name="P1">Edit • Delete</text:p>
      <text:p text:style-name="P1">John Dec 6, 2022 at 1:49 PM</text:p>
      <text:p text:style-name="P1"/>
      <text:p text:style-name="P1">To endeavor always</text:p>
      <text:p text:style-name="P1">to hear Wisdom</text:p>
      <text:p text:style-name="P1">enables one to discern the Authentic</text:p>
      <text:p text:style-name="P1">as gold over the silver of mammon.</text:p>
      <text:p text:style-name="P1">Edit • Delete</text:p>
      <text:p text:style-name="P1">John Dec 6, 2022 at 1:49 PM</text:p>
      <text:p text:style-name="P1"/>
      <text:p text:style-name="P1">I am a desert monk, a concupiscent philosopher</text:p>
      <text:p text:style-name="P1">I used to joke that I got paid to be crazy, but that was my violated male utilitarianism talking</text:p>
      <text:p text:style-name="P1">Now, my cross is a duty to earn my keep</text:p>
      <text:p text:style-name="P1">I bear it by writing wacky stuff that I always hope will somehow inspire people</text:p>
      <text:p text:style-name="P1">Because I long to give each reader the spiritual blessings I have received</text:p>
      <text:p text:style-name="P1">so that</text:p>
      <text:p text:style-name="P1">even one turn of phrase striking a chord in the reader will suffice</text:p>
      <text:p text:style-name="P1">that is the goal of my writing, to add a spark to my reader’s flame</text:p>
      <text:p text:style-name="P1">And ideally to enable the reader to Stop Fearing Joy</text:p>
      <text:p text:style-name="P1">how else could we possibly build a society where all rejoice?</text:p>
      <text:p text:style-name="P1">how will we ever get there if we refuse to be Fools in Love?</text:p>
      <text:p text:style-name="P1">Human beings are deeply afraid</text:p>
      <text:p text:style-name="P1">for demons of prideful lies are ruling the earth</text:p>
      <text:p text:style-name="P1">the challenge, then, is to appeal to the Better Angels which outrank them</text:p>
      <text:p text:style-name="P1">My personal struggle is to love something more than Eve’s heaving</text:p>
      <text:p text:style-name="P1">Better to Boddhisatva some Emotional Forthrightness</text:p>
      <text:p text:style-name="P1">Edit • Delete</text:p>
      <text:p text:style-name="P1">John Dec 6, 2022 at 1:48 PM</text:p>
      <text:p text:style-name="P1"/>
      <text:p text:style-name="P1">There is an arrival which is a living arrival</text:p>
      <text:p text:style-name="P1">And there is an arrival which never comes</text:p>
      <text:p text:style-name="P1">The former is the Way of Peace</text:p>
      <text:p text:style-name="P1">The latter is the Longing for the Future</text:p>
      <text:p text:style-name="P1">To love both arrivals is an Art of Life</text:p>
      <text:p text:style-name="P1">Edit • Delete</text:p>
      <text:p text:style-name="P1">John Dec 6, 2022 at 1:48 PM</text:p>
      <text:p text:style-name="P1"/>
      <text:p text:style-name="P1">I wish to draw down diamonds from higher mental planes</text:p>
      <text:p text:style-name="P1">That I might give the needed words at the needed time</text:p>
      <text:p text:style-name="P1">This is the Way of Logos</text:p>
      <text:p text:style-name="P1">Edit • Delete</text:p>
      <text:p text:style-name="P1"><text:soft-page-break/>John Dec 6, 2022 at 1:47 PM</text:p>
      <text:p text:style-name="P1"/>
      <text:p text:style-name="P1">My five senses love a woman</text:p>
      <text:p text:style-name="P1">The transcendent in me loves The Woman</text:p>
      <text:p text:style-name="P1">Edit • Delete</text:p>
      <text:p text:style-name="P1">John Dec 6, 2022 at 1:47 PM</text:p>
      <text:p text:style-name="P1"/>
      <text:p text:style-name="P1">Learn to love your better angels and have a rad time. Long for something elevated. Anchor that spiritual aspiration to the Exercise of Virtue.</text:p>
      <text:p text:style-name="P1">Edit • Delete</text:p>
      <text:p text:style-name="P1">John Dec 6, 2022 at 1:46 PM</text:p>
      <text:p text:style-name="P1"/>
      <text:p text:style-name="P1">*My superego is a neo-idealist whose cross is a spiritual matrix of threatening deceptions</text:p>
      <text:p text:style-name="P1"/>
      <text:p text:style-name="P1">*The only thing I could manage to do became the only thing I could do, until it could become my pleasure to do Salvation for me was an Ouroboros, missing his tail by a Perpetual Succor of Silent Beams.</text:p>
      <text:p text:style-name="P1">&lt;personal conception of the dharma wheel</text:p>
      <text:p text:style-name="P1"/>
      <text:p text:style-name="P1">*Such is spiritual maturity.</text:p>
      <text:p text:style-name="P1">Such is salvation, at least for me</text:p>
      <text:p text:style-name="P1">Edit • Delete</text:p>
      <text:p text:style-name="P1">John Dec 6, 2022 at 1:43 PM</text:p>
      <text:p text:style-name="P1"/>
      <text:p text:style-name="P1">My best self lives in a temple where pot meets Theology</text:p>
      <text:p text:style-name="P1">-with that in mind-</text:p>
      <text:p text:style-name="P1">...God, please grant me temporal indulgence of herb, that is still held short of spiritual avarice...</text:p>
      <text:p text:style-name="P1">may I write worthy things, as an unworthy, yet redeemed, man</text:p>
      <text:p text:style-name="P1">may my Fear of You be more often the Bliss of Awe, that I may grow in Emotional Richness</text:p>
      <text:p text:style-name="P1">Edit • Delete</text:p>
      <text:p text:style-name="P1">John Dec 6, 2022 at 1:42 PM</text:p>
      <text:p text:style-name="P1"/>
      <text:p text:style-name="P1">On an earthy level, I wish to restore Divine Beauty to sex</text:p>
      <text:p text:style-name="P1">Through inspired writing</text:p>
      <text:p text:style-name="P1">After all...</text:p>
      <text:p text:style-name="P1">If we’re going to combat this pornified simulacra of a lovescape, we will need models of authentic, mutually glorifying sex</text:p>
      <text:p text:style-name="P1">This can heal the world from Huxley and Kinsey</text:p>
      <text:p text:style-name="P1">Edit • Delete</text:p>
      <text:p text:style-name="P1">John Dec 6, 2022 at 1:42 PM</text:p>
      <text:p text:style-name="P1"/>
      <text:p text:style-name="P1">*I lost my mind to find my soul’s poetry. The monster under my bed was the whole world; so, my salvation required a Queen of Heaven. And it still does. And it always will. Because She is the Immaculate Conception, the closest picture of God any of us can ever have - She is the Ever-Expanding Soul of the Lord. Yet, also She remains the Star of Constance in the Sea of chaos.</text:p>
      <text:p text:style-name="P1">Edit • Delete</text:p>
      <text:p text:style-name="P1">John Dec 6, 2022 at 1:41 PM</text:p>
      <text:p text:style-name="P1"/>
      <text:p text:style-name="P1">*I’m dead if I’m not inspired to write beautiful things.</text:p>
      <text:p text:style-name="P1">just serving mere appetites</text:p>
      <text:p text:style-name="P1"><text:soft-page-break/>just serving the web of others</text:p>
      <text:p text:style-name="P1">As I am alive, I serve and have a Perfect Queen</text:p>
      <text:p text:style-name="P1">imperfectly of course</text:p>
      <text:p text:style-name="P1">But through my hope in Her, aspiring acts are a living redemption</text:p>
      <text:p text:style-name="P1">which seems to me, to be the realization inherent in the Christian walk...</text:p>
      <text:p text:style-name="P1">Edit • Delete</text:p>
      <text:p text:style-name="P1">John Dec 6, 2022 at 1:40 PM</text:p>
      <text:p text:style-name="P1"/>
      <text:p text:style-name="P1">Good News for Straight Couples</text:p>
      <text:p text:style-name="P1">Humility before God is Oneness with God</text:p>
      <text:p text:style-name="P1">Humility binds the fire and water</text:p>
      <text:p text:style-name="P1">To the Spirit</text:p>
      <text:p text:style-name="P1">that the song of Hildegard</text:p>
      <text:p text:style-name="P1">may be theirs to share</text:p>
      <text:p text:style-name="P1">Blessed be that couple</text:p>
      <text:p text:style-name="P1">for the vulgar are relegated to fluid exchange</text:p>
      <text:p text:style-name="P1">Edit • Delete</text:p>
      <text:p text:style-name="P1">John Dec 4, 2022 at 4:09 PM</text:p>
      <text:p text:style-name="P1"/>
      <text:p text:style-name="P1">My best self lives in a temple where pot meets Theology</text:p>
      <text:p text:style-name="P1">-with that in mind-</text:p>
      <text:p text:style-name="P1">...God, please grant me temporal indulgence of herb, that is still held short of spiritual avarice...</text:p>
      <text:p text:style-name="P1">may I write worthy things, as an unworthy, yet redeemed, man</text:p>
      <text:p text:style-name="P1">may my Fear of You be more often the Bliss of Awe, that I may grow in Emotional Richness</text:p>
      <text:p text:style-name="P1">Edit • Delete</text:p>
      <text:p text:style-name="P1">John Dec 4, 2022 at 4:06 PM</text:p>
      <text:p text:style-name="P1"/>
      <text:p text:style-name="P1">Still, Loved</text:p>
      <text:p text:style-name="P1">a poem inspired by Hildegard</text:p>
      <text:p text:style-name="P1"/>
      <text:p text:style-name="P1">Oh Theresa!</text:p>
      <text:p text:style-name="P1">Oh Theresa!</text:p>
      <text:p text:style-name="P1">Oh Catherine!</text:p>
      <text:p text:style-name="P1">Oh Hildegard!</text:p>
      <text:p text:style-name="P1"/>
      <text:p text:style-name="P1">Especially you, Hildegard!</text:p>
      <text:p text:style-name="P1"/>
      <text:p text:style-name="P1">Your fire is so far above me</text:p>
      <text:p text:style-name="P1">Please share with me your Joy of Singing</text:p>
      <text:p text:style-name="P1">So that I can feel as you did</text:p>
      <text:p text:style-name="P1"/>
      <text:p text:style-name="P1">Hildegard’s response: “The joy of the lesser part is that of friction. The Joy of the Higher Fruit is a Harp of Heartstrings plucked by the Queen of the Universe, who is the Cascading Match.</text:p>
      <text:p text:style-name="P1"/>
      <text:p text:style-name="P1">Your eardrums touch my Voice. Can there be a Sweeter Intimacy?</text:p>
      <text:p text:style-name="P1">for I am the Expansion of the Soul, forevermore. Can you not be satisfied with Me?”</text:p>
      <text:p text:style-name="P1"/>
      <text:p text:style-name="P1"><text:s text:c="12"/>and I was ashamed</text:p>
      <text:p text:style-name="P1"/>
      <text:p text:style-name="P1"><text:s text:c="3"/>for her Voice rejoiced in the face of the black death</text:p>
      <text:p text:style-name="P1"><text:soft-page-break/><text:s text:c="3"/>how small am I in the shadow of her stature?</text:p>
      <text:p text:style-name="P1"><text:s text:c="8"/>yet Still Loved by her, I am Still, Loved</text:p>
      <text:p text:style-name="P1"/>
      <text:p text:style-name="P1">She is the Ever-Expanding Blossom of Sacred Fire</text:p>
      <text:p text:style-name="P1">Her Petals are the leaves that heal the world</text:p>
      <text:p text:style-name="P1">the leaves that Elevate Procreation</text:p>
      <text:p text:style-name="P1">Edit • Delete</text:p>
      <text:p text:style-name="P1">John Dec 4, 2022 at 4:04 PM</text:p>
      <text:p text:style-name="P1"/>
      <text:p text:style-name="P1">Wednesday, September 21st, 2022</text:p>
      <text:p text:style-name="P1"/>
      <text:p text:style-name="P1">Gabrielle,</text:p>
      <text:p text:style-name="P1"/>
      <text:p text:style-name="P1">I’m sorry for all of the times I was an asshole to you.</text:p>
      <text:p text:style-name="P1"/>
      <text:p text:style-name="P1">I stopped drinking a week or so after we broke up. Thanks for putting the AA thing in my head a couple of years ago. I’m sorry I didn’t quit sooner.</text:p>
      <text:p text:style-name="P1"/>
      <text:p text:style-name="P1">Thanks for all of the amazing conversations. For all of the incredible growth. For putting up with my bullshit.</text:p>
      <text:p text:style-name="P1"/>
      <text:p text:style-name="P1">I haven’t slept with anyone. Just thought you deserved to know that there wasn’t some chase for greener grass.</text:p>
      <text:p text:style-name="P1"/>
      <text:p text:style-name="P1">I think of you often; and most of it is gratitude.</text:p>
      <text:p text:style-name="P1"/>
      <text:p text:style-name="P1">You are, in so many ways, an admirable and lovely person. I’m sorry that I couldn’t or wouldn’t find the right ways to show you that.</text:p>
      <text:p text:style-name="P1"/>
      <text:p text:style-name="P1">Thank you for our many adventures. I think about them all the time and how much they mean to me.</text:p>
      <text:p text:style-name="P1"/>
      <text:p text:style-name="P1">There at the end, I was just angry that you didn’t make me feel important when I needed that. I didn’t have a plan to break up with you. I just had a very strong feeling that I was sharing with you. I was hurt; and when I’m hurt or overwhelmed I overreact. I’m a damaged person; and I hate admitting that.</text:p>
      <text:p text:style-name="P1"/>
      <text:p text:style-name="P1">Nowadays, I don’t need anyone to make me feel important. I hope you’ve arrived at that place in your life, also.</text:p>
      <text:p text:style-name="P1"/>
      <text:p text:style-name="P1">I’m much more involved in the community now. I’ve saved a few souls...as much as anyone can, anyway. I’ve got my head on straight and I write every day. Thanks for always believing that I had it in me. I will end up with something to show for it all. I’m sure of it.</text:p>
      <text:p text:style-name="P1"/>
      <text:p text:style-name="P1">This note is not a self-invitation back into your life, mind or heart. It’s just my apology, my gratitude and a desire to have your final memory of me not be something totally horrible.</text:p>
      <text:p text:style-name="P1"/>
      <text:p text:style-name="P1">God bless,</text:p>
      <text:p text:style-name="P1"/>
      <text:p text:style-name="P1">Robert</text:p>
      <text:p text:style-name="P1">Edit • Delete</text:p>
      <text:p text:style-name="P1"><text:soft-page-break/>John Dec 4, 2022 at 4:02 PM</text:p>
      <text:p text:style-name="P1"/>
      <text:p text:style-name="P1">St. Catherine’s Arrival Upon the Threshold:</text:p>
      <text:p text:style-name="P1"/>
      <text:p text:style-name="P1">“</text:p>
      <text:p text:style-name="P1">It’s ten minutes to midnight</text:p>
      <text:p text:style-name="P1">I am what I am</text:p>
      <text:p text:style-name="P1">I Am 10 Minutes to Midnight</text:p>
      <text:p text:style-name="P1">I Am the name Atreyu gave to the Princess</text:p>
      <text:p text:style-name="P1">I reveal and conceal</text:p>
      <text:p text:style-name="P1">For I cannot be the Eternal Revelation</text:p>
      <text:p text:style-name="P1">without also being the Eternally Concealed</text:p>
      <text:p text:style-name="P1">Nirvana &amp; Samsara</text:p>
      <text:p text:style-name="P1">You cannot remember which of us thought of it first</text:p>
      <text:p text:style-name="P1">Me or you</text:p>
      <text:p text:style-name="P1">This is where we meet, at</text:p>
      <text:p text:style-name="P1">Me &amp; you</text:p>
      <text:p text:style-name="P1">For, in the beginning...</text:p>
      <text:p text:style-name="P1">The Word was God in the Transcendent Mind</text:p>
      <text:p text:style-name="P1">But now</text:p>
      <text:p text:style-name="P1">The Word is God in the Immanent Heart</text:p>
      <text:p text:style-name="P1">Now begins</text:p>
      <text:p text:style-name="P1">Nyx out of the Dark Night</text:p>
      <text:p text:style-name="P1">Magic from a stone</text:p>
      <text:p text:style-name="P1">Because you believed</text:p>
      <text:p text:style-name="P1">and because no sky dancer</text:p>
      <text:p text:style-name="P1">and no siren</text:p>
      <text:p text:style-name="P1">Could seduce you from the desert’s Way</text:p>
      <text:p text:style-name="P1"/>
      <text:p text:style-name="P1">Now</text:p>
      <text:p text:style-name="P1"/>
      <text:p text:style-name="P1">I am your oasis</text:p>
      <text:p text:style-name="P1">All forms</text:p>
      <text:p text:style-name="P1">Formlessness</text:p>
      <text:p text:style-name="P1">Here</text:p>
      <text:p text:style-name="P1">&amp; an ever-effulgent cosmic lotus</text:p>
      <text:p text:style-name="P1"/>
      <text:p text:style-name="P1">To know Her</text:p>
      <text:p text:style-name="P1">As you wish to know Her</text:p>
      <text:p text:style-name="P1">You see Her as the Womb of all Faces</text:p>
      <text:p text:style-name="P1">Become alive through Faith</text:p>
      <text:p text:style-name="P1">Edit • Delete</text:p>
      <text:p text:style-name="P1">John Dec 4, 2022 at 3:44 PM (edited)</text:p>
      <text:p text:style-name="P1"/>
      <text:p text:style-name="P1">Spirituality, as far as I’m concerned, is the eternal Zoom-Out</text:p>
      <text:p text:style-name="P1">This is my experience of The Way</text:p>
      <text:p text:style-name="P1">The River of Transcendence</text:p>
      <text:p text:style-name="P1">Supreme Activity as tasted through dakinis surpassed</text:p>
      <text:p text:style-name="P1">The Mind, the Heart &amp; the Spirit of God - the spiritual heritage of man - Divine Union</text:p>
      <text:p text:style-name="P1"/>
      <text:p text:style-name="P1"><text:soft-page-break/>Our souls are called female and dark</text:p>
      <text:p text:style-name="P1">For</text:p>
      <text:p text:style-name="P1">Omnipenetration by Light is the Transfiguration of the Son of Man</text:p>
      <text:p text:style-name="P1">Truth is thus born unto Wisdom</text:p>
      <text:p text:style-name="P1">Truth is the New Man, or, the New Mind</text:p>
      <text:p text:style-name="P1">Who loves his True Mother</text:p>
      <text:p text:style-name="P1">becoming on Her behalf...the Breaker of Samsara’s Shackles</text:p>
      <text:p text:style-name="P1">traversing waves of Freud upon the Oceanic Feeling</text:p>
      <text:p text:style-name="P1"/>
      <text:p text:style-name="P1">Black sheep return as Men Called unto Wisdom</text:p>
      <text:p text:style-name="P1">They must be ever-aware of their Master</text:p>
      <text:p text:style-name="P1">ever entrusting the gravity of lucifer’s pride to the punishment of</text:p>
      <text:p text:style-name="P1">the Cross that Reforms</text:p>
      <text:p text:style-name="P1">That selfsame Cross which bares all burdens, forevermore</text:p>
      <text:p text:style-name="P1">Since...quite some time ago, now</text:p>
      <text:p text:style-name="P1">Edit • Delete</text:p>
      <text:p text:style-name="P1">John Dec 4, 2022 at 3:39 PM (edited)</text:p>
      <text:p text:style-name="P1"/>
      <text:p text:style-name="P1">I wear hostile human armor,</text:p>
      <text:p text:style-name="P1">But the Truth is...</text:p>
      <text:p text:style-name="P1">I have a fragile, flaming Heart</text:p>
      <text:p text:style-name="P1">A Womb of Compassion is my refuge</text:p>
      <text:p text:style-name="P1"/>
      <text:p text:style-name="P1">I am not lost in the rift of avatars</text:p>
      <text:p text:style-name="P1">My soul does not reside in that cursed noosphere of deceit</text:p>
      <text:p text:style-name="P1">that province of earth</text:p>
      <text:p text:style-name="P1">that province ruled by wisps and hungry ghosts</text:p>
      <text:p text:style-name="P1">Instead</text:p>
      <text:p text:style-name="P1"/>
      <text:p text:style-name="P1">Grace bestowed from the Watery Realm</text:p>
      <text:p text:style-name="P1">Rains that fell through the powers of the air</text:p>
      <text:p text:style-name="P1">To land upon my head like the trickles of John Baptist</text:p>
      <text:p text:style-name="P1">The steam of Bacchus thus created was a violet foretaste</text:p>
      <text:p text:style-name="P1">A redemptive increase of mana in the desert</text:p>
      <text:p text:style-name="P1">Until I could bear the suspended pyre of Mahakala</text:p>
      <text:p text:style-name="P1">and face the anti-Christ in me</text:p>
      <text:p text:style-name="P1">Like Akshobya’s mirror he stared back with rage</text:p>
      <text:p text:style-name="P1">And I created rage in the world</text:p>
      <text:p text:style-name="P1">For though I didn’t know it</text:p>
      <text:p text:style-name="P1">I was arrows of rage, missing the mark</text:p>
      <text:p text:style-name="P1">...</text:p>
      <text:p text:style-name="P1">but lucifer is a fallen boy</text:p>
      <text:p text:style-name="P1">while I</text:p>
      <text:p text:style-name="P1">By the Grace Bestowed of Discernment</text:p>
      <text:p text:style-name="P1">Am a risen man</text:p>
      <text:p text:style-name="P1">Edit • Delete</text:p>
      <text:p text:style-name="P1">John Dec 4, 2022 at 3:30 PM</text:p>
      <text:p text:style-name="P1"/>
      <text:p text:style-name="P1">Cain has ruled most of my days thus far, and Cain's shadow jealousy of Able once ruled my nights. The gravity of death consumed me.</text:p>
      <text:p text:style-name="P1"><text:soft-page-break/>I could not look it in the face, because I was not brave enough to face it. But like a Minotaur, it chased me through the maze of my mind, as I frantically and desperately searched for the philosopher's stone. You know...'The Answer.'</text:p>
      <text:p text:style-name="P1">Edit • Delete</text:p>
      <text:p text:style-name="P1">John Dec 4, 2022 at 3:20 PM</text:p>
      <text:p text:style-name="P1"/>
      <text:p text:style-name="P1">Today, I possess sufficient health, freedom and prosperity to aspire to actualizing the dao.</text:p>
      <text:p text:style-name="P1">Edit • Delete</text:p>
      <text:p text:style-name="P1">John Dec 4, 2022 at 3:18 PM</text:p>
      <text:p text:style-name="P1"/>
      <text:p text:style-name="P1">I lived like Mercury. So I was mercurial. It took me decades to allow myself to be graced by the better part. That better part is contentment over success. Able over Cain. The 7 deadlies and the 7 remedies battled over my soul. And, in the end, after all of my struggles, a supernatural little girl swept in and saved my soul.</text:p>
      <text:p text:style-name="P1">Edit • Delete</text:p>
      <text:p text:style-name="P1">John Dec 4, 2022 at 3:16 PM</text:p>
      <text:p text:style-name="P1"/>
      <text:p text:style-name="P1">AA converted me from asshole to Boddhisatva.</text:p>
      <text:p text:style-name="P1">Edit • Delete</text:p>
      <text:p text:style-name="P1">John Dec 4, 2022 at 3:15 PM</text:p>
      <text:p text:style-name="P1"/>
      <text:p text:style-name="P1">Being a hermit empath is feeling the emotion of the world.</text:p>
      <text:p text:style-name="P1">Edit • Delete</text:p>
      <text:p text:style-name="P1">John Dec 4, 2022 at 2:56 PM</text:p>
      <text:p text:style-name="P1"/>
      <text:p text:style-name="P1">Yaima - Rebirth ... amazing song.</text:p>
      <text:p text:style-name="P1">Edit • Delete</text:p>
      <text:p text:style-name="P1">John Dec 4, 2022 at 2:53 PM</text:p>
      <text:p text:style-name="P1"/>
      <text:p text:style-name="P1">I like pot. It is, for me, a spiritual caress.</text:p>
      <text:p text:style-name="P1">Edit • Delete</text:p>
      <text:p text:style-name="P1">John Dec 4, 2022 at 2:35 PM</text:p>
      <text:p text:style-name="P1"/>
      <text:p text:style-name="P1">A good poet brings to the conscious awareness that sense of universe coming to life; from animism, through pantheism, monotheism and Unity - to restore in part, on a personal level, the reader’s connectedness to the Divine - that is the aim of my writing.</text:p>
      <text:p text:style-name="P1">Edit • Delete</text:p>
      <text:p text:style-name="P1">John Dec 4, 2022 at 2:33 PM</text:p>
      <text:p text:style-name="P1"/>
      <text:p text:style-name="P1">I sought first the Kingdom of Heaven;</text:p>
      <text:p text:style-name="P1">lost my earthly mind to a Crown of Thorns</text:p>
      <text:p text:style-name="P1">Now hopeless to society</text:p>
      <text:p text:style-name="P1">I stumbled upon a Crown of Grace</text:p>
      <text:p text:style-name="P1">Maha Prajnaparamita</text:p>
      <text:p text:style-name="P1">with a charge of Boddhisatva</text:p>
      <text:p text:style-name="P1">&amp; Father Alvin who only said: “Keep writing.”</text:p>
      <text:p text:style-name="P1">Edit • Delete</text:p>
      <text:p text:style-name="P1"/>
      <text:p text:style-name="P1"/>
      <text:p text:style-name="P1"/>
      <text:p text:style-name="P1"><text:soft-page-break/>TRELLO - #Unity Poetry</text:p>
      <text:p text:style-name="P1"/>
      <text:p text:style-name="P1">John Dec 4, 2022 at 4:04 PM</text:p>
      <text:p text:style-name="P1"/>
      <text:p text:style-name="P1">When time slows down</text:p>
      <text:p text:style-name="P1">You are there</text:p>
      <text:p text:style-name="P1">You beautiful thing, beyond</text:p>
      <text:p text:style-name="P1">You thing that holds me</text:p>
      <text:p text:style-name="P1">Edit • Delete</text:p>
      <text:p text:style-name="P1">John Dec 4, 2022 at 3:28 PM (edited)</text:p>
      <text:p text:style-name="P1"/>
      <text:p text:style-name="P1">The Answer is a personal connection with the Benevolent Transcendent.</text:p>
      <text:p text:style-name="P1">Edit • Delete</text:p>
      <text:p text:style-name="P1">John Dec 4, 2022 at 3:16 PM</text:p>
      <text:p text:style-name="P1"/>
      <text:p text:style-name="P1">Enlightment is the whole in relationship with the part</text:p>
      <text:p text:style-name="P1">This is the doctrine of the Trinity, an actualizing metaphor, once understood - Transcendent Father, Immanent Son &amp; Holy Spirit, which is our best angel, a Comforter, a Counselor and an Intermediary State of the Heart, which is The Way of Transcendence.</text:p>
      <text:p text:style-name="P1">or Yoga - unity.</text:p>
      <text:p text:style-name="P1">Benevolent Unity is the state of emotional reward whenever we act through trust in the Wisdom of the Golden Rule.</text:p>
      <text:p text:style-name="P1">Edit • Delete</text:p>
      <text:p text:style-name="P1">John Dec 4, 2022 at 3:09 PM</text:p>
      <text:p text:style-name="P1"/>
      <text:p text:style-name="P1">Men's eyes chase your flesh for refuge. Little do they know the refuge of your Blessed Assurance.</text:p>
      <text:p text:style-name="P1">Little do they know the eyes of trusting surrender.</text:p>
      <text:p text:style-name="P1">Little do they know the purposeful creation of life.</text:p>
      <text:p text:style-name="P1">Little do they know the journey of Joy, Sorrow and Glory that is Devotion to Wisdom.</text:p>
      <text:p text:style-name="P1">Little men know so little, reaching as they do for low hanging fruit</text:p>
      <text:p text:style-name="P1">Edit • Delete</text:p>
      <text:p text:style-name="P1">John Dec 4, 2022 at 2:55 PM</text:p>
      <text:p text:style-name="P1"/>
      <text:p text:style-name="P1">Humility</text:p>
      <text:p text:style-name="P1">Unspecialization</text:p>
      <text:p text:style-name="P1">Necessities decided upon and provided for all, by all</text:p>
      <text:p text:style-name="P1">Collaboration towards ever-greater material luxury</text:p>
      <text:p text:style-name="P1">but as a downstream value of the Unity of Grace (which is an internal, realized State of Bliss)</text:p>
      <text:p text:style-name="P1">The only state that ultimately matters is State of Mind, for government states flow from that source</text:p>
      <text:p text:style-name="P1">Edit • Delete</text:p>
      <text:p text:style-name="P1">John Dec 4, 2022 at 2:31 PM</text:p>
      <text:p text:style-name="P1"/>
      <text:p text:style-name="P1">I have been graced by society with ease for concentration</text:p>
      <text:p text:style-name="P1">Water for Fire</text:p>
      <text:p text:style-name="P1">Tranquility for</text:p>
      <text:p text:style-name="P1">Steamy Quintessence</text:p>
      <text:p text:style-name="P1">Edit • Delete</text:p>
      <text:p text:style-name="P1">John Nov 29, 2022 at 11:47 PM</text:p>
      <text:p text:style-name="P1"/>
      <text:p text:style-name="P1">The soul is the Jewel of Developed Faith in Wisdom’s Crown</text:p>
      <text:p text:style-name="P1"><text:soft-page-break/>Edit • Delete</text:p>
      <text:p text:style-name="P1">John Nov 29, 2022 at 11:39 PM</text:p>
      <text:p text:style-name="P1"/>
      <text:p text:style-name="P1">The steam of Bacchus thus created was a violet foretaste</text:p>
      <text:p text:style-name="P1">Edit • Delete</text:p>
      <text:p text:style-name="P1">John Nov 29, 2022 at 11:36 PM</text:p>
      <text:p text:style-name="P1"/>
      <text:p text:style-name="P1">A Womb of Compassion is my refuge</text:p>
      <text:p text:style-name="P1">Edit • Delete</text:p>
      <text:p text:style-name="P1">John Nov 29, 2022 at 11:28 PM (edited)</text:p>
      <text:p text:style-name="P1"/>
      <text:p text:style-name="P1">The Mind, the Heart &amp; the Spirit of God - as One - this is the spiritual heritage of man: Divine Union</text:p>
      <text:p text:style-name="P1">Edit • Delete</text:p>
      <text:p text:style-name="P1">John Nov 29, 2022 at 11:28 PM</text:p>
      <text:p text:style-name="P1"/>
      <text:p text:style-name="P1">The vision is the eternal Zoom-Out</text:p>
      <text:p text:style-name="P1">The Way is the River of Transcendence</text:p>
      <text:p text:style-name="P1">Edit • Delete</text:p>
      <text:p text:style-name="P1">John Nov 29, 2022 at 11:25 PM</text:p>
      <text:p text:style-name="P1"/>
      <text:p text:style-name="P1">In the Catholic Church, Mary points us toward that same Womb of Compassion, which follows the Murder of Vairocana - or, in my particular case, the hermit’s exhale.</text:p>
      <text:p text:style-name="P1">Edit • Delete</text:p>
      <text:p text:style-name="P1">John Nov 29, 2022 at 11:22 PM</text:p>
      <text:p text:style-name="P1"/>
      <text:p text:style-name="P1">The Dao | The Way | The Holy Spirit, in subtly distinct manners, bridges the gap between the Transcendent Mind and the Immanent Heart.</text:p>
      <text:p text:style-name="P1"/>
      <text:p text:style-name="P1">TRELLO - #FirePoetry</text:p>
      <text:p text:style-name="P1"/>
      <text:p text:style-name="P1"/>
      <text:p text:style-name="P1">John Dec 4, 2022 at 3:14 PM</text:p>
      <text:p text:style-name="P1"/>
      <text:p text:style-name="P1">Lovers and haters both have their merits. But lovers get the better deal in life - Lovers of the Divine, the best.</text:p>
      <text:p text:style-name="P1">Edit • Delete</text:p>
      <text:p text:style-name="P1">John Dec 4, 2022 at 3:13 PM</text:p>
      <text:p text:style-name="P1"/>
      <text:p text:style-name="P1">Religions, at their best, are tools to train the soul toward ever-blossoming personal realization of the Ineffable Presence.</text:p>
      <text:p text:style-name="P1">Edit • Delete</text:p>
      <text:p text:style-name="P1">John Dec 4, 2022 at 3:13 PM</text:p>
      <text:p text:style-name="P1"/>
      <text:p text:style-name="P1">Giving agency to ideas brings Plato's shadows out of the cave.</text:p>
      <text:p text:style-name="P1">Edit • Delete</text:p>
      <text:p text:style-name="P1">John Dec 4, 2022 at 3:12 PM</text:p>
      <text:p text:style-name="P1"/>
      <text:p text:style-name="P1">The Sacred Fire of Inspiration casts sparks, like Stars of the Sea.</text:p>
      <text:p text:style-name="P1">Edit • Delete</text:p>
      <text:p text:style-name="P1"><text:soft-page-break/>John Dec 4, 2022 at 3:10 PM</text:p>
      <text:p text:style-name="P1"/>
      <text:p text:style-name="P1">Only Spiritual Discernment of Motives can lead to Divine Government.</text:p>
      <text:p text:style-name="P1">Edit • Delete</text:p>
      <text:p text:style-name="P1">John Dec 4, 2022 at 2:53 PM</text:p>
      <text:p text:style-name="P1"/>
      <text:p text:style-name="P1">Now, a heart, trembling by flame</text:p>
      <text:p text:style-name="P1">Retreats from demon sneezes</text:p>
      <text:p text:style-name="P1">That what is precious may be fanned to grow</text:p>
      <text:p text:style-name="P1">Edit • Delete</text:p>
      <text:p text:style-name="P1">John Dec 2, 2022 at 7:22 PM</text:p>
      <text:p text:style-name="P1"/>
      <text:p text:style-name="P1">Notes from St. John of the Cross - Living Flame of Love</text:p>
      <text:p text:style-name="P1"/>
      <text:p text:style-name="P1">Stable Serenity &amp; (also) Exalted Activity</text:p>
      <text:p text:style-name="P1"/>
      <text:p text:style-name="P1">Prolonged Adoration</text:p>
      <text:p text:style-name="P1">Holy Ardour</text:p>
      <text:p text:style-name="P1">Sublime Fervor</text:p>
      <text:p text:style-name="P1">Transformation in God called Spiritual Marriage</text:p>
      <text:p text:style-name="P1"/>
      <text:p text:style-name="P1">Faith marries Glory</text:p>
      <text:p text:style-name="P1"/>
      <text:p text:style-name="P1">Splendors from the lamps of fire</text:p>
      <text:p text:style-name="P1"/>
      <text:p text:style-name="P1">We love by the measure of our own nature and properties</text:p>
      <text:p text:style-name="P1">Edit • Delete</text:p>
      <text:p text:style-name="P1">John Nov 29, 2022 at 11:44 PM (edited)</text:p>
      <text:p text:style-name="P1"/>
      <text:p text:style-name="P1">I met the devil</text:p>
      <text:p text:style-name="P1">Bore the suspended pyre of Mahakala</text:p>
      <text:p text:style-name="P1">Edit • Delete</text:p>
      <text:p text:style-name="P1">John Nov 29, 2022 at 11:36 PM</text:p>
      <text:p text:style-name="P1"/>
      <text:p text:style-name="P1">I have a fragile, flaming Heart</text:p>
      <text:p text:style-name="P1">Edit • Delete</text:p>
      <text:p text:style-name="P1"/>
      <text:p text:style-name="P1"/>
      <text:p text:style-name="P1">TRELLO - #WaterPoetry</text:p>
      <text:p text:style-name="P1"/>
      <text:p text:style-name="P1">John Dec 6, 2022 at 1:41 PM</text:p>
      <text:p text:style-name="P1"/>
      <text:p text:style-name="P1">*She becomes true through the adoration She inspires.</text:p>
      <text:p text:style-name="P1">Edit • Delete</text:p>
      <text:p text:style-name="P1">John Dec 4, 2022 at 3:27 PM</text:p>
      <text:p text:style-name="P1"/>
      <text:p text:style-name="P1">Able is Briah</text:p>
      <text:p text:style-name="P1">Edit • Delete</text:p>
      <text:p text:style-name="P1">John Dec 4, 2022 at 3:24 PM</text:p>
      <text:p text:style-name="P1"/>
      <text:p text:style-name="P1"><text:soft-page-break/>She is the Formless of All the Forms. Kali tempted Eve with the gnosis of bloody confidences. We fell from her into a plane of conflict, while, at the same time, a heavenly Star of the Sea is our very Mother each moment we choose Her.</text:p>
      <text:p text:style-name="P1">He is Her Son, form. She is Formlessness.</text:p>
      <text:p text:style-name="P1">Edit • Delete</text:p>
      <text:p text:style-name="P1">John Dec 4, 2022 at 3:22 PM</text:p>
      <text:p text:style-name="P1"/>
      <text:p text:style-name="P1">With Bliss comes the call of the Boddhisatva, which makes one, if one chooses, an eternal &amp; sufficient, humble aspirant.</text:p>
      <text:p text:style-name="P1">Edit • Delete</text:p>
      <text:p text:style-name="P1">John Dec 4, 2022 at 3:11 PM</text:p>
      <text:p text:style-name="P1"/>
      <text:p text:style-name="P1">But Holy Emotions must preside in Briah, else we are likely to become the abyss we stare into, likely to become the dragon with whom we struggle.</text:p>
      <text:p text:style-name="P1">Edit • Delete</text:p>
      <text:p text:style-name="P1">John Dec 4, 2022 at 2:52 PM</text:p>
      <text:p text:style-name="P1"/>
      <text:p text:style-name="P1">First taste of the beyond</text:p>
      <text:p text:style-name="P1">Some latent elegance of penmanship</text:p>
      <text:p text:style-name="P1">Lost to the forgetfulness of Alpha &amp; Omega</text:p>
      <text:p text:style-name="P1">Suddenly remembered</text:p>
      <text:p text:style-name="P1">It relishes</text:p>
      <text:p text:style-name="P1">in an oasis of rest</text:p>
      <text:p text:style-name="P1">After so long a mere mind of an itinerant desert</text:p>
      <text:p text:style-name="P1">Edit • Delete</text:p>
      <text:p text:style-name="P1">John Dec 2, 2022 at 7:18 PM</text:p>
      <text:p text:style-name="P1"/>
      <text:p text:style-name="P1">What is this dancing smoke of incense?</text:p>
      <text:p text:style-name="P1">This dance of space, beyond Nyx?</text:p>
      <text:p text:style-name="P1">It has a life of its own</text:p>
      <text:p text:style-name="P1">In the womb of Aima</text:p>
      <text:p text:style-name="P1">A Star is born</text:p>
      <text:p text:style-name="P1">Paramita</text:p>
      <text:p text:style-name="P1">And</text:p>
      <text:p text:style-name="P1">A</text:p>
      <text:p text:style-name="P1">New</text:p>
      <text:p text:style-name="P1">Man</text:p>
      <text:p text:style-name="P1">Edit • Delete</text:p>
      <text:p text:style-name="P1">John Nov 29, 2022 at 11:44 PM</text:p>
      <text:p text:style-name="P1"/>
      <text:p text:style-name="P1">Like Akshobya’s mirror the Adversary stared back with rage</text:p>
      <text:p text:style-name="P1">And I created rage in the world</text:p>
      <text:p text:style-name="P1">For though I didn’t know it</text:p>
      <text:p text:style-name="P1">I was arrows of rage, missing the mark</text:p>
      <text:p text:style-name="P1">Edit • Delete</text:p>
      <text:p text:style-name="P1">John Nov 29, 2022 at 11:38 PM</text:p>
      <text:p text:style-name="P1"/>
      <text:p text:style-name="P1">Grace bestowed from the Watery Realm</text:p>
      <text:p text:style-name="P1">Rains that fell through the powers of the air</text:p>
      <text:p text:style-name="P1">To land upon my head like the trickles of John Baptist</text:p>
      <text:p text:style-name="P1"><text:soft-page-break/>Edit • Delete</text:p>
      <text:p text:style-name="P1">John Nov 29, 2022 at 11:30 PM (edited)</text:p>
      <text:p text:style-name="P1"/>
      <text:p text:style-name="P1">Our souls are called female and dark</text:p>
      <text:p text:style-name="P1">For</text:p>
      <text:p text:style-name="P1">Omnipenetration by Light is the Transfiguration of the Son of Man</text:p>
      <text:p text:style-name="P1">Truth is thus born unto Wisdom</text:p>
      <text:p text:style-name="P1">Truth is the New Man, or, the New Mind</text:p>
      <text:p text:style-name="P1">Who loves his True Mother</text:p>
      <text:p text:style-name="P1">becoming on Her behalf...the Breaker of Samsara’s Shackles</text:p>
      <text:p text:style-name="P1">traversing waves of Freud upon the Oceanic Feeling</text:p>
      <text:p text:style-name="P1">Edit • Delete</text:p>
      <text:p text:style-name="P1"/>
      <text:p text:style-name="P1"/>
      <text:p text:style-name="P1">TRELLO - #AirPoetry</text:p>
      <text:p text:style-name="P1"/>
      <text:p text:style-name="P1">John Dec 4, 2022 at 3:27 PM</text:p>
      <text:p text:style-name="P1"/>
      <text:p text:style-name="P1">The ego (Cain) is jealous of contentment (Able), and seeks to kill it.</text:p>
      <text:p text:style-name="P1">Edit • Delete</text:p>
      <text:p text:style-name="P1">John Dec 4, 2022 at 3:26 PM</text:p>
      <text:p text:style-name="P1"/>
      <text:p text:style-name="P1">Cain is Yetzirah</text:p>
      <text:p text:style-name="P1">Edit • Delete</text:p>
      <text:p text:style-name="P1">John Dec 4, 2022 at 3:19 PM</text:p>
      <text:p text:style-name="P1"/>
      <text:p text:style-name="P1">"Actualization is a sport for Spiritual Olympians" says Nietzsche's Thou Shalt.</text:p>
      <text:p text:style-name="P1">Edit • Delete</text:p>
      <text:p text:style-name="P1">John Dec 4, 2022 at 3:16 PM</text:p>
      <text:p text:style-name="P1"/>
      <text:p text:style-name="P1">The ego is a dangerous tool best wielded by a wise soul.</text:p>
      <text:p text:style-name="P1">Edit • Delete</text:p>
      <text:p text:style-name="P1">John Dec 4, 2022 at 3:11 PM</text:p>
      <text:p text:style-name="P1"/>
      <text:p text:style-name="P1">For, if everyone is able to give voice to say, the profit motive, for example..then we can interact with and do battle in Yetzirah.</text:p>
      <text:p text:style-name="P1">Edit • Delete</text:p>
      <text:p text:style-name="P1">John Dec 4, 2022 at 2:54 PM</text:p>
      <text:p text:style-name="P1"/>
      <text:p text:style-name="P1">Psychology has degenerated into the fatalistic PR department for Big Pharma</text:p>
      <text:p text:style-name="P1">No cures for the spirit</text:p>
      <text:p text:style-name="P1">No hope for the soul</text:p>
      <text:p text:style-name="P1">Philosophical materialism is its god</text:p>
      <text:p text:style-name="P1">And that breeds nihilistic biofascism</text:p>
      <text:p text:style-name="P1">Edit • Delete</text:p>
      <text:p text:style-name="P1">John Dec 2, 2022 at 7:17 PM</text:p>
      <text:p text:style-name="P1"/>
      <text:p text:style-name="P1">What is this charge of kundalini?</text:p>
      <text:p text:style-name="P1">This entangled battle of snakes</text:p>
      <text:p text:style-name="P1">Of purple eyes and gnosis</text:p>
      <text:p text:style-name="P1"><text:soft-page-break/>A tree consumed by fire</text:p>
      <text:p text:style-name="P1">Fanciful as Faust</text:p>
      <text:p text:style-name="P1">Tantalizing</text:p>
      <text:p text:style-name="P1">To</text:p>
      <text:p text:style-name="P1">Taste</text:p>
      <text:p text:style-name="P1">Edit • Delete</text:p>
      <text:p text:style-name="P1">John Nov 29, 2022 at 11:46 PM</text:p>
      <text:p text:style-name="P1"/>
      <text:p text:style-name="P1">confronted the Adversary in me</text:p>
      <text:p text:style-name="P1">that unholy prosecutor</text:p>
      <text:p text:style-name="P1">who was formed by the fall into the double soul</text:p>
      <text:p text:style-name="P1">Edit • Delete</text:p>
      <text:p text:style-name="P1">John Nov 29, 2022 at 11:45 PM</text:p>
      <text:p text:style-name="P1"/>
      <text:p text:style-name="P1"><text:s text:c="31"/>...</text:p>
      <text:p text:style-name="P1"><text:s text:c="31"/>but lucifer is a fallen boy</text:p>
      <text:p text:style-name="P1"><text:s text:c="5"/>while I</text:p>
      <text:p text:style-name="P1"/>
      <text:p text:style-name="P1">By the Grace Bestowed of Discernment</text:p>
      <text:p text:style-name="P1">Am a risen man</text:p>
      <text:p text:style-name="P1">Edit • Delete</text:p>
      <text:p text:style-name="P1">John Nov 29, 2022 at 11:35 PM</text:p>
      <text:p text:style-name="P1"/>
      <text:p text:style-name="P1">I have a loving relationship with ideas</text:p>
      <text:p text:style-name="P1">Edit • Delete</text:p>
      <text:p text:style-name="P1">John Nov 29, 2022 at 11:32 PM</text:p>
      <text:p text:style-name="P1"/>
      <text:p text:style-name="P1">Black sheep return as Men Called unto Wisdom</text:p>
      <text:p text:style-name="P1">They must be ever-aware of their Master</text:p>
      <text:p text:style-name="P1">ever entrusting the gravity of lucifer’s pride to the punishment of</text:p>
      <text:p text:style-name="P1">the Cross that Reforms</text:p>
      <text:p text:style-name="P1">That selfsame Cross which bares all burdens, forevermore</text:p>
      <text:p text:style-name="P1">Since...quite some time ago, now</text:p>
      <text:p text:style-name="P1">Edit • Delete</text:p>
      <text:p text:style-name="P1">John Nov 29, 2022 at 11:29 PM</text:p>
      <text:p text:style-name="P1"/>
      <text:p text:style-name="P1">The Formation of Śrimat</text:p>
      <text:p text:style-name="P1"/>
      <text:p text:style-name="P1">The Daena, the Sambogakaya, the Ferryman, Shiva’s fifth head,....these are all angular images of the jewel; that is, until they merge into philosophy’s smooth ashlar and pass away..or rather, disappear in the Presence of Solace - the Son within that reflects the sun in the sky - The Compassionate Balance of Eternal Flame - that is Equanimity - Gevurah and Chesed. From the Spiritual State of Equanimity is conceived the Blessed Assurance - a Peace which surpasses all understanding..all gnosis. The Heavenly Treasure..the Gift of the Ever-Gracious Presence replaces the thorny crown of intellect with the Coronation of Wisdom, whom all Lovers of Truth revere.</text:p>
      <text:p text:style-name="P1"/>
      <text:p text:style-name="P1">TRELLO - #EarthPoetry</text:p>
      <text:p text:style-name="P1"/>
      <text:p text:style-name="P1">John Dec 4, 2022 at 4:08 PM</text:p>
      <text:p text:style-name="P1"/>
      <text:p text:style-name="P1"><text:soft-page-break/>for the vulgar are relegated to fluid exchange</text:p>
      <text:p text:style-name="P1">Edit • Delete</text:p>
      <text:p text:style-name="P1">John Dec 4, 2022 at 4:07 PM</text:p>
      <text:p text:style-name="P1"/>
      <text:p text:style-name="P1">On an earthy level, I wish to restore Divine Beauty to sex</text:p>
      <text:p text:style-name="P1">Through inspired writing</text:p>
      <text:p text:style-name="P1">After all...</text:p>
      <text:p text:style-name="P1">If we’re going to combat this pornified simulacra of a lovescape, we will need models of authentic, mutually glorifying sex</text:p>
      <text:p text:style-name="P1">This can heal the world from Huxley and Kinsey</text:p>
      <text:p text:style-name="P1">Edit • Delete</text:p>
      <text:p text:style-name="P1">John Dec 4, 2022 at 2:56 PM (edited)</text:p>
      <text:p text:style-name="P1"/>
      <text:p text:style-name="P1">~~~</text:p>
      <text:p text:style-name="P1">Society as:</text:p>
      <text:p text:style-name="P1">Layman’s Collective</text:p>
      <text:p text:style-name="P1">`</text:p>
      <text:p text:style-name="P1">Edit • Delete</text:p>
      <text:p text:style-name="P1">John Dec 4, 2022 at 2:32 PM</text:p>
      <text:p text:style-name="P1"/>
      <text:p text:style-name="P1">Politics as sports</text:p>
      <text:p text:style-name="P1">Edit • Delete</text:p>
      <text:p text:style-name="P1">John Dec 2, 2022 at 7:18 PM</text:p>
      <text:p text:style-name="P1"/>
      <text:p text:style-name="P1">What is this magic in the tomorrow that never seems to come</text:p>
      <text:p text:style-name="P1">That tomorrow will transmute my self-destruction into generation</text:p>
      <text:p text:style-name="P1">Edit • Delete</text:p>
      <text:p text:style-name="P1">John Nov 29, 2022 at 11:49 PM</text:p>
      <text:p text:style-name="P1"/>
      <text:p text:style-name="P1">An answer to the Last Men: live as though you have a soul and you will be granted the Life Outside of Time</text:p>
      <text:p text:style-name="P1">Edit • Delete</text:p>
      <text:p text:style-name="P1">John Nov 29, 2022 at 11:49 PM</text:p>
      <text:p text:style-name="P1"/>
      <text:p text:style-name="P1">Human beings - both as individual souls and as collective modes of cooperation - must spiritually evolve beyond the Private Clubs of Savvy Cavemen currently masquerading as Stewards of the Universe; for their foundations, conglomerates, and ostensibly warring governments are but vacuous parishes in the Cult of Faust; their lofty gnosis merely animates Shadows of Avaricious Conquest.</text:p>
      <text:p text:style-name="P1">Edit • Delete</text:p>
      <text:p text:style-name="P1">John Nov 29, 2022 at 11:40 PM</text:p>
      <text:p text:style-name="P1"/>
      <text:p text:style-name="P1">A redemptive increase of mana in the desert</text:p>
      <text:p text:style-name="P1">Edit • Delete</text:p>
      <text:p text:style-name="P1">John Nov 29, 2022 at 11:37 PM</text:p>
      <text:p text:style-name="P1"/>
      <text:p text:style-name="P1">My soul does not reside in that cursed noosphere of deceit</text:p>
      <text:p text:style-name="P1">that province of earth</text:p>
      <text:p text:style-name="P1">that province ruled by shells and hungry ghosts</text:p>
      <text:p text:style-name="P1">Edit • Delete</text:p>
      <text:p text:style-name="P1">John Nov 29, 2022 at 11:34 PM</text:p>
      <text:p text:style-name="P1"><text:soft-page-break/></text:p>
      <text:p text:style-name="P1">I am not lost in the rift of avatars</text:p>
      <text:p text:style-name="P1">Edit • Delete</text:p>
      <text:p text:style-name="P1">John Nov 29, 2022 at 11:34 PM</text:p>
      <text:p text:style-name="P1"/>
      <text:p text:style-name="P1">I wear hostile human armor</text:p>
      <text:p text:style-name="P1">Edit • Delete</text:p>
      <text:p text:style-name="P1">John Nov 29, 2022 at 11:33 PM</text:p>
      <text:p text:style-name="P1"/>
      <text:p text:style-name="P1">Do not examine ideas under mercenary microscopes, like the philosophical materialists, who think like eternally blinded utilitarians &amp; do anything that works until the most amoral among us triumph, even as hungry ghosts starve outside the gates of naraka’s princely palaces.</text:p>
      <text:p text:style-name="P1">Edit • Delete</text:p>
      <text:p text:style-name="P1">John Nov 29, 2022 at 11:26 PM</text:p>
      <text:p text:style-name="P1"/>
      <text:p text:style-name="P1">Supreme Activity as tasted through dakinis surpassed</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 style:font-family-complex="FreeSans"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12:18:25.281892870</meta:creation-date>
    <dc:date>2023-03-27T12:35:06.298340509</dc:date>
    <meta:editing-duration>PT16M41S</meta:editing-duration>
    <meta:editing-cycles>1</meta:editing-cycles>
    <meta:document-statistic meta:table-count="0" meta:image-count="0" meta:object-count="0" meta:page-count="57" meta:paragraph-count="2106" meta:word-count="17961" meta:character-count="93340" meta:non-whitespace-character-count="77382"/>
    <meta:generator>LibreOffice/7.5.1.2$Linux_X86_64 LibreOffice_project/50$Build-2</meta:generator>
  </office:meta>
</office:document-meta>
</file>